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cz1cpumil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4771" calcext:value-type="float">
            <text:p>0,034771</text:p>
          </table:table-cell>
          <table:table-cell office:value-type="float" office:value="0.034768" calcext:value-type="float">
            <text:p>0,034768</text:p>
          </table:table-cell>
          <table:table-cell office:value-type="float" office:value="4089029" calcext:value-type="float">
            <text:p>4089029</text:p>
          </table:table-cell>
          <table:table-cell office:value-type="float" office:value="117609" calcext:value-type="float">
            <text:p>11760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64789" calcext:value-type="float">
            <text:p>0,064789</text:p>
          </table:table-cell>
          <table:table-cell office:value-type="float" office:value="0.064785" calcext:value-type="float">
            <text:p>0,064785</text:p>
          </table:table-cell>
          <table:table-cell office:value-type="float" office:value="8179162" calcext:value-type="float">
            <text:p>8179162</text:p>
          </table:table-cell>
          <table:table-cell office:value-type="float" office:value="136852" calcext:value-type="float">
            <text:p>136852</text:p>
          </table:table-cell>
          <table:table-cell table:formula="of:=[.C2]-[.C1]" office:value-type="float" office:value="0.030017" calcext:value-type="float">
            <text:p>0,03001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2276" calcext:value-type="float">
            <text:p>0,092276</text:p>
          </table:table-cell>
          <table:table-cell office:value-type="float" office:value="0.092271" calcext:value-type="float">
            <text:p>0,092271</text:p>
          </table:table-cell>
          <table:table-cell office:value-type="float" office:value="12265853" calcext:value-type="float">
            <text:p>12265853</text:p>
          </table:table-cell>
          <table:table-cell office:value-type="float" office:value="148985" calcext:value-type="float">
            <text:p>148985</text:p>
          </table:table-cell>
          <table:table-cell table:formula="of:=[.C3]-[.C2]" office:value-type="float" office:value="0.027486" calcext:value-type="float">
            <text:p>0,02748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17846" calcext:value-type="float">
            <text:p>0,117846</text:p>
          </table:table-cell>
          <table:table-cell office:value-type="float" office:value="0.117839" calcext:value-type="float">
            <text:p>0,117839</text:p>
          </table:table-cell>
          <table:table-cell office:value-type="float" office:value="16353598" calcext:value-type="float">
            <text:p>16353598</text:p>
          </table:table-cell>
          <table:table-cell office:value-type="float" office:value="160258" calcext:value-type="float">
            <text:p>160258</text:p>
          </table:table-cell>
          <table:table-cell table:formula="of:=[.C4]-[.C3]" office:value-type="float" office:value="0.025568" calcext:value-type="float">
            <text:p>0,02556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43069" calcext:value-type="float">
            <text:p>0,143069</text:p>
          </table:table-cell>
          <table:table-cell office:value-type="float" office:value="0.143061" calcext:value-type="float">
            <text:p>0,143061</text:p>
          </table:table-cell>
          <table:table-cell office:value-type="float" office:value="20442199" calcext:value-type="float">
            <text:p>20442199</text:p>
          </table:table-cell>
          <table:table-cell office:value-type="float" office:value="162445" calcext:value-type="float">
            <text:p>162445</text:p>
          </table:table-cell>
          <table:table-cell table:formula="of:=[.C5]-[.C4]" office:value-type="float" office:value="0.025222" calcext:value-type="float">
            <text:p>0,0252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68302" calcext:value-type="float">
            <text:p>0,168302</text:p>
          </table:table-cell>
          <table:table-cell office:value-type="float" office:value="0.168292" calcext:value-type="float">
            <text:p>0,168292</text:p>
          </table:table-cell>
          <table:table-cell office:value-type="float" office:value="24530469" calcext:value-type="float">
            <text:p>24530469</text:p>
          </table:table-cell>
          <table:table-cell office:value-type="float" office:value="162315" calcext:value-type="float">
            <text:p>162315</text:p>
          </table:table-cell>
          <table:table-cell table:formula="of:=[.C6]-[.C5]" office:value-type="float" office:value="0.025231" calcext:value-type="float">
            <text:p>0,02523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94314" calcext:value-type="float">
            <text:p>0,194314</text:p>
          </table:table-cell>
          <table:table-cell office:value-type="float" office:value="0.194304" calcext:value-type="float">
            <text:p>0,194304</text:p>
          </table:table-cell>
          <table:table-cell office:value-type="float" office:value="28616635" calcext:value-type="float">
            <text:p>28616635</text:p>
          </table:table-cell>
          <table:table-cell office:value-type="float" office:value="157365" calcext:value-type="float">
            <text:p>157365</text:p>
          </table:table-cell>
          <table:table-cell table:formula="of:=[.C7]-[.C6]" office:value-type="float" office:value="0.026012" calcext:value-type="float">
            <text:p>0,02601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19842" calcext:value-type="float">
            <text:p>0,219842</text:p>
          </table:table-cell>
          <table:table-cell office:value-type="float" office:value="0.219831" calcext:value-type="float">
            <text:p>0,219831</text:p>
          </table:table-cell>
          <table:table-cell office:value-type="float" office:value="32703516" calcext:value-type="float">
            <text:p>32703516</text:p>
          </table:table-cell>
          <table:table-cell office:value-type="float" office:value="160482" calcext:value-type="float">
            <text:p>160482</text:p>
          </table:table-cell>
          <table:table-cell table:formula="of:=[.C8]-[.C7]" office:value-type="float" office:value="0.025527" calcext:value-type="float">
            <text:p>0,02552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5081" calcext:value-type="float">
            <text:p>0,245081</text:p>
          </table:table-cell>
          <table:table-cell office:value-type="float" office:value="0.245069" calcext:value-type="float">
            <text:p>0,245069</text:p>
          </table:table-cell>
          <table:table-cell office:value-type="float" office:value="36791702" calcext:value-type="float">
            <text:p>36791702</text:p>
          </table:table-cell>
          <table:table-cell office:value-type="float" office:value="162312" calcext:value-type="float">
            <text:p>162312</text:p>
          </table:table-cell>
          <table:table-cell table:formula="of:=[.C9]-[.C8]" office:value-type="float" office:value="0.025238" calcext:value-type="float">
            <text:p>0,02523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70298" calcext:value-type="float">
            <text:p>0,270298</text:p>
          </table:table-cell>
          <table:table-cell office:value-type="float" office:value="0.270284" calcext:value-type="float">
            <text:p>0,270284</text:p>
          </table:table-cell>
          <table:table-cell office:value-type="float" office:value="40879173" calcext:value-type="float">
            <text:p>40879173</text:p>
          </table:table-cell>
          <table:table-cell office:value-type="float" office:value="162.4" calcext:value-type="float">
            <text:p>162,4</text:p>
          </table:table-cell>
          <table:table-cell table:formula="of:=[.C10]-[.C9]" office:value-type="float" office:value="0.025215" calcext:value-type="float">
            <text:p>0,02521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96599" calcext:value-type="float">
            <text:p>0,296599</text:p>
          </table:table-cell>
          <table:table-cell office:value-type="float" office:value="0.296586" calcext:value-type="float">
            <text:p>0,296586</text:p>
          </table:table-cell>
          <table:table-cell office:value-type="float" office:value="44966010" calcext:value-type="float">
            <text:p>44966010</text:p>
          </table:table-cell>
          <table:table-cell office:value-type="float" office:value="155.64" calcext:value-type="float">
            <text:p>155,64</text:p>
          </table:table-cell>
          <table:table-cell table:formula="of:=[.C11]-[.C10]" office:value-type="float" office:value="0.026302" calcext:value-type="float">
            <text:p>0,02630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22041" calcext:value-type="float">
            <text:p>0,322041</text:p>
          </table:table-cell>
          <table:table-cell office:value-type="float" office:value="0.322024" calcext:value-type="float">
            <text:p>0,322024</text:p>
          </table:table-cell>
          <table:table-cell office:value-type="float" office:value="49054809" calcext:value-type="float">
            <text:p>49054809</text:p>
          </table:table-cell>
          <table:table-cell office:value-type="float" office:value="161656" calcext:value-type="float">
            <text:p>161656</text:p>
          </table:table-cell>
          <table:table-cell table:formula="of:=[.C12]-[.C11]" office:value-type="float" office:value="0.025438" calcext:value-type="float">
            <text:p>0,02543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47322" calcext:value-type="float">
            <text:p>0,347322</text:p>
          </table:table-cell>
          <table:table-cell office:value-type="float" office:value="0.347305" calcext:value-type="float">
            <text:p>0,347305</text:p>
          </table:table-cell>
          <table:table-cell office:value-type="float" office:value="53144936" calcext:value-type="float">
            <text:p>53144936</text:p>
          </table:table-cell>
          <table:table-cell office:value-type="float" office:value="162093" calcext:value-type="float">
            <text:p>162093</text:p>
          </table:table-cell>
          <table:table-cell table:formula="of:=[.C13]-[.C12]" office:value-type="float" office:value="0.025281" calcext:value-type="float">
            <text:p>0,02528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72576" calcext:value-type="float">
            <text:p>0,372576</text:p>
          </table:table-cell>
          <table:table-cell office:value-type="float" office:value="0.372557" calcext:value-type="float">
            <text:p>0,372557</text:p>
          </table:table-cell>
          <table:table-cell office:value-type="float" office:value="57234462" calcext:value-type="float">
            <text:p>57234462</text:p>
          </table:table-cell>
          <table:table-cell office:value-type="float" office:value="162249" calcext:value-type="float">
            <text:p>162249</text:p>
          </table:table-cell>
          <table:table-cell table:formula="of:=[.C14]-[.C13]" office:value-type="float" office:value="0.025252" calcext:value-type="float">
            <text:p>0,02525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98839" calcext:value-type="float">
            <text:p>0,398839</text:p>
          </table:table-cell>
          <table:table-cell office:value-type="float" office:value="0.39882" calcext:value-type="float">
            <text:p>0,39882</text:p>
          </table:table-cell>
          <table:table-cell office:value-type="float" office:value="61323089" calcext:value-type="float">
            <text:p>61323089</text:p>
          </table:table-cell>
          <table:table-cell office:value-type="float" office:value="155969" calcext:value-type="float">
            <text:p>155969</text:p>
          </table:table-cell>
          <table:table-cell table:formula="of:=[.C15]-[.C14]" office:value-type="float" office:value="0.026263" calcext:value-type="float">
            <text:p>0,02626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24121" calcext:value-type="float">
            <text:p>0,424121</text:p>
          </table:table-cell>
          <table:table-cell office:value-type="float" office:value="0.424101" calcext:value-type="float">
            <text:p>0,424101</text:p>
          </table:table-cell>
          <table:table-cell office:value-type="float" office:value="65412451" calcext:value-type="float">
            <text:p>65412451</text:p>
          </table:table-cell>
          <table:table-cell office:value-type="float" office:value="162082" calcext:value-type="float">
            <text:p>162082</text:p>
          </table:table-cell>
          <table:table-cell table:formula="of:=[.C16]-[.C15]" office:value-type="float" office:value="0.025281" calcext:value-type="float">
            <text:p>0,02528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49382" calcext:value-type="float">
            <text:p>0,449382</text:p>
          </table:table-cell>
          <table:table-cell office:value-type="float" office:value="0.44936" calcext:value-type="float">
            <text:p>0,44936</text:p>
          </table:table-cell>
          <table:table-cell office:value-type="float" office:value="69501399" calcext:value-type="float">
            <text:p>69501399</text:p>
          </table:table-cell>
          <table:table-cell office:value-type="float" office:value="162181" calcext:value-type="float">
            <text:p>162181</text:p>
          </table:table-cell>
          <table:table-cell table:formula="of:=[.C17]-[.C16]" office:value-type="float" office:value="0.025259" calcext:value-type="float">
            <text:p>0,02525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74598" calcext:value-type="float">
            <text:p>0,474598</text:p>
          </table:table-cell>
          <table:table-cell office:value-type="float" office:value="0.474574" calcext:value-type="float">
            <text:p>0,474574</text:p>
          </table:table-cell>
          <table:table-cell office:value-type="float" office:value="73591256" calcext:value-type="float">
            <text:p>73591256</text:p>
          </table:table-cell>
          <table:table-cell office:value-type="float" office:value="162507" calcext:value-type="float">
            <text:p>162507</text:p>
          </table:table-cell>
          <table:table-cell table:formula="of:=[.C18]-[.C17]" office:value-type="float" office:value="0.025214" calcext:value-type="float">
            <text:p>0,02521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99828" calcext:value-type="float">
            <text:p>0,499828</text:p>
          </table:table-cell>
          <table:table-cell office:value-type="float" office:value="0.499803" calcext:value-type="float">
            <text:p>0,499803</text:p>
          </table:table-cell>
          <table:table-cell office:value-type="float" office:value="77680099" calcext:value-type="float">
            <text:p>77680099</text:p>
          </table:table-cell>
          <table:table-cell office:value-type="float" office:value="162364" calcext:value-type="float">
            <text:p>162364</text:p>
          </table:table-cell>
          <table:table-cell table:formula="of:=[.C19]-[.C18]" office:value-type="float" office:value="0.025229" calcext:value-type="float">
            <text:p>0,02522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26584" calcext:value-type="float">
            <text:p>0,526584</text:p>
          </table:table-cell>
          <table:table-cell office:value-type="float" office:value="0.526532" calcext:value-type="float">
            <text:p>0,526532</text:p>
          </table:table-cell>
          <table:table-cell office:value-type="float" office:value="81766698" calcext:value-type="float">
            <text:p>81766698</text:p>
          </table:table-cell>
          <table:table-cell office:value-type="float" office:value="153129" calcext:value-type="float">
            <text:p>153129</text:p>
          </table:table-cell>
          <table:table-cell table:formula="of:=[.C20]-[.C19]" office:value-type="float" office:value="0.026729" calcext:value-type="float">
            <text:p>0,02672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51852" calcext:value-type="float">
            <text:p>0,551852</text:p>
          </table:table-cell>
          <table:table-cell office:value-type="float" office:value="0.551791" calcext:value-type="float">
            <text:p>0,551791</text:p>
          </table:table-cell>
          <table:table-cell office:value-type="float" office:value="85855699" calcext:value-type="float">
            <text:p>85855699</text:p>
          </table:table-cell>
          <table:table-cell office:value-type="float" office:value="162228" calcext:value-type="float">
            <text:p>162228</text:p>
          </table:table-cell>
          <table:table-cell table:formula="of:=[.C21]-[.C20]" office:value-type="float" office:value="0.0252589999999999" calcext:value-type="float">
            <text:p>0,02525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77462" calcext:value-type="float">
            <text:p>0,577462</text:p>
          </table:table-cell>
          <table:table-cell office:value-type="float" office:value="0.5774" calcext:value-type="float">
            <text:p>0,5774</text:p>
          </table:table-cell>
          <table:table-cell office:value-type="float" office:value="89943147" calcext:value-type="float">
            <text:p>89943147</text:p>
          </table:table-cell>
          <table:table-cell office:value-type="float" office:value="159895" calcext:value-type="float">
            <text:p>159895</text:p>
          </table:table-cell>
          <table:table-cell table:formula="of:=[.C22]-[.C21]" office:value-type="float" office:value="0.0256090000000001" calcext:value-type="float">
            <text:p>0,02560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03743" calcext:value-type="float">
            <text:p>0,603743</text:p>
          </table:table-cell>
          <table:table-cell office:value-type="float" office:value="0.60368" calcext:value-type="float">
            <text:p>0,60368</text:p>
          </table:table-cell>
          <table:table-cell office:value-type="float" office:value="94029036" calcext:value-type="float">
            <text:p>94029036</text:p>
          </table:table-cell>
          <table:table-cell office:value-type="float" office:value="155.8" calcext:value-type="float">
            <text:p>155,8</text:p>
          </table:table-cell>
          <table:table-cell table:formula="of:=[.C23]-[.C22]" office:value-type="float" office:value="0.02628" calcext:value-type="float">
            <text:p>0,0262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2904" calcext:value-type="float">
            <text:p>0,62904</text:p>
          </table:table-cell>
          <table:table-cell office:value-type="float" office:value="0.628975" calcext:value-type="float">
            <text:p>0,628975</text:p>
          </table:table-cell>
          <table:table-cell office:value-type="float" office:value="98116483" calcext:value-type="float">
            <text:p>98116483</text:p>
          </table:table-cell>
          <table:table-cell office:value-type="float" office:value="161909" calcext:value-type="float">
            <text:p>161909</text:p>
          </table:table-cell>
          <table:table-cell table:formula="of:=[.C24]-[.C23]" office:value-type="float" office:value="0.025295" calcext:value-type="float">
            <text:p>0,02529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54258" calcext:value-type="float">
            <text:p>0,654258</text:p>
          </table:table-cell>
          <table:table-cell office:value-type="float" office:value="0.654193" calcext:value-type="float">
            <text:p>0,654193</text:p>
          </table:table-cell>
          <table:table-cell office:value-type="float" office:value="102204712" calcext:value-type="float">
            <text:p>102204712</text:p>
          </table:table-cell>
          <table:table-cell office:value-type="float" office:value="162.43" calcext:value-type="float">
            <text:p>162,43</text:p>
          </table:table-cell>
          <table:table-cell table:formula="of:=[.C25]-[.C24]" office:value-type="float" office:value="0.0252180000000001" calcext:value-type="float">
            <text:p>0,02521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79466" calcext:value-type="float">
            <text:p>0,679466</text:p>
          </table:table-cell>
          <table:table-cell office:value-type="float" office:value="0.679399" calcext:value-type="float">
            <text:p>0,679399</text:p>
          </table:table-cell>
          <table:table-cell office:value-type="float" office:value="106292551" calcext:value-type="float">
            <text:p>106292551</text:p>
          </table:table-cell>
          <table:table-cell office:value-type="float" office:value="162459" calcext:value-type="float">
            <text:p>162459</text:p>
          </table:table-cell>
          <table:table-cell table:formula="of:=[.C26]-[.C25]" office:value-type="float" office:value="0.0252059999999999" calcext:value-type="float">
            <text:p>0,02520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05747" calcext:value-type="float">
            <text:p>0,705747</text:p>
          </table:table-cell>
          <table:table-cell office:value-type="float" office:value="0.705679" calcext:value-type="float">
            <text:p>0,705679</text:p>
          </table:table-cell>
          <table:table-cell office:value-type="float" office:value="110379538" calcext:value-type="float">
            <text:p>110379538</text:p>
          </table:table-cell>
          <table:table-cell office:value-type="float" office:value="155794" calcext:value-type="float">
            <text:p>155794</text:p>
          </table:table-cell>
          <table:table-cell table:formula="of:=[.C27]-[.C26]" office:value-type="float" office:value="0.02628" calcext:value-type="float">
            <text:p>0,0262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31016" calcext:value-type="float">
            <text:p>0,731016</text:p>
          </table:table-cell>
          <table:table-cell office:value-type="float" office:value="0.730947" calcext:value-type="float">
            <text:p>0,730947</text:p>
          </table:table-cell>
          <table:table-cell office:value-type="float" office:value="114467696" calcext:value-type="float">
            <text:p>114467696</text:p>
          </table:table-cell>
          <table:table-cell office:value-type="float" office:value="162118" calcext:value-type="float">
            <text:p>162118</text:p>
          </table:table-cell>
          <table:table-cell table:formula="of:=[.C28]-[.C27]" office:value-type="float" office:value="0.0252680000000001" calcext:value-type="float">
            <text:p>0,02526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56241" calcext:value-type="float">
            <text:p>0,756241</text:p>
          </table:table-cell>
          <table:table-cell office:value-type="float" office:value="0.756171" calcext:value-type="float">
            <text:p>0,756171</text:p>
          </table:table-cell>
          <table:table-cell office:value-type="float" office:value="118556814" calcext:value-type="float">
            <text:p>118556814</text:p>
          </table:table-cell>
          <table:table-cell office:value-type="float" office:value="162.42" calcext:value-type="float">
            <text:p>162,42</text:p>
          </table:table-cell>
          <table:table-cell table:formula="of:=[.C29]-[.C28]" office:value-type="float" office:value="0.0252239999999999" calcext:value-type="float">
            <text:p>0,02522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81461" calcext:value-type="float">
            <text:p>0,781461</text:p>
          </table:table-cell>
          <table:table-cell office:value-type="float" office:value="0.781389" calcext:value-type="float">
            <text:p>0,781389</text:p>
          </table:table-cell>
          <table:table-cell office:value-type="float" office:value="122646842" calcext:value-type="float">
            <text:p>122646842</text:p>
          </table:table-cell>
          <table:table-cell office:value-type="float" office:value="162469" calcext:value-type="float">
            <text:p>162469</text:p>
          </table:table-cell>
          <table:table-cell table:formula="of:=[.C30]-[.C29]" office:value-type="float" office:value="0.0252180000000001" calcext:value-type="float">
            <text:p>0,02521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07681" calcext:value-type="float">
            <text:p>0,807681</text:p>
          </table:table-cell>
          <table:table-cell office:value-type="float" office:value="0.807608" calcext:value-type="float">
            <text:p>0,807608</text:p>
          </table:table-cell>
          <table:table-cell office:value-type="float" office:value="126734052" calcext:value-type="float">
            <text:p>126734052</text:p>
          </table:table-cell>
          <table:table-cell office:value-type="float" office:value="156172" calcext:value-type="float">
            <text:p>156172</text:p>
          </table:table-cell>
          <table:table-cell table:formula="of:=[.C31]-[.C30]" office:value-type="float" office:value="0.026219" calcext:value-type="float">
            <text:p>0,02621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32999" calcext:value-type="float">
            <text:p>0,832999</text:p>
          </table:table-cell>
          <table:table-cell office:value-type="float" office:value="0.832924" calcext:value-type="float">
            <text:p>0,832924</text:p>
          </table:table-cell>
          <table:table-cell office:value-type="float" office:value="130824083" calcext:value-type="float">
            <text:p>130824083</text:p>
          </table:table-cell>
          <table:table-cell office:value-type="float" office:value="161903" calcext:value-type="float">
            <text:p>161903</text:p>
          </table:table-cell>
          <table:table-cell table:formula="of:=[.C32]-[.C31]" office:value-type="float" office:value="0.025316" calcext:value-type="float">
            <text:p>0,02531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58234" calcext:value-type="float">
            <text:p>0,858234</text:p>
          </table:table-cell>
          <table:table-cell office:value-type="float" office:value="0.858159" calcext:value-type="float">
            <text:p>0,858159</text:p>
          </table:table-cell>
          <table:table-cell office:value-type="float" office:value="134913422" calcext:value-type="float">
            <text:p>134913422</text:p>
          </table:table-cell>
          <table:table-cell office:value-type="float" office:value="162371" calcext:value-type="float">
            <text:p>162371</text:p>
          </table:table-cell>
          <table:table-cell table:formula="of:=[.C33]-[.C32]" office:value-type="float" office:value="0.025235" calcext:value-type="float">
            <text:p>0,02523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83466" calcext:value-type="float">
            <text:p>0,883466</text:p>
          </table:table-cell>
          <table:table-cell office:value-type="float" office:value="0.883369" calcext:value-type="float">
            <text:p>0,883369</text:p>
          </table:table-cell>
          <table:table-cell office:value-type="float" office:value="139002513" calcext:value-type="float">
            <text:p>139002513</text:p>
          </table:table-cell>
          <table:table-cell office:value-type="float" office:value="162503" calcext:value-type="float">
            <text:p>162503</text:p>
          </table:table-cell>
          <table:table-cell table:formula="of:=[.C34]-[.C33]" office:value-type="float" office:value="0.02521" calcext:value-type="float">
            <text:p>0,0252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09753" calcext:value-type="float">
            <text:p>0,909753</text:p>
          </table:table-cell>
          <table:table-cell office:value-type="float" office:value="0.909654" calcext:value-type="float">
            <text:p>0,909654</text:p>
          </table:table-cell>
          <table:table-cell office:value-type="float" office:value="143089960" calcext:value-type="float">
            <text:p>143089960</text:p>
          </table:table-cell>
          <table:table-cell office:value-type="float" office:value="155764" calcext:value-type="float">
            <text:p>155764</text:p>
          </table:table-cell>
          <table:table-cell table:formula="of:=[.C35]-[.C34]" office:value-type="float" office:value="0.026285" calcext:value-type="float">
            <text:p>0,02628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34976" calcext:value-type="float">
            <text:p>0,934976</text:p>
          </table:table-cell>
          <table:table-cell office:value-type="float" office:value="0.934876" calcext:value-type="float">
            <text:p>0,934876</text:p>
          </table:table-cell>
          <table:table-cell office:value-type="float" office:value="147179141" calcext:value-type="float">
            <text:p>147179141</text:p>
          </table:table-cell>
          <table:table-cell office:value-type="float" office:value="162461" calcext:value-type="float">
            <text:p>162461</text:p>
          </table:table-cell>
          <table:table-cell table:formula="of:=[.C36]-[.C35]" office:value-type="float" office:value="0.025222" calcext:value-type="float">
            <text:p>0,02522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60201" calcext:value-type="float">
            <text:p>0,960201</text:p>
          </table:table-cell>
          <table:table-cell office:value-type="float" office:value="0.960099" calcext:value-type="float">
            <text:p>0,960099</text:p>
          </table:table-cell>
          <table:table-cell office:value-type="float" office:value="151267171" calcext:value-type="float">
            <text:p>151267171</text:p>
          </table:table-cell>
          <table:table-cell office:value-type="float" office:value="162351" calcext:value-type="float">
            <text:p>162351</text:p>
          </table:table-cell>
          <table:table-cell table:formula="of:=[.C37]-[.C36]" office:value-type="float" office:value="0.025223" calcext:value-type="float">
            <text:p>0,02522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85412" calcext:value-type="float">
            <text:p>0,985412</text:p>
          </table:table-cell>
          <table:table-cell office:value-type="float" office:value="0.985309" calcext:value-type="float">
            <text:p>0,985309</text:p>
          </table:table-cell>
          <table:table-cell office:value-type="float" office:value="155355792" calcext:value-type="float">
            <text:p>155355792</text:p>
          </table:table-cell>
          <table:table-cell office:value-type="float" office:value="162471" calcext:value-type="float">
            <text:p>162471</text:p>
          </table:table-cell>
          <table:table-cell table:formula="of:=[.C38]-[.C37]" office:value-type="float" office:value="0.0252100000000001" calcext:value-type="float">
            <text:p>0,0252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01171" calcext:value-type="float">
            <text:p>1,01171</text:p>
          </table:table-cell>
          <table:table-cell office:value-type="float" office:value="1.0116" calcext:value-type="float">
            <text:p>1,0116</text:p>
          </table:table-cell>
          <table:table-cell office:value-type="float" office:value="159441951" calcext:value-type="float">
            <text:p>159441951</text:p>
          </table:table-cell>
          <table:table-cell office:value-type="float" office:value="155715" calcext:value-type="float">
            <text:p>155715</text:p>
          </table:table-cell>
          <table:table-cell table:formula="of:=[.C39]-[.C38]" office:value-type="float" office:value="0.0262910000000001" calcext:value-type="float">
            <text:p>0,02629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03701" calcext:value-type="float">
            <text:p>1,03701</text:p>
          </table:table-cell>
          <table:table-cell office:value-type="float" office:value="1.03689" calcext:value-type="float">
            <text:p>1,03689</text:p>
          </table:table-cell>
          <table:table-cell office:value-type="float" office:value="163530561" calcext:value-type="float">
            <text:p>163530561</text:p>
          </table:table-cell>
          <table:table-cell office:value-type="float" office:value="161968" calcext:value-type="float">
            <text:p>161968</text:p>
          </table:table-cell>
          <table:table-cell table:formula="of:=[.C40]-[.C39]" office:value-type="float" office:value="0.02529" calcext:value-type="float">
            <text:p>0,0252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06224" calcext:value-type="float">
            <text:p>1,06224</text:p>
          </table:table-cell>
          <table:table-cell office:value-type="float" office:value="1.06212" calcext:value-type="float">
            <text:p>1,06212</text:p>
          </table:table-cell>
          <table:table-cell office:value-type="float" office:value="167618992" calcext:value-type="float">
            <text:p>167618992</text:p>
          </table:table-cell>
          <table:table-cell office:value-type="float" office:value="162379" calcext:value-type="float">
            <text:p>162379</text:p>
          </table:table-cell>
          <table:table-cell table:formula="of:=[.C41]-[.C40]" office:value-type="float" office:value="0.0252299999999999" calcext:value-type="float">
            <text:p>0,0252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08746" calcext:value-type="float">
            <text:p>1,08746</text:p>
          </table:table-cell>
          <table:table-cell office:value-type="float" office:value="1.08734" calcext:value-type="float">
            <text:p>1,08734</text:p>
          </table:table-cell>
          <table:table-cell office:value-type="float" office:value="171707692" calcext:value-type="float">
            <text:p>171707692</text:p>
          </table:table-cell>
          <table:table-cell office:value-type="float" office:value="162416" calcext:value-type="float">
            <text:p>162416</text:p>
          </table:table-cell>
          <table:table-cell table:formula="of:=[.C42]-[.C41]" office:value-type="float" office:value="0.02522" calcext:value-type="float">
            <text:p>0,0252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11374" calcext:value-type="float">
            <text:p>1,11374</text:p>
          </table:table-cell>
          <table:table-cell office:value-type="float" office:value="1.11361" calcext:value-type="float">
            <text:p>1,11361</text:p>
          </table:table-cell>
          <table:table-cell office:value-type="float" office:value="175794143" calcext:value-type="float">
            <text:p>175794143</text:p>
          </table:table-cell>
          <table:table-cell office:value-type="float" office:value="155762" calcext:value-type="float">
            <text:p>155762</text:p>
          </table:table-cell>
          <table:table-cell table:formula="of:=[.C43]-[.C42]" office:value-type="float" office:value="0.02627" calcext:value-type="float">
            <text:p>0,02627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13897" calcext:value-type="float">
            <text:p>1,13897</text:p>
          </table:table-cell>
          <table:table-cell office:value-type="float" office:value="1.13884" calcext:value-type="float">
            <text:p>1,13884</text:p>
          </table:table-cell>
          <table:table-cell office:value-type="float" office:value="179883642" calcext:value-type="float">
            <text:p>179883642</text:p>
          </table:table-cell>
          <table:table-cell office:value-type="float" office:value="162441" calcext:value-type="float">
            <text:p>162441</text:p>
          </table:table-cell>
          <table:table-cell table:formula="of:=[.C44]-[.C43]" office:value-type="float" office:value="0.0252300000000001" calcext:value-type="float">
            <text:p>0,0252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16454" calcext:value-type="float">
            <text:p>1,16454</text:p>
          </table:table-cell>
          <table:table-cell office:value-type="float" office:value="1.1644" calcext:value-type="float">
            <text:p>1,1644</text:p>
          </table:table-cell>
          <table:table-cell office:value-type="float" office:value="183973686" calcext:value-type="float">
            <text:p>183973686</text:p>
          </table:table-cell>
          <table:table-cell office:value-type="float" office:value="160292" calcext:value-type="float">
            <text:p>160292</text:p>
          </table:table-cell>
          <table:table-cell table:formula="of:=[.C45]-[.C44]" office:value-type="float" office:value="0.02556" calcext:value-type="float">
            <text:p>0,0255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18976" calcext:value-type="float">
            <text:p>1,18976</text:p>
          </table:table-cell>
          <table:table-cell office:value-type="float" office:value="1.18962" calcext:value-type="float">
            <text:p>1,18962</text:p>
          </table:table-cell>
          <table:table-cell office:value-type="float" office:value="188064127" calcext:value-type="float">
            <text:p>188064127</text:p>
          </table:table-cell>
          <table:table-cell office:value-type="float" office:value="162517" calcext:value-type="float">
            <text:p>162517</text:p>
          </table:table-cell>
          <table:table-cell table:formula="of:=[.C46]-[.C45]" office:value-type="float" office:value="0.02522" calcext:value-type="float">
            <text:p>0,0252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21604" calcext:value-type="float">
            <text:p>1,21604</text:p>
          </table:table-cell>
          <table:table-cell office:value-type="float" office:value="1.2159" calcext:value-type="float">
            <text:p>1,2159</text:p>
          </table:table-cell>
          <table:table-cell office:value-type="float" office:value="192150957" calcext:value-type="float">
            <text:p>192150957</text:p>
          </table:table-cell>
          <table:table-cell office:value-type="float" office:value="155764" calcext:value-type="float">
            <text:p>155764</text:p>
          </table:table-cell>
          <table:table-cell table:formula="of:=[.C47]-[.C46]" office:value-type="float" office:value="0.0262799999999999" calcext:value-type="float">
            <text:p>0,0262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24127" calcext:value-type="float">
            <text:p>1,24127</text:p>
          </table:table-cell>
          <table:table-cell office:value-type="float" office:value="1.24113" calcext:value-type="float">
            <text:p>1,24113</text:p>
          </table:table-cell>
          <table:table-cell office:value-type="float" office:value="196240398" calcext:value-type="float">
            <text:p>196240398</text:p>
          </table:table-cell>
          <table:table-cell office:value-type="float" office:value="162445" calcext:value-type="float">
            <text:p>162445</text:p>
          </table:table-cell>
          <table:table-cell table:formula="of:=[.C48]-[.C47]" office:value-type="float" office:value="0.0252300000000001" calcext:value-type="float">
            <text:p>0,0252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26649" calcext:value-type="float">
            <text:p>1,26649</text:p>
          </table:table-cell>
          <table:table-cell office:value-type="float" office:value="1.26635" calcext:value-type="float">
            <text:p>1,26635</text:p>
          </table:table-cell>
          <table:table-cell office:value-type="float" office:value="200330435" calcext:value-type="float">
            <text:p>200330435</text:p>
          </table:table-cell>
          <table:table-cell office:value-type="float" office:value="162417" calcext:value-type="float">
            <text:p>162417</text:p>
          </table:table-cell>
          <table:table-cell table:formula="of:=[.C49]-[.C48]" office:value-type="float" office:value="0.02522" calcext:value-type="float">
            <text:p>0,0252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2917" calcext:value-type="float">
            <text:p>1,2917</text:p>
          </table:table-cell>
          <table:table-cell office:value-type="float" office:value="1.29155" calcext:value-type="float">
            <text:p>1,29155</text:p>
          </table:table-cell>
          <table:table-cell office:value-type="float" office:value="204419562" calcext:value-type="float">
            <text:p>204419562</text:p>
          </table:table-cell>
          <table:table-cell office:value-type="float" office:value="162543" calcext:value-type="float">
            <text:p>162543</text:p>
          </table:table-cell>
          <table:table-cell table:formula="of:=[.C50]-[.C49]" office:value-type="float" office:value="0.0251999999999999" calcext:value-type="float">
            <text:p>0,025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18" calcext:value-type="float">
            <text:p>1318</text:p>
          </table:table-cell>
          <table:table-cell office:value-type="float" office:value="1.31786" calcext:value-type="float">
            <text:p>1,31786</text:p>
          </table:table-cell>
          <table:table-cell office:value-type="float" office:value="208507886" calcext:value-type="float">
            <text:p>208507886</text:p>
          </table:table-cell>
          <table:table-cell office:value-type="float" office:value="155697" calcext:value-type="float">
            <text:p>155697</text:p>
          </table:table-cell>
          <table:table-cell table:formula="of:=[.C51]-[.C50]" office:value-type="float" office:value="0.0263100000000001" calcext:value-type="float">
            <text:p>0,0263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34325" calcext:value-type="float">
            <text:p>1,34325</text:p>
          </table:table-cell>
          <table:table-cell office:value-type="float" office:value="1.3431" calcext:value-type="float">
            <text:p>1,3431</text:p>
          </table:table-cell>
          <table:table-cell office:value-type="float" office:value="212596904" calcext:value-type="float">
            <text:p>212596904</text:p>
          </table:table-cell>
          <table:table-cell office:value-type="float" office:value="162325" calcext:value-type="float">
            <text:p>162325</text:p>
          </table:table-cell>
          <table:table-cell table:formula="of:=[.C52]-[.C51]" office:value-type="float" office:value="0.0252399999999999" calcext:value-type="float">
            <text:p>0,0252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36849" calcext:value-type="float">
            <text:p>1,36849</text:p>
          </table:table-cell>
          <table:table-cell office:value-type="float" office:value="1.36834" calcext:value-type="float">
            <text:p>1,36834</text:p>
          </table:table-cell>
          <table:table-cell office:value-type="float" office:value="216687209" calcext:value-type="float">
            <text:p>216687209</text:p>
          </table:table-cell>
          <table:table-cell office:value-type="float" office:value="162338" calcext:value-type="float">
            <text:p>162338</text:p>
          </table:table-cell>
          <table:table-cell table:formula="of:=[.C53]-[.C52]" office:value-type="float" office:value="0.0252400000000002" calcext:value-type="float">
            <text:p>0,0252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39374" calcext:value-type="float">
            <text:p>1,39374</text:p>
          </table:table-cell>
          <table:table-cell office:value-type="float" office:value="1.39359" calcext:value-type="float">
            <text:p>1,39359</text:p>
          </table:table-cell>
          <table:table-cell office:value-type="float" office:value="220776357" calcext:value-type="float">
            <text:p>220776357</text:p>
          </table:table-cell>
          <table:table-cell office:value-type="float" office:value="162272" calcext:value-type="float">
            <text:p>162272</text:p>
          </table:table-cell>
          <table:table-cell table:formula="of:=[.C54]-[.C53]" office:value-type="float" office:value="0.02525" calcext:value-type="float">
            <text:p>0,0252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42001" calcext:value-type="float">
            <text:p>1,42001</text:p>
          </table:table-cell>
          <table:table-cell office:value-type="float" office:value="1.41986" calcext:value-type="float">
            <text:p>1,41986</text:p>
          </table:table-cell>
          <table:table-cell office:value-type="float" office:value="224865070" calcext:value-type="float">
            <text:p>224865070</text:p>
          </table:table-cell>
          <table:table-cell office:value-type="float" office:value="155967" calcext:value-type="float">
            <text:p>155967</text:p>
          </table:table-cell>
          <table:table-cell table:formula="of:=[.C55]-[.C54]" office:value-type="float" office:value="0.0262699999999998" calcext:value-type="float">
            <text:p>0,02627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44525" calcext:value-type="float">
            <text:p>1,44525</text:p>
          </table:table-cell>
          <table:table-cell office:value-type="float" office:value="1.44509" calcext:value-type="float">
            <text:p>1,44509</text:p>
          </table:table-cell>
          <table:table-cell office:value-type="float" office:value="228953566" calcext:value-type="float">
            <text:p>228953566</text:p>
          </table:table-cell>
          <table:table-cell office:value-type="float" office:value="162337" calcext:value-type="float">
            <text:p>162337</text:p>
          </table:table-cell>
          <table:table-cell table:formula="of:=[.C56]-[.C55]" office:value-type="float" office:value="0.0252300000000001" calcext:value-type="float">
            <text:p>0,02523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47046" calcext:value-type="float">
            <text:p>1,47046</text:p>
          </table:table-cell>
          <table:table-cell office:value-type="float" office:value="1.47031" calcext:value-type="float">
            <text:p>1,47031</text:p>
          </table:table-cell>
          <table:table-cell office:value-type="float" office:value="233042953" calcext:value-type="float">
            <text:p>233042953</text:p>
          </table:table-cell>
          <table:table-cell office:value-type="float" office:value="162476" calcext:value-type="float">
            <text:p>162476</text:p>
          </table:table-cell>
          <table:table-cell table:formula="of:=[.C57]-[.C56]" office:value-type="float" office:value="0.02522" calcext:value-type="float">
            <text:p>0,0252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49566" calcext:value-type="float">
            <text:p>1,49566</text:p>
          </table:table-cell>
          <table:table-cell office:value-type="float" office:value="1.49551" calcext:value-type="float">
            <text:p>1,49551</text:p>
          </table:table-cell>
          <table:table-cell office:value-type="float" office:value="237131638" calcext:value-type="float">
            <text:p>237131638</text:p>
          </table:table-cell>
          <table:table-cell office:value-type="float" office:value="162512" calcext:value-type="float">
            <text:p>162512</text:p>
          </table:table-cell>
          <table:table-cell table:formula="of:=[.C58]-[.C57]" office:value-type="float" office:value="0.0252000000000001" calcext:value-type="float">
            <text:p>0,025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52119" calcext:value-type="float">
            <text:p>1,52119</text:p>
          </table:table-cell>
          <table:table-cell office:value-type="float" office:value="1.52103" calcext:value-type="float">
            <text:p>1,52103</text:p>
          </table:table-cell>
          <table:table-cell office:value-type="float" office:value="241220079" calcext:value-type="float">
            <text:p>241220079</text:p>
          </table:table-cell>
          <table:table-cell office:value-type="float" office:value="160468" calcext:value-type="float">
            <text:p>160468</text:p>
          </table:table-cell>
          <table:table-cell table:formula="of:=[.C59]-[.C58]" office:value-type="float" office:value="0.02552" calcext:value-type="float">
            <text:p>0,0255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54743" calcext:value-type="float">
            <text:p>1,54743</text:p>
          </table:table-cell>
          <table:table-cell office:value-type="float" office:value="1.54727" calcext:value-type="float">
            <text:p>1,54727</text:p>
          </table:table-cell>
          <table:table-cell office:value-type="float" office:value="245307632" calcext:value-type="float">
            <text:p>245307632</text:p>
          </table:table-cell>
          <table:table-cell office:value-type="float" office:value="156143" calcext:value-type="float">
            <text:p>156143</text:p>
          </table:table-cell>
          <table:table-cell table:formula="of:=[.C60]-[.C59]" office:value-type="float" office:value="0.02624" calcext:value-type="float">
            <text:p>0,0262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57266" calcext:value-type="float">
            <text:p>1,57266</text:p>
          </table:table-cell>
          <table:table-cell office:value-type="float" office:value="1.5725" calcext:value-type="float">
            <text:p>1,5725</text:p>
          </table:table-cell>
          <table:table-cell office:value-type="float" office:value="249396922" calcext:value-type="float">
            <text:p>249396922</text:p>
          </table:table-cell>
          <table:table-cell office:value-type="float" office:value="162388" calcext:value-type="float">
            <text:p>162388</text:p>
          </table:table-cell>
          <table:table-cell table:formula="of:=[.C61]-[.C60]" office:value-type="float" office:value="0.0252299999999999" calcext:value-type="float">
            <text:p>0,02523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59789" calcext:value-type="float">
            <text:p>1,59789</text:p>
          </table:table-cell>
          <table:table-cell office:value-type="float" office:value="1.59773" calcext:value-type="float">
            <text:p>1,59773</text:p>
          </table:table-cell>
          <table:table-cell office:value-type="float" office:value="253486799" calcext:value-type="float">
            <text:p>253486799</text:p>
          </table:table-cell>
          <table:table-cell office:value-type="float" office:value="162.43" calcext:value-type="float">
            <text:p>162,43</text:p>
          </table:table-cell>
          <table:table-cell table:formula="of:=[.C62]-[.C61]" office:value-type="float" office:value="0.0252300000000001" calcext:value-type="float">
            <text:p>0,0252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62414" calcext:value-type="float">
            <text:p>1,62414</text:p>
          </table:table-cell>
          <table:table-cell office:value-type="float" office:value="1.62398" calcext:value-type="float">
            <text:p>1,62398</text:p>
          </table:table-cell>
          <table:table-cell office:value-type="float" office:value="257572670" calcext:value-type="float">
            <text:p>257572670</text:p>
          </table:table-cell>
          <table:table-cell office:value-type="float" office:value="155912" calcext:value-type="float">
            <text:p>155912</text:p>
          </table:table-cell>
          <table:table-cell table:formula="of:=[.C63]-[.C62]" office:value-type="float" office:value="0.0262499999999999" calcext:value-type="float">
            <text:p>0,0262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64938" calcext:value-type="float">
            <text:p>1,64938</text:p>
          </table:table-cell>
          <table:table-cell office:value-type="float" office:value="1.64922" calcext:value-type="float">
            <text:p>1,64922</text:p>
          </table:table-cell>
          <table:table-cell office:value-type="float" office:value="261660421" calcext:value-type="float">
            <text:p>261660421</text:p>
          </table:table-cell>
          <table:table-cell office:value-type="float" office:value="162385" calcext:value-type="float">
            <text:p>162385</text:p>
          </table:table-cell>
          <table:table-cell table:formula="of:=[.C64]-[.C63]" office:value-type="float" office:value="0.0252400000000002" calcext:value-type="float">
            <text:p>0,0252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67459" calcext:value-type="float">
            <text:p>1,67459</text:p>
          </table:table-cell>
          <table:table-cell office:value-type="float" office:value="1.67443" calcext:value-type="float">
            <text:p>1,67443</text:p>
          </table:table-cell>
          <table:table-cell office:value-type="float" office:value="265748272" calcext:value-type="float">
            <text:p>265748272</text:p>
          </table:table-cell>
          <table:table-cell office:value-type="float" office:value="162427" calcext:value-type="float">
            <text:p>162427</text:p>
          </table:table-cell>
          <table:table-cell table:formula="of:=[.C65]-[.C64]" office:value-type="float" office:value="0.02521" calcext:value-type="float">
            <text:p>0,0252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69981" calcext:value-type="float">
            <text:p>1,69981</text:p>
          </table:table-cell>
          <table:table-cell office:value-type="float" office:value="1.69964" calcext:value-type="float">
            <text:p>1,69964</text:p>
          </table:table-cell>
          <table:table-cell office:value-type="float" office:value="269836705" calcext:value-type="float">
            <text:p>269836705</text:p>
          </table:table-cell>
          <table:table-cell office:value-type="float" office:value="162425" calcext:value-type="float">
            <text:p>162425</text:p>
          </table:table-cell>
          <table:table-cell table:formula="of:=[.C66]-[.C65]" office:value-type="float" office:value="0.02521" calcext:value-type="float">
            <text:p>0,0252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72611" calcext:value-type="float">
            <text:p>1,72611</text:p>
          </table:table-cell>
          <table:table-cell office:value-type="float" office:value="1.72594" calcext:value-type="float">
            <text:p>1,72594</text:p>
          </table:table-cell>
          <table:table-cell office:value-type="float" office:value="273924358" calcext:value-type="float">
            <text:p>273924358</text:p>
          </table:table-cell>
          <table:table-cell office:value-type="float" office:value="155683" calcext:value-type="float">
            <text:p>155683</text:p>
          </table:table-cell>
          <table:table-cell table:formula="of:=[.C67]-[.C66]" office:value-type="float" office:value="0.0263" calcext:value-type="float">
            <text:p>0,0263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75134" calcext:value-type="float">
            <text:p>1,75134</text:p>
          </table:table-cell>
          <table:table-cell office:value-type="float" office:value="1.75118" calcext:value-type="float">
            <text:p>1,75118</text:p>
          </table:table-cell>
          <table:table-cell office:value-type="float" office:value="278013337" calcext:value-type="float">
            <text:p>278013337</text:p>
          </table:table-cell>
          <table:table-cell office:value-type="float" office:value="162401" calcext:value-type="float">
            <text:p>162401</text:p>
          </table:table-cell>
          <table:table-cell table:formula="of:=[.C68]-[.C67]" office:value-type="float" office:value="0.0252400000000002" calcext:value-type="float">
            <text:p>0,02524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77691" calcext:value-type="float">
            <text:p>1,77691</text:p>
          </table:table-cell>
          <table:table-cell office:value-type="float" office:value="1.77674" calcext:value-type="float">
            <text:p>1,77674</text:p>
          </table:table-cell>
          <table:table-cell office:value-type="float" office:value="282103426" calcext:value-type="float">
            <text:p>282103426</text:p>
          </table:table-cell>
          <table:table-cell office:value-type="float" office:value="160.25" calcext:value-type="float">
            <text:p>160,25</text:p>
          </table:table-cell>
          <table:table-cell table:formula="of:=[.C69]-[.C68]" office:value-type="float" office:value="0.02556" calcext:value-type="float">
            <text:p>0,02556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80213" calcext:value-type="float">
            <text:p>1,80213</text:p>
          </table:table-cell>
          <table:table-cell office:value-type="float" office:value="1.80196" calcext:value-type="float">
            <text:p>1,80196</text:p>
          </table:table-cell>
          <table:table-cell office:value-type="float" office:value="286192767" calcext:value-type="float">
            <text:p>286192767</text:p>
          </table:table-cell>
          <table:table-cell office:value-type="float" office:value="162.5" calcext:value-type="float">
            <text:p>162,5</text:p>
          </table:table-cell>
          <table:table-cell table:formula="of:=[.C70]-[.C69]" office:value-type="float" office:value="0.02522" calcext:value-type="float">
            <text:p>0,0252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82855" calcext:value-type="float">
            <text:p>1,82855</text:p>
          </table:table-cell>
          <table:table-cell office:value-type="float" office:value="1.82838" calcext:value-type="float">
            <text:p>1,82838</text:p>
          </table:table-cell>
          <table:table-cell office:value-type="float" office:value="290280904" calcext:value-type="float">
            <text:p>290280904</text:p>
          </table:table-cell>
          <table:table-cell office:value-type="float" office:value="154964" calcext:value-type="float">
            <text:p>154964</text:p>
          </table:table-cell>
          <table:table-cell table:formula="of:=[.C71]-[.C70]" office:value-type="float" office:value="0.0264199999999999" calcext:value-type="float">
            <text:p>0,0264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85378" calcext:value-type="float">
            <text:p>1,85378</text:p>
          </table:table-cell>
          <table:table-cell office:value-type="float" office:value="1.85361" calcext:value-type="float">
            <text:p>1,85361</text:p>
          </table:table-cell>
          <table:table-cell office:value-type="float" office:value="294370488" calcext:value-type="float">
            <text:p>294370488</text:p>
          </table:table-cell>
          <table:table-cell office:value-type="float" office:value="162451" calcext:value-type="float">
            <text:p>162451</text:p>
          </table:table-cell>
          <table:table-cell table:formula="of:=[.C72]-[.C71]" office:value-type="float" office:value="0.0252300000000001" calcext:value-type="float">
            <text:p>0,0252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87901" calcext:value-type="float">
            <text:p>1,87901</text:p>
          </table:table-cell>
          <table:table-cell office:value-type="float" office:value="1.87883" calcext:value-type="float">
            <text:p>1,87883</text:p>
          </table:table-cell>
          <table:table-cell office:value-type="float" office:value="298459018" calcext:value-type="float">
            <text:p>298459018</text:p>
          </table:table-cell>
          <table:table-cell office:value-type="float" office:value="162416" calcext:value-type="float">
            <text:p>162416</text:p>
          </table:table-cell>
          <table:table-cell table:formula="of:=[.C73]-[.C72]" office:value-type="float" office:value="0.02522" calcext:value-type="float">
            <text:p>0,0252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90423" calcext:value-type="float">
            <text:p>1,90423</text:p>
          </table:table-cell>
          <table:table-cell office:value-type="float" office:value="1.90404" calcext:value-type="float">
            <text:p>1,90404</text:p>
          </table:table-cell>
          <table:table-cell office:value-type="float" office:value="302548735" calcext:value-type="float">
            <text:p>302548735</text:p>
          </table:table-cell>
          <table:table-cell office:value-type="float" office:value="162495" calcext:value-type="float">
            <text:p>162495</text:p>
          </table:table-cell>
          <table:table-cell table:formula="of:=[.C74]-[.C73]" office:value-type="float" office:value="0.02521" calcext:value-type="float">
            <text:p>0,0252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93053" calcext:value-type="float">
            <text:p>1,93053</text:p>
          </table:table-cell>
          <table:table-cell office:value-type="float" office:value="1.93035" calcext:value-type="float">
            <text:p>1,93035</text:p>
          </table:table-cell>
          <table:table-cell office:value-type="float" office:value="306635868" calcext:value-type="float">
            <text:p>306635868</text:p>
          </table:table-cell>
          <table:table-cell office:value-type="float" office:value="155645" calcext:value-type="float">
            <text:p>155645</text:p>
          </table:table-cell>
          <table:table-cell table:formula="of:=[.C75]-[.C74]" office:value-type="float" office:value="0.0263100000000001" calcext:value-type="float">
            <text:p>0,0263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95576" calcext:value-type="float">
            <text:p>1,95576</text:p>
          </table:table-cell>
          <table:table-cell office:value-type="float" office:value="1.95557" calcext:value-type="float">
            <text:p>1,95557</text:p>
          </table:table-cell>
          <table:table-cell office:value-type="float" office:value="310725746" calcext:value-type="float">
            <text:p>310725746</text:p>
          </table:table-cell>
          <table:table-cell office:value-type="float" office:value="162463" calcext:value-type="float">
            <text:p>162463</text:p>
          </table:table-cell>
          <table:table-cell table:formula="of:=[.C76]-[.C75]" office:value-type="float" office:value="0.0252199999999998" calcext:value-type="float">
            <text:p>0,0252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98099" calcext:value-type="float">
            <text:p>1,98099</text:p>
          </table:table-cell>
          <table:table-cell office:value-type="float" office:value="1.9808" calcext:value-type="float">
            <text:p>1,9808</text:p>
          </table:table-cell>
          <table:table-cell office:value-type="float" office:value="314815521" calcext:value-type="float">
            <text:p>314815521</text:p>
          </table:table-cell>
          <table:table-cell office:value-type="float" office:value="162407" calcext:value-type="float">
            <text:p>162407</text:p>
          </table:table-cell>
          <table:table-cell table:formula="of:=[.C77]-[.C76]" office:value-type="float" office:value="0.0252299999999999" calcext:value-type="float">
            <text:p>0,02523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.0062" calcext:value-type="float">
            <text:p>2,0062</text:p>
          </table:table-cell>
          <table:table-cell office:value-type="float" office:value="2.00601" calcext:value-type="float">
            <text:p>2,00601</text:p>
          </table:table-cell>
          <table:table-cell office:value-type="float" office:value="318905432" calcext:value-type="float">
            <text:p>318905432</text:p>
          </table:table-cell>
          <table:table-cell office:value-type="float" office:value="162548" calcext:value-type="float">
            <text:p>162548</text:p>
          </table:table-cell>
          <table:table-cell table:formula="of:=[.C78]-[.C77]" office:value-type="float" office:value="0.02521" calcext:value-type="float">
            <text:p>0,0252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.03282" calcext:value-type="float">
            <text:p>2,03282</text:p>
          </table:table-cell>
          <table:table-cell office:value-type="float" office:value="2.03263" calcext:value-type="float">
            <text:p>2,03263</text:p>
          </table:table-cell>
          <table:table-cell office:value-type="float" office:value="322992344" calcext:value-type="float">
            <text:p>322992344</text:p>
          </table:table-cell>
          <table:table-cell office:value-type="float" office:value="153786" calcext:value-type="float">
            <text:p>153786</text:p>
          </table:table-cell>
          <table:table-cell table:formula="of:=[.C79]-[.C78]" office:value-type="float" office:value="0.0266200000000003" calcext:value-type="float">
            <text:p>0,0266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.05805" calcext:value-type="float">
            <text:p>2,05805</text:p>
          </table:table-cell>
          <table:table-cell office:value-type="float" office:value="2.05786" calcext:value-type="float">
            <text:p>2,05786</text:p>
          </table:table-cell>
          <table:table-cell office:value-type="float" office:value="327081901" calcext:value-type="float">
            <text:p>327081901</text:p>
          </table:table-cell>
          <table:table-cell office:value-type="float" office:value="162424" calcext:value-type="float">
            <text:p>162424</text:p>
          </table:table-cell>
          <table:table-cell table:formula="of:=[.C80]-[.C79]" office:value-type="float" office:value="0.0252299999999996" calcext:value-type="float">
            <text:p>0,0252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08334" calcext:value-type="float">
            <text:p>2,08334</text:p>
          </table:table-cell>
          <table:table-cell office:value-type="float" office:value="2.08314" calcext:value-type="float">
            <text:p>2,08314</text:p>
          </table:table-cell>
          <table:table-cell office:value-type="float" office:value="331171827" calcext:value-type="float">
            <text:p>331171827</text:p>
          </table:table-cell>
          <table:table-cell office:value-type="float" office:value="162053" calcext:value-type="float">
            <text:p>162053</text:p>
          </table:table-cell>
          <table:table-cell table:formula="of:=[.C81]-[.C80]" office:value-type="float" office:value="0.0252800000000004" calcext:value-type="float">
            <text:p>0,0252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.10856" calcext:value-type="float">
            <text:p>2,10856</text:p>
          </table:table-cell>
          <table:table-cell office:value-type="float" office:value="2.10837" calcext:value-type="float">
            <text:p>2,10837</text:p>
          </table:table-cell>
          <table:table-cell office:value-type="float" office:value="335260730" calcext:value-type="float">
            <text:p>335260730</text:p>
          </table:table-cell>
          <table:table-cell office:value-type="float" office:value="162398" calcext:value-type="float">
            <text:p>162398</text:p>
          </table:table-cell>
          <table:table-cell table:formula="of:=[.C82]-[.C81]" office:value-type="float" office:value="0.0252299999999996" calcext:value-type="float">
            <text:p>0,0252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13484" calcext:value-type="float">
            <text:p>2,13484</text:p>
          </table:table-cell>
          <table:table-cell office:value-type="float" office:value="2.13464" calcext:value-type="float">
            <text:p>2,13464</text:p>
          </table:table-cell>
          <table:table-cell office:value-type="float" office:value="339348133" calcext:value-type="float">
            <text:p>339348133</text:p>
          </table:table-cell>
          <table:table-cell office:value-type="float" office:value="155857" calcext:value-type="float">
            <text:p>155857</text:p>
          </table:table-cell>
          <table:table-cell table:formula="of:=[.C83]-[.C82]" office:value-type="float" office:value="0.0262700000000002" calcext:value-type="float">
            <text:p>0,02627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.16008" calcext:value-type="float">
            <text:p>2,16008</text:p>
          </table:table-cell>
          <table:table-cell office:value-type="float" office:value="2.15988" calcext:value-type="float">
            <text:p>2,15988</text:p>
          </table:table-cell>
          <table:table-cell office:value-type="float" office:value="343435488" calcext:value-type="float">
            <text:p>343435488</text:p>
          </table:table-cell>
          <table:table-cell office:value-type="float" office:value="162279" calcext:value-type="float">
            <text:p>162279</text:p>
          </table:table-cell>
          <table:table-cell table:formula="of:=[.C84]-[.C83]" office:value-type="float" office:value="0.0252400000000002" calcext:value-type="float">
            <text:p>0,02524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.1853" calcext:value-type="float">
            <text:p>2,1853</text:p>
          </table:table-cell>
          <table:table-cell office:value-type="float" office:value="2.1851" calcext:value-type="float">
            <text:p>2,1851</text:p>
          </table:table-cell>
          <table:table-cell office:value-type="float" office:value="347524039" calcext:value-type="float">
            <text:p>347524039</text:p>
          </table:table-cell>
          <table:table-cell office:value-type="float" office:value="162397" calcext:value-type="float">
            <text:p>162397</text:p>
          </table:table-cell>
          <table:table-cell table:formula="of:=[.C85]-[.C84]" office:value-type="float" office:value="0.0252199999999996" calcext:value-type="float">
            <text:p>0,0252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.21098" calcext:value-type="float">
            <text:p>2,21098</text:p>
          </table:table-cell>
          <table:table-cell office:value-type="float" office:value="2.21078" calcext:value-type="float">
            <text:p>2,21078</text:p>
          </table:table-cell>
          <table:table-cell office:value-type="float" office:value="351610567" calcext:value-type="float">
            <text:p>351610567</text:p>
          </table:table-cell>
          <table:table-cell office:value-type="float" office:value="159398" calcext:value-type="float">
            <text:p>159398</text:p>
          </table:table-cell>
          <table:table-cell table:formula="of:=[.C86]-[.C85]" office:value-type="float" office:value="0.0256800000000004" calcext:value-type="float">
            <text:p>0,02568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.23678" calcext:value-type="float">
            <text:p>2,23678</text:p>
          </table:table-cell>
          <table:table-cell office:value-type="float" office:value="2.23658" calcext:value-type="float">
            <text:p>2,23658</text:p>
          </table:table-cell>
          <table:table-cell office:value-type="float" office:value="355699063" calcext:value-type="float">
            <text:p>355699063</text:p>
          </table:table-cell>
          <table:table-cell office:value-type="float" office:value="158867" calcext:value-type="float">
            <text:p>158867</text:p>
          </table:table-cell>
          <table:table-cell table:formula="of:=[.C87]-[.C86]" office:value-type="float" office:value="0.0257999999999998" calcext:value-type="float">
            <text:p>0,0258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.26201" calcext:value-type="float">
            <text:p>2,26201</text:p>
          </table:table-cell>
          <table:table-cell office:value-type="float" office:value="2.26181" calcext:value-type="float">
            <text:p>2,26181</text:p>
          </table:table-cell>
          <table:table-cell office:value-type="float" office:value="359788187" calcext:value-type="float">
            <text:p>359788187</text:p>
          </table:table-cell>
          <table:table-cell office:value-type="float" office:value="162394" calcext:value-type="float">
            <text:p>162394</text:p>
          </table:table-cell>
          <table:table-cell table:formula="of:=[.C88]-[.C87]" office:value-type="float" office:value="0.0252300000000001" calcext:value-type="float">
            <text:p>0,02523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.28724" calcext:value-type="float">
            <text:p>2,28724</text:p>
          </table:table-cell>
          <table:table-cell office:value-type="float" office:value="2.28704" calcext:value-type="float">
            <text:p>2,28704</text:p>
          </table:table-cell>
          <table:table-cell office:value-type="float" office:value="363876974" calcext:value-type="float">
            <text:p>363876974</text:p>
          </table:table-cell>
          <table:table-cell office:value-type="float" office:value="162336" calcext:value-type="float">
            <text:p>162336</text:p>
          </table:table-cell>
          <table:table-cell table:formula="of:=[.C89]-[.C88]" office:value-type="float" office:value="0.0252300000000001" calcext:value-type="float">
            <text:p>0,02523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.31334" calcext:value-type="float">
            <text:p>2,31334</text:p>
          </table:table-cell>
          <table:table-cell office:value-type="float" office:value="2.31314" calcext:value-type="float">
            <text:p>2,31314</text:p>
          </table:table-cell>
          <table:table-cell office:value-type="float" office:value="367964634" calcext:value-type="float">
            <text:p>367964634</text:p>
          </table:table-cell>
          <table:table-cell office:value-type="float" office:value="156866" calcext:value-type="float">
            <text:p>156866</text:p>
          </table:table-cell>
          <table:table-cell table:formula="of:=[.C90]-[.C89]" office:value-type="float" office:value="0.0261" calcext:value-type="float">
            <text:p>0,026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33926" calcext:value-type="float">
            <text:p>2,33926</text:p>
          </table:table-cell>
          <table:table-cell office:value-type="float" office:value="2.33905" calcext:value-type="float">
            <text:p>2,33905</text:p>
          </table:table-cell>
          <table:table-cell office:value-type="float" office:value="372051657" calcext:value-type="float">
            <text:p>372051657</text:p>
          </table:table-cell>
          <table:table-cell office:value-type="float" office:value="158055" calcext:value-type="float">
            <text:p>158055</text:p>
          </table:table-cell>
          <table:table-cell table:formula="of:=[.C91]-[.C90]" office:value-type="float" office:value="0.0259099999999997" calcext:value-type="float">
            <text:p>0,0259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.36528" calcext:value-type="float">
            <text:p>2,36528</text:p>
          </table:table-cell>
          <table:table-cell office:value-type="float" office:value="2.36507" calcext:value-type="float">
            <text:p>2,36507</text:p>
          </table:table-cell>
          <table:table-cell office:value-type="float" office:value="376141667" calcext:value-type="float">
            <text:p>376141667</text:p>
          </table:table-cell>
          <table:table-cell office:value-type="float" office:value="157482" calcext:value-type="float">
            <text:p>157482</text:p>
          </table:table-cell>
          <table:table-cell table:formula="of:=[.C92]-[.C91]" office:value-type="float" office:value="0.0260200000000004" calcext:value-type="float">
            <text:p>0,0260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.39091" calcext:value-type="float">
            <text:p>2,39091</text:p>
          </table:table-cell>
          <table:table-cell office:value-type="float" office:value="2.39071" calcext:value-type="float">
            <text:p>2,39071</text:p>
          </table:table-cell>
          <table:table-cell office:value-type="float" office:value="380230050" calcext:value-type="float">
            <text:p>380230050</text:p>
          </table:table-cell>
          <table:table-cell office:value-type="float" office:value="159813" calcext:value-type="float">
            <text:p>159813</text:p>
          </table:table-cell>
          <table:table-cell table:formula="of:=[.C93]-[.C92]" office:value-type="float" office:value="0.0256399999999997" calcext:value-type="float">
            <text:p>0,0256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.41753" calcext:value-type="float">
            <text:p>2,41753</text:p>
          </table:table-cell>
          <table:table-cell office:value-type="float" office:value="2.41732" calcext:value-type="float">
            <text:p>2,41732</text:p>
          </table:table-cell>
          <table:table-cell office:value-type="float" office:value="384316541" calcext:value-type="float">
            <text:p>384316541</text:p>
          </table:table-cell>
          <table:table-cell office:value-type="float" office:value="153851" calcext:value-type="float">
            <text:p>153851</text:p>
          </table:table-cell>
          <table:table-cell table:formula="of:=[.C94]-[.C93]" office:value-type="float" office:value="0.0266100000000002" calcext:value-type="float">
            <text:p>0,0266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.44316" calcext:value-type="float">
            <text:p>2,44316</text:p>
          </table:table-cell>
          <table:table-cell office:value-type="float" office:value="2.44295" calcext:value-type="float">
            <text:p>2,44295</text:p>
          </table:table-cell>
          <table:table-cell office:value-type="float" office:value="388404238" calcext:value-type="float">
            <text:p>388404238</text:p>
          </table:table-cell>
          <table:table-cell office:value-type="float" office:value="159818" calcext:value-type="float">
            <text:p>159818</text:p>
          </table:table-cell>
          <table:table-cell table:formula="of:=[.C95]-[.C94]" office:value-type="float" office:value="0.02563" calcext:value-type="float">
            <text:p>0,02563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.46883" calcext:value-type="float">
            <text:p>2,46883</text:p>
          </table:table-cell>
          <table:table-cell office:value-type="float" office:value="2.46861" calcext:value-type="float">
            <text:p>2,46861</text:p>
          </table:table-cell>
          <table:table-cell office:value-type="float" office:value="392491641" calcext:value-type="float">
            <text:p>392491641</text:p>
          </table:table-cell>
          <table:table-cell office:value-type="float" office:value="159.6" calcext:value-type="float">
            <text:p>159,6</text:p>
          </table:table-cell>
          <table:table-cell table:formula="of:=[.C96]-[.C95]" office:value-type="float" office:value="0.0256599999999998" calcext:value-type="float">
            <text:p>0,0256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.49442" calcext:value-type="float">
            <text:p>2,49442</text:p>
          </table:table-cell>
          <table:table-cell office:value-type="float" office:value="2.49421" calcext:value-type="float">
            <text:p>2,49421</text:p>
          </table:table-cell>
          <table:table-cell office:value-type="float" office:value="396580165" calcext:value-type="float">
            <text:p>396580165</text:p>
          </table:table-cell>
          <table:table-cell office:value-type="float" office:value="160032" calcext:value-type="float">
            <text:p>160032</text:p>
          </table:table-cell>
          <table:table-cell table:formula="of:=[.C97]-[.C96]" office:value-type="float" office:value="0.0255999999999998" calcext:value-type="float">
            <text:p>0,025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.52124" calcext:value-type="float">
            <text:p>2,52124</text:p>
          </table:table-cell>
          <table:table-cell office:value-type="float" office:value="2.52103" calcext:value-type="float">
            <text:p>2,52103</text:p>
          </table:table-cell>
          <table:table-cell office:value-type="float" office:value="400666627" calcext:value-type="float">
            <text:p>400666627</text:p>
          </table:table-cell>
          <table:table-cell office:value-type="float" office:value="152684" calcext:value-type="float">
            <text:p>152684</text:p>
          </table:table-cell>
          <table:table-cell table:formula="of:=[.C98]-[.C97]" office:value-type="float" office:value="0.0268200000000003" calcext:value-type="float">
            <text:p>0,0268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.54885" calcext:value-type="float">
            <text:p>2,54885</text:p>
          </table:table-cell>
          <table:table-cell office:value-type="float" office:value="2.54863" calcext:value-type="float">
            <text:p>2,54863</text:p>
          </table:table-cell>
          <table:table-cell office:value-type="float" office:value="404753245" calcext:value-type="float">
            <text:p>404753245</text:p>
          </table:table-cell>
          <table:table-cell office:value-type="float" office:value="148.29" calcext:value-type="float">
            <text:p>148,29</text:p>
          </table:table-cell>
          <table:table-cell table:formula="of:=[.C99]-[.C98]" office:value-type="float" office:value="0.0276000000000001" calcext:value-type="float">
            <text:p>0,027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.5744" calcext:value-type="float">
            <text:p>2,5744</text:p>
          </table:table-cell>
          <table:table-cell office:value-type="float" office:value="2.57418" calcext:value-type="float">
            <text:p>2,57418</text:p>
          </table:table-cell>
          <table:table-cell office:value-type="float" office:value="408842960" calcext:value-type="float">
            <text:p>408842960</text:p>
          </table:table-cell>
          <table:table-cell office:value-type="float" office:value="160411" calcext:value-type="float">
            <text:p>160411</text:p>
          </table:table-cell>
          <table:table-cell table:formula="of:=[.C100]-[.C99]" office:value-type="float" office:value="0.02555" calcext:value-type="float">
            <text:p>0,02555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AVERAGE([.F1:.F100])" office:value-type="float" office:value="0.0256506262626263" calcext:value-type="float">
            <text:p>0,0256506263</text:p>
          </table:table-cell>
          <table:table-cell table:style-name="ce2" table:formula="of:=STDEV([.F1:.F100])" office:value-type="float" office:value="0.000700709488637427" calcext:value-type="float">
            <text:p>0,0007007095</text:p>
          </table:table-cell>
        </table:table-row>
        <table:table-row table:style-name="ro1" table:number-rows-repeated="104847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z2cpumil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151" calcext:value-type="float">
            <text:p>0,02151</text:p>
          </table:table-cell>
          <table:table-cell office:value-type="float" office:value="0.021508" calcext:value-type="float">
            <text:p>0,021508</text:p>
          </table:table-cell>
          <table:table-cell office:value-type="float" office:value="2050162" calcext:value-type="float">
            <text:p>2050162</text:p>
          </table:table-cell>
          <table:table-cell office:value-type="float" office:value="95.3209" calcext:value-type="float">
            <text:p>95,320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027" calcext:value-type="float">
            <text:p>0,04027</text:p>
          </table:table-cell>
          <table:table-cell office:value-type="float" office:value="0.040268" calcext:value-type="float">
            <text:p>0,040268</text:p>
          </table:table-cell>
          <table:table-cell office:value-type="float" office:value="4096638" calcext:value-type="float">
            <text:p>4096638</text:p>
          </table:table-cell>
          <table:table-cell office:value-type="float" office:value="109899" calcext:value-type="float">
            <text:p>109899</text:p>
          </table:table-cell>
          <table:table-cell table:formula="of:=[.C2]-[.C1]" office:value-type="float" office:value="0.01876" calcext:value-type="float">
            <text:p>0,0187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6878" calcext:value-type="float">
            <text:p>0,056878</text:p>
          </table:table-cell>
          <table:table-cell office:value-type="float" office:value="0.056874" calcext:value-type="float">
            <text:p>0,056874</text:p>
          </table:table-cell>
          <table:table-cell office:value-type="float" office:value="6145687" calcext:value-type="float">
            <text:p>6145687</text:p>
          </table:table-cell>
          <table:table-cell office:value-type="float" office:value="123988" calcext:value-type="float">
            <text:p>123988</text:p>
          </table:table-cell>
          <table:table-cell table:formula="of:=[.C3]-[.C2]" office:value-type="float" office:value="0.016606" calcext:value-type="float">
            <text:p>0,01660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2435" calcext:value-type="float">
            <text:p>0,072435</text:p>
          </table:table-cell>
          <table:table-cell office:value-type="float" office:value="0.072431" calcext:value-type="float">
            <text:p>0,072431</text:p>
          </table:table-cell>
          <table:table-cell office:value-type="float" office:value="8193680" calcext:value-type="float">
            <text:p>8193680</text:p>
          </table:table-cell>
          <table:table-cell office:value-type="float" office:value="132126" calcext:value-type="float">
            <text:p>132126</text:p>
          </table:table-cell>
          <table:table-cell table:formula="of:=[.C4]-[.C3]" office:value-type="float" office:value="0.015557" calcext:value-type="float">
            <text:p>0,01555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92119" calcext:value-type="float">
            <text:p>0,092119</text:p>
          </table:table-cell>
          <table:table-cell office:value-type="float" office:value="0.090109" calcext:value-type="float">
            <text:p>0,090109</text:p>
          </table:table-cell>
          <table:table-cell office:value-type="float" office:value="10234092" calcext:value-type="float">
            <text:p>10234092</text:p>
          </table:table-cell>
          <table:table-cell office:value-type="float" office:value="115786" calcext:value-type="float">
            <text:p>115786</text:p>
          </table:table-cell>
          <table:table-cell table:formula="of:=[.C5]-[.C4]" office:value-type="float" office:value="0.017678" calcext:value-type="float">
            <text:p>0,01767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17964" calcext:value-type="float">
            <text:p>0,117964</text:p>
          </table:table-cell>
          <table:table-cell office:value-type="float" office:value="0.115871" calcext:value-type="float">
            <text:p>0,115871</text:p>
          </table:table-cell>
          <table:table-cell office:value-type="float" office:value="12288275" calcext:value-type="float">
            <text:p>12288275</text:p>
          </table:table-cell>
          <table:table-cell office:value-type="float" office:value="79.8999" calcext:value-type="float">
            <text:p>79,8999</text:p>
          </table:table-cell>
          <table:table-cell table:formula="of:=[.C6]-[.C5]" office:value-type="float" office:value="0.025762" calcext:value-type="float">
            <text:p>0,02576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40172" calcext:value-type="float">
            <text:p>0,140172</text:p>
          </table:table-cell>
          <table:table-cell office:value-type="float" office:value="0.138077" calcext:value-type="float">
            <text:p>0,138077</text:p>
          </table:table-cell>
          <table:table-cell office:value-type="float" office:value="14342606" calcext:value-type="float">
            <text:p>14342606</text:p>
          </table:table-cell>
          <table:table-cell office:value-type="float" office:value="92.9668" calcext:value-type="float">
            <text:p>92,9668</text:p>
          </table:table-cell>
          <table:table-cell table:formula="of:=[.C7]-[.C6]" office:value-type="float" office:value="0.022206" calcext:value-type="float">
            <text:p>0,02220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62284" calcext:value-type="float">
            <text:p>0,162284</text:p>
          </table:table-cell>
          <table:table-cell office:value-type="float" office:value="0.160187" calcext:value-type="float">
            <text:p>0,160187</text:p>
          </table:table-cell>
          <table:table-cell office:value-type="float" office:value="16396669" calcext:value-type="float">
            <text:p>16396669</text:p>
          </table:table-cell>
          <table:table-cell office:value-type="float" office:value="93.1403" calcext:value-type="float">
            <text:p>93,1403</text:p>
          </table:table-cell>
          <table:table-cell table:formula="of:=[.C8]-[.C7]" office:value-type="float" office:value="0.02211" calcext:value-type="float">
            <text:p>0,0221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84317" calcext:value-type="float">
            <text:p>0,184317</text:p>
          </table:table-cell>
          <table:table-cell office:value-type="float" office:value="0.182062" calcext:value-type="float">
            <text:p>0,182062</text:p>
          </table:table-cell>
          <table:table-cell office:value-type="float" office:value="18450754" calcext:value-type="float">
            <text:p>18450754</text:p>
          </table:table-cell>
          <table:table-cell office:value-type="float" office:value="94.1449" calcext:value-type="float">
            <text:p>94,1449</text:p>
          </table:table-cell>
          <table:table-cell table:formula="of:=[.C9]-[.C8]" office:value-type="float" office:value="0.021875" calcext:value-type="float">
            <text:p>0,02187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06321" calcext:value-type="float">
            <text:p>0,206321</text:p>
          </table:table-cell>
          <table:table-cell office:value-type="float" office:value="0.204064" calcext:value-type="float">
            <text:p>0,204064</text:p>
          </table:table-cell>
          <table:table-cell office:value-type="float" office:value="20505336" calcext:value-type="float">
            <text:p>20505336</text:p>
          </table:table-cell>
          <table:table-cell office:value-type="float" office:value="93.6182" calcext:value-type="float">
            <text:p>93,6182</text:p>
          </table:table-cell>
          <table:table-cell table:formula="of:=[.C10]-[.C9]" office:value-type="float" office:value="0.022002" calcext:value-type="float">
            <text:p>0,02200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28339" calcext:value-type="float">
            <text:p>0,228339</text:p>
          </table:table-cell>
          <table:table-cell office:value-type="float" office:value="0.226081" calcext:value-type="float">
            <text:p>0,226081</text:p>
          </table:table-cell>
          <table:table-cell office:value-type="float" office:value="22559280" calcext:value-type="float">
            <text:p>22559280</text:p>
          </table:table-cell>
          <table:table-cell office:value-type="float" office:value="93.5037" calcext:value-type="float">
            <text:p>93,5037</text:p>
          </table:table-cell>
          <table:table-cell table:formula="of:=[.C11]-[.C10]" office:value-type="float" office:value="0.022017" calcext:value-type="float">
            <text:p>0,02201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0435" calcext:value-type="float">
            <text:p>0,250435</text:p>
          </table:table-cell>
          <table:table-cell office:value-type="float" office:value="0.248176" calcext:value-type="float">
            <text:p>0,248176</text:p>
          </table:table-cell>
          <table:table-cell office:value-type="float" office:value="24613300" calcext:value-type="float">
            <text:p>24613300</text:p>
          </table:table-cell>
          <table:table-cell office:value-type="float" office:value="93.1766" calcext:value-type="float">
            <text:p>93,1766</text:p>
          </table:table-cell>
          <table:table-cell table:formula="of:=[.C12]-[.C11]" office:value-type="float" office:value="0.022095" calcext:value-type="float">
            <text:p>0,02209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72446" calcext:value-type="float">
            <text:p>0,272446</text:p>
          </table:table-cell>
          <table:table-cell office:value-type="float" office:value="0.270179" calcext:value-type="float">
            <text:p>0,270179</text:p>
          </table:table-cell>
          <table:table-cell office:value-type="float" office:value="26667160" calcext:value-type="float">
            <text:p>26667160</text:p>
          </table:table-cell>
          <table:table-cell office:value-type="float" office:value="93.5638" calcext:value-type="float">
            <text:p>93,5638</text:p>
          </table:table-cell>
          <table:table-cell table:formula="of:=[.C13]-[.C12]" office:value-type="float" office:value="0.022003" calcext:value-type="float">
            <text:p>0,02200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94452" calcext:value-type="float">
            <text:p>0,294452</text:p>
          </table:table-cell>
          <table:table-cell office:value-type="float" office:value="0.292184" calcext:value-type="float">
            <text:p>0,292184</text:p>
          </table:table-cell>
          <table:table-cell office:value-type="float" office:value="28721475" calcext:value-type="float">
            <text:p>28721475</text:p>
          </table:table-cell>
          <table:table-cell office:value-type="float" office:value="93.5762" calcext:value-type="float">
            <text:p>93,5762</text:p>
          </table:table-cell>
          <table:table-cell table:formula="of:=[.C14]-[.C13]" office:value-type="float" office:value="0.022005" calcext:value-type="float">
            <text:p>0,02200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16459" calcext:value-type="float">
            <text:p>0,316459</text:p>
          </table:table-cell>
          <table:table-cell office:value-type="float" office:value="0.31419" calcext:value-type="float">
            <text:p>0,31419</text:p>
          </table:table-cell>
          <table:table-cell office:value-type="float" office:value="30775905" calcext:value-type="float">
            <text:p>30775905</text:p>
          </table:table-cell>
          <table:table-cell office:value-type="float" office:value="93.5642" calcext:value-type="float">
            <text:p>93,5642</text:p>
          </table:table-cell>
          <table:table-cell table:formula="of:=[.C15]-[.C14]" office:value-type="float" office:value="0.022006" calcext:value-type="float">
            <text:p>0,02200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38482" calcext:value-type="float">
            <text:p>0,338482</text:p>
          </table:table-cell>
          <table:table-cell office:value-type="float" office:value="0.336213" calcext:value-type="float">
            <text:p>0,336213</text:p>
          </table:table-cell>
          <table:table-cell office:value-type="float" office:value="32829839" calcext:value-type="float">
            <text:p>32829839</text:p>
          </table:table-cell>
          <table:table-cell office:value-type="float" office:value="93.4735" calcext:value-type="float">
            <text:p>93,4735</text:p>
          </table:table-cell>
          <table:table-cell table:formula="of:=[.C16]-[.C15]" office:value-type="float" office:value="0.022023" calcext:value-type="float">
            <text:p>0,02202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60631" calcext:value-type="float">
            <text:p>0,360631</text:p>
          </table:table-cell>
          <table:table-cell office:value-type="float" office:value="0.35836" calcext:value-type="float">
            <text:p>0,35836</text:p>
          </table:table-cell>
          <table:table-cell office:value-type="float" office:value="34883870" calcext:value-type="float">
            <text:p>34883870</text:p>
          </table:table-cell>
          <table:table-cell office:value-type="float" office:value="92.9407" calcext:value-type="float">
            <text:p>92,9407</text:p>
          </table:table-cell>
          <table:table-cell table:formula="of:=[.C17]-[.C16]" office:value-type="float" office:value="0.022147" calcext:value-type="float">
            <text:p>0,02214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82644" calcext:value-type="float">
            <text:p>0,382644</text:p>
          </table:table-cell>
          <table:table-cell office:value-type="float" office:value="0.380372" calcext:value-type="float">
            <text:p>0,380372</text:p>
          </table:table-cell>
          <table:table-cell office:value-type="float" office:value="36937869" calcext:value-type="float">
            <text:p>36937869</text:p>
          </table:table-cell>
          <table:table-cell office:value-type="float" office:value="93532" calcext:value-type="float">
            <text:p>93532</text:p>
          </table:table-cell>
          <table:table-cell table:formula="of:=[.C18]-[.C17]" office:value-type="float" office:value="0.022012" calcext:value-type="float">
            <text:p>0,02201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04665" calcext:value-type="float">
            <text:p>0,404665</text:p>
          </table:table-cell>
          <table:table-cell office:value-type="float" office:value="0.402392" calcext:value-type="float">
            <text:p>0,402392</text:p>
          </table:table-cell>
          <table:table-cell office:value-type="float" office:value="38991765" calcext:value-type="float">
            <text:p>38991765</text:p>
          </table:table-cell>
          <table:table-cell office:value-type="float" office:value="93.4807" calcext:value-type="float">
            <text:p>93,4807</text:p>
          </table:table-cell>
          <table:table-cell table:formula="of:=[.C19]-[.C18]" office:value-type="float" office:value="0.02202" calcext:value-type="float">
            <text:p>0,0220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26672" calcext:value-type="float">
            <text:p>0,426672</text:p>
          </table:table-cell>
          <table:table-cell office:value-type="float" office:value="0.424398" calcext:value-type="float">
            <text:p>0,424398</text:p>
          </table:table-cell>
          <table:table-cell office:value-type="float" office:value="41045855" calcext:value-type="float">
            <text:p>41045855</text:p>
          </table:table-cell>
          <table:table-cell office:value-type="float" office:value="93.5489" calcext:value-type="float">
            <text:p>93,5489</text:p>
          </table:table-cell>
          <table:table-cell table:formula="of:=[.C20]-[.C19]" office:value-type="float" office:value="0.022006" calcext:value-type="float">
            <text:p>0,02200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48768" calcext:value-type="float">
            <text:p>0,448768</text:p>
          </table:table-cell>
          <table:table-cell office:value-type="float" office:value="0.446493" calcext:value-type="float">
            <text:p>0,446493</text:p>
          </table:table-cell>
          <table:table-cell office:value-type="float" office:value="43100063" calcext:value-type="float">
            <text:p>43100063</text:p>
          </table:table-cell>
          <table:table-cell office:value-type="float" office:value="93168" calcext:value-type="float">
            <text:p>93168</text:p>
          </table:table-cell>
          <table:table-cell table:formula="of:=[.C21]-[.C20]" office:value-type="float" office:value="0.022095" calcext:value-type="float">
            <text:p>0,02209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0812" calcext:value-type="float">
            <text:p>0,470812</text:p>
          </table:table-cell>
          <table:table-cell office:value-type="float" office:value="0.468536" calcext:value-type="float">
            <text:p>0,468536</text:p>
          </table:table-cell>
          <table:table-cell office:value-type="float" office:value="45154221" calcext:value-type="float">
            <text:p>45154221</text:p>
          </table:table-cell>
          <table:table-cell office:value-type="float" office:value="93.3944" calcext:value-type="float">
            <text:p>93,3944</text:p>
          </table:table-cell>
          <table:table-cell table:formula="of:=[.C22]-[.C21]" office:value-type="float" office:value="0.022043" calcext:value-type="float">
            <text:p>0,02204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92827" calcext:value-type="float">
            <text:p>0,492827</text:p>
          </table:table-cell>
          <table:table-cell office:value-type="float" office:value="0.49055" calcext:value-type="float">
            <text:p>0,49055</text:p>
          </table:table-cell>
          <table:table-cell office:value-type="float" office:value="47208487" calcext:value-type="float">
            <text:p>47208487</text:p>
          </table:table-cell>
          <table:table-cell office:value-type="float" office:value="93.5227" calcext:value-type="float">
            <text:p>93,5227</text:p>
          </table:table-cell>
          <table:table-cell table:formula="of:=[.C23]-[.C22]" office:value-type="float" office:value="0.0220140000000001" calcext:value-type="float">
            <text:p>0,02201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14829" calcext:value-type="float">
            <text:p>0,514829</text:p>
          </table:table-cell>
          <table:table-cell office:value-type="float" office:value="0.51255" calcext:value-type="float">
            <text:p>0,51255</text:p>
          </table:table-cell>
          <table:table-cell office:value-type="float" office:value="49262705" calcext:value-type="float">
            <text:p>49262705</text:p>
          </table:table-cell>
          <table:table-cell office:value-type="float" office:value="93.5758" calcext:value-type="float">
            <text:p>93,5758</text:p>
          </table:table-cell>
          <table:table-cell table:formula="of:=[.C24]-[.C23]" office:value-type="float" office:value="0.022" calcext:value-type="float">
            <text:p>0,02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36847" calcext:value-type="float">
            <text:p>0,536847</text:p>
          </table:table-cell>
          <table:table-cell office:value-type="float" office:value="0.534568" calcext:value-type="float">
            <text:p>0,534568</text:p>
          </table:table-cell>
          <table:table-cell office:value-type="float" office:value="51317163" calcext:value-type="float">
            <text:p>51317163</text:p>
          </table:table-cell>
          <table:table-cell office:value-type="float" office:value="93.5186" calcext:value-type="float">
            <text:p>93,5186</text:p>
          </table:table-cell>
          <table:table-cell table:formula="of:=[.C25]-[.C24]" office:value-type="float" office:value="0.0220179999999999" calcext:value-type="float">
            <text:p>0,02201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58938" calcext:value-type="float">
            <text:p>0,558938</text:p>
          </table:table-cell>
          <table:table-cell office:value-type="float" office:value="0.556657" calcext:value-type="float">
            <text:p>0,556657</text:p>
          </table:table-cell>
          <table:table-cell office:value-type="float" office:value="53372129" calcext:value-type="float">
            <text:p>53372129</text:p>
          </table:table-cell>
          <table:table-cell office:value-type="float" office:value="93.2364" calcext:value-type="float">
            <text:p>93,2364</text:p>
          </table:table-cell>
          <table:table-cell table:formula="of:=[.C26]-[.C25]" office:value-type="float" office:value="0.022089" calcext:value-type="float">
            <text:p>0,02208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80811" calcext:value-type="float">
            <text:p>0,580811</text:p>
          </table:table-cell>
          <table:table-cell office:value-type="float" office:value="0.578519" calcext:value-type="float">
            <text:p>0,578519</text:p>
          </table:table-cell>
          <table:table-cell office:value-type="float" office:value="55426411" calcext:value-type="float">
            <text:p>55426411</text:p>
          </table:table-cell>
          <table:table-cell office:value-type="float" office:value="94.1967" calcext:value-type="float">
            <text:p>94,1967</text:p>
          </table:table-cell>
          <table:table-cell table:formula="of:=[.C27]-[.C26]" office:value-type="float" office:value="0.021862" calcext:value-type="float">
            <text:p>0,02186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93604" calcext:value-type="float">
            <text:p>0,593604</text:p>
          </table:table-cell>
          <table:table-cell office:value-type="float" office:value="0.591282" calcext:value-type="float">
            <text:p>0,591282</text:p>
          </table:table-cell>
          <table:table-cell office:value-type="float" office:value="57474200" calcext:value-type="float">
            <text:p>57474200</text:p>
          </table:table-cell>
          <table:table-cell office:value-type="float" office:value="161088" calcext:value-type="float">
            <text:p>161088</text:p>
          </table:table-cell>
          <table:table-cell table:formula="of:=[.C28]-[.C27]" office:value-type="float" office:value="0.012763" calcext:value-type="float">
            <text:p>0,01276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606294" calcext:value-type="float">
            <text:p>0,606294</text:p>
          </table:table-cell>
          <table:table-cell office:value-type="float" office:value="0.603971" calcext:value-type="float">
            <text:p>0,603971</text:p>
          </table:table-cell>
          <table:table-cell office:value-type="float" office:value="59523260" calcext:value-type="float">
            <text:p>59523260</text:p>
          </table:table-cell>
          <table:table-cell office:value-type="float" office:value="162094" calcext:value-type="float">
            <text:p>162094</text:p>
          </table:table-cell>
          <table:table-cell table:formula="of:=[.C29]-[.C28]" office:value-type="float" office:value="0.012689" calcext:value-type="float">
            <text:p>0,01268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18969" calcext:value-type="float">
            <text:p>0,618969</text:p>
          </table:table-cell>
          <table:table-cell office:value-type="float" office:value="0.616646" calcext:value-type="float">
            <text:p>0,616646</text:p>
          </table:table-cell>
          <table:table-cell office:value-type="float" office:value="61571986" calcext:value-type="float">
            <text:p>61571986</text:p>
          </table:table-cell>
          <table:table-cell office:value-type="float" office:value="162195" calcext:value-type="float">
            <text:p>162195</text:p>
          </table:table-cell>
          <table:table-cell table:formula="of:=[.C30]-[.C29]" office:value-type="float" office:value="0.0126750000000001" calcext:value-type="float">
            <text:p>0,01267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31708" calcext:value-type="float">
            <text:p>0,631708</text:p>
          </table:table-cell>
          <table:table-cell office:value-type="float" office:value="0.629384" calcext:value-type="float">
            <text:p>0,629384</text:p>
          </table:table-cell>
          <table:table-cell office:value-type="float" office:value="63619492" calcext:value-type="float">
            <text:p>63619492</text:p>
          </table:table-cell>
          <table:table-cell office:value-type="float" office:value="161281" calcext:value-type="float">
            <text:p>161281</text:p>
          </table:table-cell>
          <table:table-cell table:formula="of:=[.C31]-[.C30]" office:value-type="float" office:value="0.0127379999999999" calcext:value-type="float">
            <text:p>0,01273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46451" calcext:value-type="float">
            <text:p>0,646451</text:p>
          </table:table-cell>
          <table:table-cell office:value-type="float" office:value="0.644075" calcext:value-type="float">
            <text:p>0,644075</text:p>
          </table:table-cell>
          <table:table-cell office:value-type="float" office:value="65663223" calcext:value-type="float">
            <text:p>65663223</text:p>
          </table:table-cell>
          <table:table-cell office:value-type="float" office:value="139568" calcext:value-type="float">
            <text:p>139568</text:p>
          </table:table-cell>
          <table:table-cell table:formula="of:=[.C32]-[.C31]" office:value-type="float" office:value="0.014691" calcext:value-type="float">
            <text:p>0,01469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59257" calcext:value-type="float">
            <text:p>0,659257</text:p>
          </table:table-cell>
          <table:table-cell office:value-type="float" office:value="0.656865" calcext:value-type="float">
            <text:p>0,656865</text:p>
          </table:table-cell>
          <table:table-cell office:value-type="float" office:value="67712010" calcext:value-type="float">
            <text:p>67712010</text:p>
          </table:table-cell>
          <table:table-cell office:value-type="float" office:value="161217" calcext:value-type="float">
            <text:p>161217</text:p>
          </table:table-cell>
          <table:table-cell table:formula="of:=[.C33]-[.C32]" office:value-type="float" office:value="0.01279" calcext:value-type="float">
            <text:p>0,0127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72028" calcext:value-type="float">
            <text:p>0,672028</text:p>
          </table:table-cell>
          <table:table-cell office:value-type="float" office:value="0.669635" calcext:value-type="float">
            <text:p>0,669635</text:p>
          </table:table-cell>
          <table:table-cell office:value-type="float" office:value="69760435" calcext:value-type="float">
            <text:p>69760435</text:p>
          </table:table-cell>
          <table:table-cell office:value-type="float" office:value="161063" calcext:value-type="float">
            <text:p>161063</text:p>
          </table:table-cell>
          <table:table-cell table:formula="of:=[.C34]-[.C33]" office:value-type="float" office:value="0.0127700000000001" calcext:value-type="float">
            <text:p>0,01277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84722" calcext:value-type="float">
            <text:p>0,684722</text:p>
          </table:table-cell>
          <table:table-cell office:value-type="float" office:value="0.682329" calcext:value-type="float">
            <text:p>0,682329</text:p>
          </table:table-cell>
          <table:table-cell office:value-type="float" office:value="71808503" calcext:value-type="float">
            <text:p>71808503</text:p>
          </table:table-cell>
          <table:table-cell office:value-type="float" office:value="161964" calcext:value-type="float">
            <text:p>161964</text:p>
          </table:table-cell>
          <table:table-cell table:formula="of:=[.C35]-[.C34]" office:value-type="float" office:value="0.012694" calcext:value-type="float">
            <text:p>0,01269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97428" calcext:value-type="float">
            <text:p>0,697428</text:p>
          </table:table-cell>
          <table:table-cell office:value-type="float" office:value="0.695034" calcext:value-type="float">
            <text:p>0,695034</text:p>
          </table:table-cell>
          <table:table-cell office:value-type="float" office:value="73856366" calcext:value-type="float">
            <text:p>73856366</text:p>
          </table:table-cell>
          <table:table-cell office:value-type="float" office:value="161743" calcext:value-type="float">
            <text:p>161743</text:p>
          </table:table-cell>
          <table:table-cell table:formula="of:=[.C36]-[.C35]" office:value-type="float" office:value="0.012705" calcext:value-type="float">
            <text:p>0,01270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710117" calcext:value-type="float">
            <text:p>0,710117</text:p>
          </table:table-cell>
          <table:table-cell office:value-type="float" office:value="0.707723" calcext:value-type="float">
            <text:p>0,707723</text:p>
          </table:table-cell>
          <table:table-cell office:value-type="float" office:value="75904992" calcext:value-type="float">
            <text:p>75904992</text:p>
          </table:table-cell>
          <table:table-cell office:value-type="float" office:value="162059" calcext:value-type="float">
            <text:p>162059</text:p>
          </table:table-cell>
          <table:table-cell table:formula="of:=[.C37]-[.C36]" office:value-type="float" office:value="0.0126890000000001" calcext:value-type="float">
            <text:p>0,012689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722831" calcext:value-type="float">
            <text:p>0,722831</text:p>
          </table:table-cell>
          <table:table-cell office:value-type="float" office:value="0.720436" calcext:value-type="float">
            <text:p>0,720436</text:p>
          </table:table-cell>
          <table:table-cell office:value-type="float" office:value="77953731" calcext:value-type="float">
            <text:p>77953731</text:p>
          </table:table-cell>
          <table:table-cell office:value-type="float" office:value="161697" calcext:value-type="float">
            <text:p>161697</text:p>
          </table:table-cell>
          <table:table-cell table:formula="of:=[.C38]-[.C37]" office:value-type="float" office:value="0.012713" calcext:value-type="float">
            <text:p>0,01271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735545" calcext:value-type="float">
            <text:p>0,735545</text:p>
          </table:table-cell>
          <table:table-cell office:value-type="float" office:value="0.73315" calcext:value-type="float">
            <text:p>0,73315</text:p>
          </table:table-cell>
          <table:table-cell office:value-type="float" office:value="80001297" calcext:value-type="float">
            <text:p>80001297</text:p>
          </table:table-cell>
          <table:table-cell office:value-type="float" office:value="161642" calcext:value-type="float">
            <text:p>161642</text:p>
          </table:table-cell>
          <table:table-cell table:formula="of:=[.C39]-[.C38]" office:value-type="float" office:value="0.0127140000000001" calcext:value-type="float">
            <text:p>0,01271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764063" calcext:value-type="float">
            <text:p>0,764063</text:p>
          </table:table-cell>
          <table:table-cell office:value-type="float" office:value="0.761315" calcext:value-type="float">
            <text:p>0,761315</text:p>
          </table:table-cell>
          <table:table-cell office:value-type="float" office:value="82036127" calcext:value-type="float">
            <text:p>82036127</text:p>
          </table:table-cell>
          <table:table-cell office:value-type="float" office:value="72.3686" calcext:value-type="float">
            <text:p>72,3686</text:p>
          </table:table-cell>
          <table:table-cell table:formula="of:=[.C40]-[.C39]" office:value-type="float" office:value="0.0281649999999999" calcext:value-type="float">
            <text:p>0,02816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77054" calcext:value-type="float">
            <text:p>0,777054</text:p>
          </table:table-cell>
          <table:table-cell office:value-type="float" office:value="0.774302" calcext:value-type="float">
            <text:p>0,774302</text:p>
          </table:table-cell>
          <table:table-cell office:value-type="float" office:value="84084035" calcext:value-type="float">
            <text:p>84084035</text:p>
          </table:table-cell>
          <table:table-cell office:value-type="float" office:value="159417" calcext:value-type="float">
            <text:p>159417</text:p>
          </table:table-cell>
          <table:table-cell table:formula="of:=[.C41]-[.C40]" office:value-type="float" office:value="0.012987" calcext:value-type="float">
            <text:p>0,01298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789785" calcext:value-type="float">
            <text:p>0,789785</text:p>
          </table:table-cell>
          <table:table-cell office:value-type="float" office:value="0.787033" calcext:value-type="float">
            <text:p>0,787033</text:p>
          </table:table-cell>
          <table:table-cell office:value-type="float" office:value="86132023" calcext:value-type="float">
            <text:p>86132023</text:p>
          </table:table-cell>
          <table:table-cell office:value-type="float" office:value="161688" calcext:value-type="float">
            <text:p>161688</text:p>
          </table:table-cell>
          <table:table-cell table:formula="of:=[.C42]-[.C41]" office:value-type="float" office:value="0.012731" calcext:value-type="float">
            <text:p>0,01273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802474" calcext:value-type="float">
            <text:p>0,802474</text:p>
          </table:table-cell>
          <table:table-cell office:value-type="float" office:value="0.79972" calcext:value-type="float">
            <text:p>0,79972</text:p>
          </table:table-cell>
          <table:table-cell office:value-type="float" office:value="88179713" calcext:value-type="float">
            <text:p>88179713</text:p>
          </table:table-cell>
          <table:table-cell office:value-type="float" office:value="162.01" calcext:value-type="float">
            <text:p>162,01</text:p>
          </table:table-cell>
          <table:table-cell table:formula="of:=[.C43]-[.C42]" office:value-type="float" office:value="0.0126870000000001" calcext:value-type="float">
            <text:p>0,012687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815152" calcext:value-type="float">
            <text:p>0,815152</text:p>
          </table:table-cell>
          <table:table-cell office:value-type="float" office:value="0.812398" calcext:value-type="float">
            <text:p>0,812398</text:p>
          </table:table-cell>
          <table:table-cell office:value-type="float" office:value="90226700" calcext:value-type="float">
            <text:p>90226700</text:p>
          </table:table-cell>
          <table:table-cell office:value-type="float" office:value="162033" calcext:value-type="float">
            <text:p>162033</text:p>
          </table:table-cell>
          <table:table-cell table:formula="of:=[.C44]-[.C43]" office:value-type="float" office:value="0.0126779999999999" calcext:value-type="float">
            <text:p>0,01267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827869" calcext:value-type="float">
            <text:p>0,827869</text:p>
          </table:table-cell>
          <table:table-cell office:value-type="float" office:value="0.825114" calcext:value-type="float">
            <text:p>0,825114</text:p>
          </table:table-cell>
          <table:table-cell office:value-type="float" office:value="92274369" calcext:value-type="float">
            <text:p>92274369</text:p>
          </table:table-cell>
          <table:table-cell office:value-type="float" office:value="161587" calcext:value-type="float">
            <text:p>161587</text:p>
          </table:table-cell>
          <table:table-cell table:formula="of:=[.C45]-[.C44]" office:value-type="float" office:value="0.0127160000000001" calcext:value-type="float">
            <text:p>0,01271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840567" calcext:value-type="float">
            <text:p>0,840567</text:p>
          </table:table-cell>
          <table:table-cell office:value-type="float" office:value="0.837811" calcext:value-type="float">
            <text:p>0,837811</text:p>
          </table:table-cell>
          <table:table-cell office:value-type="float" office:value="94322581" calcext:value-type="float">
            <text:p>94322581</text:p>
          </table:table-cell>
          <table:table-cell office:value-type="float" office:value="161924" calcext:value-type="float">
            <text:p>161924</text:p>
          </table:table-cell>
          <table:table-cell table:formula="of:=[.C46]-[.C45]" office:value-type="float" office:value="0.012697" calcext:value-type="float">
            <text:p>0,01269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854439" calcext:value-type="float">
            <text:p>0,854439</text:p>
          </table:table-cell>
          <table:table-cell office:value-type="float" office:value="0.851683" calcext:value-type="float">
            <text:p>0,851683</text:p>
          </table:table-cell>
          <table:table-cell office:value-type="float" office:value="96368729" calcext:value-type="float">
            <text:p>96368729</text:p>
          </table:table-cell>
          <table:table-cell office:value-type="float" office:value="147968" calcext:value-type="float">
            <text:p>147968</text:p>
          </table:table-cell>
          <table:table-cell table:formula="of:=[.C47]-[.C46]" office:value-type="float" office:value="0.013872" calcext:value-type="float">
            <text:p>0,01387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867189" calcext:value-type="float">
            <text:p>0,867189</text:p>
          </table:table-cell>
          <table:table-cell office:value-type="float" office:value="0.864433" calcext:value-type="float">
            <text:p>0,864433</text:p>
          </table:table-cell>
          <table:table-cell office:value-type="float" office:value="98416037" calcext:value-type="float">
            <text:p>98416037</text:p>
          </table:table-cell>
          <table:table-cell office:value-type="float" office:value="161329" calcext:value-type="float">
            <text:p>161329</text:p>
          </table:table-cell>
          <table:table-cell table:formula="of:=[.C48]-[.C47]" office:value-type="float" office:value="0.01275" calcext:value-type="float">
            <text:p>0,0127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879885" calcext:value-type="float">
            <text:p>0,879885</text:p>
          </table:table-cell>
          <table:table-cell office:value-type="float" office:value="0.877128" calcext:value-type="float">
            <text:p>0,877128</text:p>
          </table:table-cell>
          <table:table-cell office:value-type="float" office:value="100463578" calcext:value-type="float">
            <text:p>100463578</text:p>
          </table:table-cell>
          <table:table-cell office:value-type="float" office:value="161.96" calcext:value-type="float">
            <text:p>161,96</text:p>
          </table:table-cell>
          <table:table-cell table:formula="of:=[.C49]-[.C48]" office:value-type="float" office:value="0.0126949999999999" calcext:value-type="float">
            <text:p>0,01269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892581" calcext:value-type="float">
            <text:p>0,892581</text:p>
          </table:table-cell>
          <table:table-cell office:value-type="float" office:value="0.889823" calcext:value-type="float">
            <text:p>0,889823</text:p>
          </table:table-cell>
          <table:table-cell office:value-type="float" office:value="102511151" calcext:value-type="float">
            <text:p>102511151</text:p>
          </table:table-cell>
          <table:table-cell office:value-type="float" office:value="161886" calcext:value-type="float">
            <text:p>161886</text:p>
          </table:table-cell>
          <table:table-cell table:formula="of:=[.C50]-[.C49]" office:value-type="float" office:value="0.012695" calcext:value-type="float">
            <text:p>0,01269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05262" calcext:value-type="float">
            <text:p>0,905262</text:p>
          </table:table-cell>
          <table:table-cell office:value-type="float" office:value="0.902504" calcext:value-type="float">
            <text:p>0,902504</text:p>
          </table:table-cell>
          <table:table-cell office:value-type="float" office:value="104559477" calcext:value-type="float">
            <text:p>104559477</text:p>
          </table:table-cell>
          <table:table-cell office:value-type="float" office:value="162086" calcext:value-type="float">
            <text:p>162086</text:p>
          </table:table-cell>
          <table:table-cell table:formula="of:=[.C51]-[.C50]" office:value-type="float" office:value="0.0126810000000001" calcext:value-type="float">
            <text:p>0,01268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17952" calcext:value-type="float">
            <text:p>0,917952</text:p>
          </table:table-cell>
          <table:table-cell office:value-type="float" office:value="0.915193" calcext:value-type="float">
            <text:p>0,915193</text:p>
          </table:table-cell>
          <table:table-cell office:value-type="float" office:value="106607871" calcext:value-type="float">
            <text:p>106607871</text:p>
          </table:table-cell>
          <table:table-cell office:value-type="float" office:value="161.99" calcext:value-type="float">
            <text:p>161,99</text:p>
          </table:table-cell>
          <table:table-cell table:formula="of:=[.C52]-[.C51]" office:value-type="float" office:value="0.012689" calcext:value-type="float">
            <text:p>0,012689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30638" calcext:value-type="float">
            <text:p>0,930638</text:p>
          </table:table-cell>
          <table:table-cell office:value-type="float" office:value="0.927878" calcext:value-type="float">
            <text:p>0,927878</text:p>
          </table:table-cell>
          <table:table-cell office:value-type="float" office:value="108655646" calcext:value-type="float">
            <text:p>108655646</text:p>
          </table:table-cell>
          <table:table-cell office:value-type="float" office:value="161991" calcext:value-type="float">
            <text:p>161991</text:p>
          </table:table-cell>
          <table:table-cell table:formula="of:=[.C53]-[.C52]" office:value-type="float" office:value="0.0126850000000001" calcext:value-type="float">
            <text:p>0,01268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44053" calcext:value-type="float">
            <text:p>0,944053</text:p>
          </table:table-cell>
          <table:table-cell office:value-type="float" office:value="0.941294" calcext:value-type="float">
            <text:p>0,941294</text:p>
          </table:table-cell>
          <table:table-cell office:value-type="float" office:value="110702615" calcext:value-type="float">
            <text:p>110702615</text:p>
          </table:table-cell>
          <table:table-cell office:value-type="float" office:value="153064" calcext:value-type="float">
            <text:p>153064</text:p>
          </table:table-cell>
          <table:table-cell table:formula="of:=[.C54]-[.C53]" office:value-type="float" office:value="0.013416" calcext:value-type="float">
            <text:p>0,01341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57163" calcext:value-type="float">
            <text:p>0,957163</text:p>
          </table:table-cell>
          <table:table-cell office:value-type="float" office:value="0.954402" calcext:value-type="float">
            <text:p>0,954402</text:p>
          </table:table-cell>
          <table:table-cell office:value-type="float" office:value="112750018" calcext:value-type="float">
            <text:p>112750018</text:p>
          </table:table-cell>
          <table:table-cell office:value-type="float" office:value="157031" calcext:value-type="float">
            <text:p>157031</text:p>
          </table:table-cell>
          <table:table-cell table:formula="of:=[.C55]-[.C54]" office:value-type="float" office:value="0.013108" calcext:value-type="float">
            <text:p>0,01310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69899" calcext:value-type="float">
            <text:p>0,969899</text:p>
          </table:table-cell>
          <table:table-cell office:value-type="float" office:value="0.967138" calcext:value-type="float">
            <text:p>0,967138</text:p>
          </table:table-cell>
          <table:table-cell office:value-type="float" office:value="114798194" calcext:value-type="float">
            <text:p>114798194</text:p>
          </table:table-cell>
          <table:table-cell office:value-type="float" office:value="161538" calcext:value-type="float">
            <text:p>161538</text:p>
          </table:table-cell>
          <table:table-cell table:formula="of:=[.C56]-[.C55]" office:value-type="float" office:value="0.012736" calcext:value-type="float">
            <text:p>0,01273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82601" calcext:value-type="float">
            <text:p>0,982601</text:p>
          </table:table-cell>
          <table:table-cell office:value-type="float" office:value="0.979839" calcext:value-type="float">
            <text:p>0,979839</text:p>
          </table:table-cell>
          <table:table-cell office:value-type="float" office:value="116845899" calcext:value-type="float">
            <text:p>116845899</text:p>
          </table:table-cell>
          <table:table-cell office:value-type="float" office:value="161832" calcext:value-type="float">
            <text:p>161832</text:p>
          </table:table-cell>
          <table:table-cell table:formula="of:=[.C57]-[.C56]" office:value-type="float" office:value="0.012701" calcext:value-type="float">
            <text:p>0,01270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9531" calcext:value-type="float">
            <text:p>0,99531</text:p>
          </table:table-cell>
          <table:table-cell office:value-type="float" office:value="0.992534" calcext:value-type="float">
            <text:p>0,992534</text:p>
          </table:table-cell>
          <table:table-cell office:value-type="float" office:value="118893331" calcext:value-type="float">
            <text:p>118893331</text:p>
          </table:table-cell>
          <table:table-cell office:value-type="float" office:value="161887" calcext:value-type="float">
            <text:p>161887</text:p>
          </table:table-cell>
          <table:table-cell table:formula="of:=[.C58]-[.C57]" office:value-type="float" office:value="0.012695" calcext:value-type="float">
            <text:p>0,01269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8" calcext:value-type="float">
            <text:p>1008</text:p>
          </table:table-cell>
          <table:table-cell office:value-type="float" office:value="1.00522" calcext:value-type="float">
            <text:p>1,00522</text:p>
          </table:table-cell>
          <table:table-cell office:value-type="float" office:value="120941056" calcext:value-type="float">
            <text:p>120941056</text:p>
          </table:table-cell>
          <table:table-cell office:value-type="float" office:value="162" calcext:value-type="float">
            <text:p>162</text:p>
          </table:table-cell>
          <table:table-cell table:formula="of:=[.C59]-[.C58]" office:value-type="float" office:value="0.0126860000000001" calcext:value-type="float">
            <text:p>0,012686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0207" calcext:value-type="float">
            <text:p>1,0207</text:p>
          </table:table-cell>
          <table:table-cell office:value-type="float" office:value="1.01792" calcext:value-type="float">
            <text:p>1,01792</text:p>
          </table:table-cell>
          <table:table-cell office:value-type="float" office:value="122989849" calcext:value-type="float">
            <text:p>122989849</text:p>
          </table:table-cell>
          <table:table-cell office:value-type="float" office:value="161894" calcext:value-type="float">
            <text:p>161894</text:p>
          </table:table-cell>
          <table:table-cell table:formula="of:=[.C60]-[.C59]" office:value-type="float" office:value="0.0126999999999999" calcext:value-type="float">
            <text:p>0,012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03341" calcext:value-type="float">
            <text:p>1,03341</text:p>
          </table:table-cell>
          <table:table-cell office:value-type="float" office:value="1.03064" calcext:value-type="float">
            <text:p>1,03064</text:p>
          </table:table-cell>
          <table:table-cell office:value-type="float" office:value="125038176" calcext:value-type="float">
            <text:p>125038176</text:p>
          </table:table-cell>
          <table:table-cell office:value-type="float" office:value="161651" calcext:value-type="float">
            <text:p>161651</text:p>
          </table:table-cell>
          <table:table-cell table:formula="of:=[.C61]-[.C60]" office:value-type="float" office:value="0.0127200000000001" calcext:value-type="float">
            <text:p>0,01272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04708" calcext:value-type="float">
            <text:p>1,04708</text:p>
          </table:table-cell>
          <table:table-cell office:value-type="float" office:value="1.0443" calcext:value-type="float">
            <text:p>1,0443</text:p>
          </table:table-cell>
          <table:table-cell office:value-type="float" office:value="127082964" calcext:value-type="float">
            <text:p>127082964</text:p>
          </table:table-cell>
          <table:table-cell office:value-type="float" office:value="150183" calcext:value-type="float">
            <text:p>150183</text:p>
          </table:table-cell>
          <table:table-cell table:formula="of:=[.C62]-[.C61]" office:value-type="float" office:value="0.01366" calcext:value-type="float">
            <text:p>0,0136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06001" calcext:value-type="float">
            <text:p>1,06001</text:p>
          </table:table-cell>
          <table:table-cell office:value-type="float" office:value="1.05723" calcext:value-type="float">
            <text:p>1,05723</text:p>
          </table:table-cell>
          <table:table-cell office:value-type="float" office:value="129129997" calcext:value-type="float">
            <text:p>129129997</text:p>
          </table:table-cell>
          <table:table-cell office:value-type="float" office:value="160021" calcext:value-type="float">
            <text:p>160021</text:p>
          </table:table-cell>
          <table:table-cell table:formula="of:=[.C63]-[.C62]" office:value-type="float" office:value="0.0129300000000001" calcext:value-type="float">
            <text:p>0,0129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07282" calcext:value-type="float">
            <text:p>1,07282</text:p>
          </table:table-cell>
          <table:table-cell office:value-type="float" office:value="1.07004" calcext:value-type="float">
            <text:p>1,07004</text:p>
          </table:table-cell>
          <table:table-cell office:value-type="float" office:value="131177614" calcext:value-type="float">
            <text:p>131177614</text:p>
          </table:table-cell>
          <table:table-cell office:value-type="float" office:value="160545" calcext:value-type="float">
            <text:p>160545</text:p>
          </table:table-cell>
          <table:table-cell table:formula="of:=[.C64]-[.C63]" office:value-type="float" office:value="0.01281" calcext:value-type="float">
            <text:p>0,0128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0855" calcext:value-type="float">
            <text:p>1,0855</text:p>
          </table:table-cell>
          <table:table-cell office:value-type="float" office:value="1.08272" calcext:value-type="float">
            <text:p>1,08272</text:p>
          </table:table-cell>
          <table:table-cell office:value-type="float" office:value="133225483" calcext:value-type="float">
            <text:p>133225483</text:p>
          </table:table-cell>
          <table:table-cell office:value-type="float" office:value="162063" calcext:value-type="float">
            <text:p>162063</text:p>
          </table:table-cell>
          <table:table-cell table:formula="of:=[.C65]-[.C64]" office:value-type="float" office:value="0.0126799999999998" calcext:value-type="float">
            <text:p>0,0126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09827" calcext:value-type="float">
            <text:p>1,09827</text:p>
          </table:table-cell>
          <table:table-cell office:value-type="float" office:value="1.09549" calcext:value-type="float">
            <text:p>1,09549</text:p>
          </table:table-cell>
          <table:table-cell office:value-type="float" office:value="135273011" calcext:value-type="float">
            <text:p>135273011</text:p>
          </table:table-cell>
          <table:table-cell office:value-type="float" office:value="160903" calcext:value-type="float">
            <text:p>160903</text:p>
          </table:table-cell>
          <table:table-cell table:formula="of:=[.C66]-[.C65]" office:value-type="float" office:value="0.0127700000000002" calcext:value-type="float">
            <text:p>0,01277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11095" calcext:value-type="float">
            <text:p>1,11095</text:p>
          </table:table-cell>
          <table:table-cell office:value-type="float" office:value="1.10817" calcext:value-type="float">
            <text:p>1,10817</text:p>
          </table:table-cell>
          <table:table-cell office:value-type="float" office:value="137320860" calcext:value-type="float">
            <text:p>137320860</text:p>
          </table:table-cell>
          <table:table-cell office:value-type="float" office:value="162.14" calcext:value-type="float">
            <text:p>162,14</text:p>
          </table:table-cell>
          <table:table-cell table:formula="of:=[.C67]-[.C66]" office:value-type="float" office:value="0.01268" calcext:value-type="float">
            <text:p>0,0126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12363" calcext:value-type="float">
            <text:p>1,12363</text:p>
          </table:table-cell>
          <table:table-cell office:value-type="float" office:value="1.12085" calcext:value-type="float">
            <text:p>1,12085</text:p>
          </table:table-cell>
          <table:table-cell office:value-type="float" office:value="139368698" calcext:value-type="float">
            <text:p>139368698</text:p>
          </table:table-cell>
          <table:table-cell office:value-type="float" office:value="162048" calcext:value-type="float">
            <text:p>162048</text:p>
          </table:table-cell>
          <table:table-cell table:formula="of:=[.C68]-[.C67]" office:value-type="float" office:value="0.0126799999999998" calcext:value-type="float">
            <text:p>0,0126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13636" calcext:value-type="float">
            <text:p>1,13636</text:p>
          </table:table-cell>
          <table:table-cell office:value-type="float" office:value="1.13357" calcext:value-type="float">
            <text:p>1,13357</text:p>
          </table:table-cell>
          <table:table-cell office:value-type="float" office:value="141416681" calcext:value-type="float">
            <text:p>141416681</text:p>
          </table:table-cell>
          <table:table-cell office:value-type="float" office:value="161472" calcext:value-type="float">
            <text:p>161472</text:p>
          </table:table-cell>
          <table:table-cell table:formula="of:=[.C69]-[.C68]" office:value-type="float" office:value="0.0127200000000001" calcext:value-type="float">
            <text:p>0,01272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15017" calcext:value-type="float">
            <text:p>1,15017</text:p>
          </table:table-cell>
          <table:table-cell office:value-type="float" office:value="1.14739" calcext:value-type="float">
            <text:p>1,14739</text:p>
          </table:table-cell>
          <table:table-cell office:value-type="float" office:value="143461495" calcext:value-type="float">
            <text:p>143461495</text:p>
          </table:table-cell>
          <table:table-cell office:value-type="float" office:value="148527" calcext:value-type="float">
            <text:p>148527</text:p>
          </table:table-cell>
          <table:table-cell table:formula="of:=[.C70]-[.C69]" office:value-type="float" office:value="0.0138200000000002" calcext:value-type="float">
            <text:p>0,0138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16291" calcext:value-type="float">
            <text:p>1,16291</text:p>
          </table:table-cell>
          <table:table-cell office:value-type="float" office:value="1.16013" calcext:value-type="float">
            <text:p>1,16013</text:p>
          </table:table-cell>
          <table:table-cell office:value-type="float" office:value="145509336" calcext:value-type="float">
            <text:p>145509336</text:p>
          </table:table-cell>
          <table:table-cell office:value-type="float" office:value="161384" calcext:value-type="float">
            <text:p>161384</text:p>
          </table:table-cell>
          <table:table-cell table:formula="of:=[.C71]-[.C70]" office:value-type="float" office:value="0.01274" calcext:value-type="float">
            <text:p>0,01274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17561" calcext:value-type="float">
            <text:p>1,17561</text:p>
          </table:table-cell>
          <table:table-cell office:value-type="float" office:value="1.17283" calcext:value-type="float">
            <text:p>1,17283</text:p>
          </table:table-cell>
          <table:table-cell office:value-type="float" office:value="147557212" calcext:value-type="float">
            <text:p>147557212</text:p>
          </table:table-cell>
          <table:table-cell office:value-type="float" office:value="161961" calcext:value-type="float">
            <text:p>161961</text:p>
          </table:table-cell>
          <table:table-cell table:formula="of:=[.C72]-[.C71]" office:value-type="float" office:value="0.0126999999999999" calcext:value-type="float">
            <text:p>0,0127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1898" calcext:value-type="float">
            <text:p>1,1898</text:p>
          </table:table-cell>
          <table:table-cell office:value-type="float" office:value="1.18639" calcext:value-type="float">
            <text:p>1,18639</text:p>
          </table:table-cell>
          <table:table-cell office:value-type="float" office:value="149604058" calcext:value-type="float">
            <text:p>149604058</text:p>
          </table:table-cell>
          <table:table-cell office:value-type="float" office:value="151414" calcext:value-type="float">
            <text:p>151414</text:p>
          </table:table-cell>
          <table:table-cell table:formula="of:=[.C73]-[.C72]" office:value-type="float" office:value="0.01356" calcext:value-type="float">
            <text:p>0,01356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20256" calcext:value-type="float">
            <text:p>1,20256</text:p>
          </table:table-cell>
          <table:table-cell office:value-type="float" office:value="1.19915" calcext:value-type="float">
            <text:p>1,19915</text:p>
          </table:table-cell>
          <table:table-cell office:value-type="float" office:value="151652440" calcext:value-type="float">
            <text:p>151652440</text:p>
          </table:table-cell>
          <table:table-cell office:value-type="float" office:value="161249" calcext:value-type="float">
            <text:p>161249</text:p>
          </table:table-cell>
          <table:table-cell table:formula="of:=[.C74]-[.C73]" office:value-type="float" office:value="0.0127599999999999" calcext:value-type="float">
            <text:p>0,01276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21527" calcext:value-type="float">
            <text:p>1,21527</text:p>
          </table:table-cell>
          <table:table-cell office:value-type="float" office:value="1.21186" calcext:value-type="float">
            <text:p>1,21186</text:p>
          </table:table-cell>
          <table:table-cell office:value-type="float" office:value="153699661" calcext:value-type="float">
            <text:p>153699661</text:p>
          </table:table-cell>
          <table:table-cell office:value-type="float" office:value="161679" calcext:value-type="float">
            <text:p>161679</text:p>
          </table:table-cell>
          <table:table-cell table:formula="of:=[.C75]-[.C74]" office:value-type="float" office:value="0.01271" calcext:value-type="float">
            <text:p>0,0127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22801" calcext:value-type="float">
            <text:p>1,22801</text:p>
          </table:table-cell>
          <table:table-cell office:value-type="float" office:value="1.22459" calcext:value-type="float">
            <text:p>1,22459</text:p>
          </table:table-cell>
          <table:table-cell office:value-type="float" office:value="155747756" calcext:value-type="float">
            <text:p>155747756</text:p>
          </table:table-cell>
          <table:table-cell office:value-type="float" office:value="161468" calcext:value-type="float">
            <text:p>161468</text:p>
          </table:table-cell>
          <table:table-cell table:formula="of:=[.C76]-[.C75]" office:value-type="float" office:value="0.0127300000000001" calcext:value-type="float">
            <text:p>0,0127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2407" calcext:value-type="float">
            <text:p>1,2407</text:p>
          </table:table-cell>
          <table:table-cell office:value-type="float" office:value="1.23729" calcext:value-type="float">
            <text:p>1,23729</text:p>
          </table:table-cell>
          <table:table-cell office:value-type="float" office:value="157795056" calcext:value-type="float">
            <text:p>157795056</text:p>
          </table:table-cell>
          <table:table-cell office:value-type="float" office:value="161903" calcext:value-type="float">
            <text:p>161903</text:p>
          </table:table-cell>
          <table:table-cell table:formula="of:=[.C77]-[.C76]" office:value-type="float" office:value="0.0126999999999999" calcext:value-type="float">
            <text:p>0,0127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25448" calcext:value-type="float">
            <text:p>1,25448</text:p>
          </table:table-cell>
          <table:table-cell office:value-type="float" office:value="1.25107" calcext:value-type="float">
            <text:p>1,25107</text:p>
          </table:table-cell>
          <table:table-cell office:value-type="float" office:value="159840809" calcext:value-type="float">
            <text:p>159840809</text:p>
          </table:table-cell>
          <table:table-cell office:value-type="float" office:value="148899" calcext:value-type="float">
            <text:p>148899</text:p>
          </table:table-cell>
          <table:table-cell table:formula="of:=[.C78]-[.C77]" office:value-type="float" office:value="0.0137799999999999" calcext:value-type="float">
            <text:p>0,0137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26722" calcext:value-type="float">
            <text:p>1,26722</text:p>
          </table:table-cell>
          <table:table-cell office:value-type="float" office:value="1.2638" calcext:value-type="float">
            <text:p>1,2638</text:p>
          </table:table-cell>
          <table:table-cell office:value-type="float" office:value="161889276" calcext:value-type="float">
            <text:p>161889276</text:p>
          </table:table-cell>
          <table:table-cell office:value-type="float" office:value="161.56" calcext:value-type="float">
            <text:p>161,56</text:p>
          </table:table-cell>
          <table:table-cell table:formula="of:=[.C79]-[.C78]" office:value-type="float" office:value="0.0127300000000001" calcext:value-type="float">
            <text:p>0,0127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27991" calcext:value-type="float">
            <text:p>1,27991</text:p>
          </table:table-cell>
          <table:table-cell office:value-type="float" office:value="1.2765" calcext:value-type="float">
            <text:p>1,2765</text:p>
          </table:table-cell>
          <table:table-cell office:value-type="float" office:value="163937520" calcext:value-type="float">
            <text:p>163937520</text:p>
          </table:table-cell>
          <table:table-cell office:value-type="float" office:value="162042" calcext:value-type="float">
            <text:p>162042</text:p>
          </table:table-cell>
          <table:table-cell table:formula="of:=[.C80]-[.C79]" office:value-type="float" office:value="0.0126999999999999" calcext:value-type="float">
            <text:p>0,012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29261" calcext:value-type="float">
            <text:p>1,29261</text:p>
          </table:table-cell>
          <table:table-cell office:value-type="float" office:value="1.28919" calcext:value-type="float">
            <text:p>1,28919</text:p>
          </table:table-cell>
          <table:table-cell office:value-type="float" office:value="165986008" calcext:value-type="float">
            <text:p>165986008</text:p>
          </table:table-cell>
          <table:table-cell office:value-type="float" office:value="161946" calcext:value-type="float">
            <text:p>161946</text:p>
          </table:table-cell>
          <table:table-cell table:formula="of:=[.C81]-[.C80]" office:value-type="float" office:value="0.0126900000000001" calcext:value-type="float">
            <text:p>0,01269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30529" calcext:value-type="float">
            <text:p>1,30529</text:p>
          </table:table-cell>
          <table:table-cell office:value-type="float" office:value="1.30187" calcext:value-type="float">
            <text:p>1,30187</text:p>
          </table:table-cell>
          <table:table-cell office:value-type="float" office:value="168034729" calcext:value-type="float">
            <text:p>168034729</text:p>
          </table:table-cell>
          <table:table-cell office:value-type="float" office:value="162118" calcext:value-type="float">
            <text:p>162118</text:p>
          </table:table-cell>
          <table:table-cell table:formula="of:=[.C82]-[.C81]" office:value-type="float" office:value="0.01268" calcext:value-type="float">
            <text:p>0,01268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31797" calcext:value-type="float">
            <text:p>1,31797</text:p>
          </table:table-cell>
          <table:table-cell office:value-type="float" office:value="1.31455" calcext:value-type="float">
            <text:p>1,31455</text:p>
          </table:table-cell>
          <table:table-cell office:value-type="float" office:value="170083053" calcext:value-type="float">
            <text:p>170083053</text:p>
          </table:table-cell>
          <table:table-cell office:value-type="float" office:value="162138" calcext:value-type="float">
            <text:p>162138</text:p>
          </table:table-cell>
          <table:table-cell table:formula="of:=[.C83]-[.C82]" office:value-type="float" office:value="0.01268" calcext:value-type="float">
            <text:p>0,01268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33065" calcext:value-type="float">
            <text:p>1,33065</text:p>
          </table:table-cell>
          <table:table-cell office:value-type="float" office:value="1.32723" calcext:value-type="float">
            <text:p>1,32723</text:p>
          </table:table-cell>
          <table:table-cell office:value-type="float" office:value="172132000" calcext:value-type="float">
            <text:p>172132000</text:p>
          </table:table-cell>
          <table:table-cell office:value-type="float" office:value="162097" calcext:value-type="float">
            <text:p>162097</text:p>
          </table:table-cell>
          <table:table-cell table:formula="of:=[.C84]-[.C83]" office:value-type="float" office:value="0.01268" calcext:value-type="float">
            <text:p>0,01268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34337" calcext:value-type="float">
            <text:p>1,34337</text:p>
          </table:table-cell>
          <table:table-cell office:value-type="float" office:value="1.33996" calcext:value-type="float">
            <text:p>1,33996</text:p>
          </table:table-cell>
          <table:table-cell office:value-type="float" office:value="174179955" calcext:value-type="float">
            <text:p>174179955</text:p>
          </table:table-cell>
          <table:table-cell office:value-type="float" office:value="161534" calcext:value-type="float">
            <text:p>161534</text:p>
          </table:table-cell>
          <table:table-cell table:formula="of:=[.C85]-[.C84]" office:value-type="float" office:value="0.0127299999999999" calcext:value-type="float">
            <text:p>0,01273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3572" calcext:value-type="float">
            <text:p>1,3572</text:p>
          </table:table-cell>
          <table:table-cell office:value-type="float" office:value="1.35378" calcext:value-type="float">
            <text:p>1,35378</text:p>
          </table:table-cell>
          <table:table-cell office:value-type="float" office:value="176225653" calcext:value-type="float">
            <text:p>176225653</text:p>
          </table:table-cell>
          <table:table-cell office:value-type="float" office:value="148494" calcext:value-type="float">
            <text:p>148494</text:p>
          </table:table-cell>
          <table:table-cell table:formula="of:=[.C86]-[.C85]" office:value-type="float" office:value="0.0138199999999999" calcext:value-type="float">
            <text:p>0,01382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36993" calcext:value-type="float">
            <text:p>1,36993</text:p>
          </table:table-cell>
          <table:table-cell office:value-type="float" office:value="1.36651" calcext:value-type="float">
            <text:p>1,36651</text:p>
          </table:table-cell>
          <table:table-cell office:value-type="float" office:value="178274303" calcext:value-type="float">
            <text:p>178274303</text:p>
          </table:table-cell>
          <table:table-cell office:value-type="float" office:value="161575" calcext:value-type="float">
            <text:p>161575</text:p>
          </table:table-cell>
          <table:table-cell table:formula="of:=[.C87]-[.C86]" office:value-type="float" office:value="0.0127299999999999" calcext:value-type="float">
            <text:p>0,01273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38262" calcext:value-type="float">
            <text:p>1,38262</text:p>
          </table:table-cell>
          <table:table-cell office:value-type="float" office:value="1.3792" calcext:value-type="float">
            <text:p>1,3792</text:p>
          </table:table-cell>
          <table:table-cell office:value-type="float" office:value="180322843" calcext:value-type="float">
            <text:p>180322843</text:p>
          </table:table-cell>
          <table:table-cell office:value-type="float" office:value="162065" calcext:value-type="float">
            <text:p>162065</text:p>
          </table:table-cell>
          <table:table-cell table:formula="of:=[.C88]-[.C87]" office:value-type="float" office:value="0.0126900000000001" calcext:value-type="float">
            <text:p>0,01269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39531" calcext:value-type="float">
            <text:p>1,39531</text:p>
          </table:table-cell>
          <table:table-cell office:value-type="float" office:value="1.39188" calcext:value-type="float">
            <text:p>1,39188</text:p>
          </table:table-cell>
          <table:table-cell office:value-type="float" office:value="182371587" calcext:value-type="float">
            <text:p>182371587</text:p>
          </table:table-cell>
          <table:table-cell office:value-type="float" office:value="162.12" calcext:value-type="float">
            <text:p>162,12</text:p>
          </table:table-cell>
          <table:table-cell table:formula="of:=[.C89]-[.C88]" office:value-type="float" office:value="0.01268" calcext:value-type="float">
            <text:p>0,0126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40799" calcext:value-type="float">
            <text:p>1,40799</text:p>
          </table:table-cell>
          <table:table-cell office:value-type="float" office:value="1.40457" calcext:value-type="float">
            <text:p>1,40457</text:p>
          </table:table-cell>
          <table:table-cell office:value-type="float" office:value="184420234" calcext:value-type="float">
            <text:p>184420234</text:p>
          </table:table-cell>
          <table:table-cell office:value-type="float" office:value="162035" calcext:value-type="float">
            <text:p>162035</text:p>
          </table:table-cell>
          <table:table-cell table:formula="of:=[.C90]-[.C89]" office:value-type="float" office:value="0.0126900000000001" calcext:value-type="float">
            <text:p>0,0126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42068" calcext:value-type="float">
            <text:p>1,42068</text:p>
          </table:table-cell>
          <table:table-cell office:value-type="float" office:value="1.41726" calcext:value-type="float">
            <text:p>1,41726</text:p>
          </table:table-cell>
          <table:table-cell office:value-type="float" office:value="186468874" calcext:value-type="float">
            <text:p>186468874</text:p>
          </table:table-cell>
          <table:table-cell office:value-type="float" office:value="162047" calcext:value-type="float">
            <text:p>162047</text:p>
          </table:table-cell>
          <table:table-cell table:formula="of:=[.C91]-[.C90]" office:value-type="float" office:value="0.0126899999999999" calcext:value-type="float">
            <text:p>0,01269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4334" calcext:value-type="float">
            <text:p>1,4334</text:p>
          </table:table-cell>
          <table:table-cell office:value-type="float" office:value="1.42998" calcext:value-type="float">
            <text:p>1,42998</text:p>
          </table:table-cell>
          <table:table-cell office:value-type="float" office:value="188517054" calcext:value-type="float">
            <text:p>188517054</text:p>
          </table:table-cell>
          <table:table-cell office:value-type="float" office:value="161602" calcext:value-type="float">
            <text:p>161602</text:p>
          </table:table-cell>
          <table:table-cell table:formula="of:=[.C92]-[.C91]" office:value-type="float" office:value="0.0127200000000001" calcext:value-type="float">
            <text:p>0,0127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44608" calcext:value-type="float">
            <text:p>1,44608</text:p>
          </table:table-cell>
          <table:table-cell office:value-type="float" office:value="1.44266" calcext:value-type="float">
            <text:p>1,44266</text:p>
          </table:table-cell>
          <table:table-cell office:value-type="float" office:value="190564972" calcext:value-type="float">
            <text:p>190564972</text:p>
          </table:table-cell>
          <table:table-cell office:value-type="float" office:value="162029" calcext:value-type="float">
            <text:p>162029</text:p>
          </table:table-cell>
          <table:table-cell table:formula="of:=[.C93]-[.C92]" office:value-type="float" office:value="0.01268" calcext:value-type="float">
            <text:p>0,01268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45996" calcext:value-type="float">
            <text:p>1,45996</text:p>
          </table:table-cell>
          <table:table-cell office:value-type="float" office:value="1.45654" calcext:value-type="float">
            <text:p>1,45654</text:p>
          </table:table-cell>
          <table:table-cell office:value-type="float" office:value="192610321" calcext:value-type="float">
            <text:p>192610321</text:p>
          </table:table-cell>
          <table:table-cell office:value-type="float" office:value="147847" calcext:value-type="float">
            <text:p>147847</text:p>
          </table:table-cell>
          <table:table-cell table:formula="of:=[.C94]-[.C93]" office:value-type="float" office:value="0.0138799999999999" calcext:value-type="float">
            <text:p>0,01388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47271" calcext:value-type="float">
            <text:p>1,47271</text:p>
          </table:table-cell>
          <table:table-cell office:value-type="float" office:value="1.46929" calcext:value-type="float">
            <text:p>1,46929</text:p>
          </table:table-cell>
          <table:table-cell office:value-type="float" office:value="194659258" calcext:value-type="float">
            <text:p>194659258</text:p>
          </table:table-cell>
          <table:table-cell office:value-type="float" office:value="161483" calcext:value-type="float">
            <text:p>161483</text:p>
          </table:table-cell>
          <table:table-cell table:formula="of:=[.C95]-[.C94]" office:value-type="float" office:value="0.01275" calcext:value-type="float">
            <text:p>0,01275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48541" calcext:value-type="float">
            <text:p>1,48541</text:p>
          </table:table-cell>
          <table:table-cell office:value-type="float" office:value="1.48199" calcext:value-type="float">
            <text:p>1,48199</text:p>
          </table:table-cell>
          <table:table-cell office:value-type="float" office:value="196707782" calcext:value-type="float">
            <text:p>196707782</text:p>
          </table:table-cell>
          <table:table-cell office:value-type="float" office:value="161871" calcext:value-type="float">
            <text:p>161871</text:p>
          </table:table-cell>
          <table:table-cell table:formula="of:=[.C96]-[.C95]" office:value-type="float" office:value="0.0127000000000002" calcext:value-type="float">
            <text:p>0,0127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49812" calcext:value-type="float">
            <text:p>1,49812</text:p>
          </table:table-cell>
          <table:table-cell office:value-type="float" office:value="1.49469" calcext:value-type="float">
            <text:p>1,49469</text:p>
          </table:table-cell>
          <table:table-cell office:value-type="float" office:value="198756100" calcext:value-type="float">
            <text:p>198756100</text:p>
          </table:table-cell>
          <table:table-cell office:value-type="float" office:value="161766" calcext:value-type="float">
            <text:p>161766</text:p>
          </table:table-cell>
          <table:table-cell table:formula="of:=[.C97]-[.C96]" office:value-type="float" office:value="0.0126999999999999" calcext:value-type="float">
            <text:p>0,012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5108" calcext:value-type="float">
            <text:p>1,5108</text:p>
          </table:table-cell>
          <table:table-cell office:value-type="float" office:value="1.50737" calcext:value-type="float">
            <text:p>1,50737</text:p>
          </table:table-cell>
          <table:table-cell office:value-type="float" office:value="200803803" calcext:value-type="float">
            <text:p>200803803</text:p>
          </table:table-cell>
          <table:table-cell office:value-type="float" office:value="162101" calcext:value-type="float">
            <text:p>162101</text:p>
          </table:table-cell>
          <table:table-cell table:formula="of:=[.C98]-[.C97]" office:value-type="float" office:value="0.0126799999999998" calcext:value-type="float">
            <text:p>0,0126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52348" calcext:value-type="float">
            <text:p>1,52348</text:p>
          </table:table-cell>
          <table:table-cell office:value-type="float" office:value="1.52006" calcext:value-type="float">
            <text:p>1,52006</text:p>
          </table:table-cell>
          <table:table-cell office:value-type="float" office:value="202851597" calcext:value-type="float">
            <text:p>202851597</text:p>
          </table:table-cell>
          <table:table-cell office:value-type="float" office:value="162.02" calcext:value-type="float">
            <text:p>162,02</text:p>
          </table:table-cell>
          <table:table-cell table:formula="of:=[.C99]-[.C98]" office:value-type="float" office:value="0.0126900000000001" calcext:value-type="float">
            <text:p>0,0126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53622" calcext:value-type="float">
            <text:p>1,53622</text:p>
          </table:table-cell>
          <table:table-cell office:value-type="float" office:value="1.53279" calcext:value-type="float">
            <text:p>1,53279</text:p>
          </table:table-cell>
          <table:table-cell office:value-type="float" office:value="204900450" calcext:value-type="float">
            <text:p>204900450</text:p>
          </table:table-cell>
          <table:table-cell office:value-type="float" office:value="161489" calcext:value-type="float">
            <text:p>161489</text:p>
          </table:table-cell>
          <table:table-cell table:formula="of:=[.C100]-[.C99]" office:value-type="float" office:value="0.0127300000000001" calcext:value-type="float">
            <text:p>0,01273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AVERAGE([.F1:.F100])" office:value-type="float" office:value="0.0152654747474747" calcext:value-type="float">
            <text:p>0,0152654747</text:p>
          </table:table-cell>
          <table:table-cell table:style-name="ce2" table:formula="of:=STDEV([.F1:.F100])" office:value-type="float" office:value="0.00414599175832153" calcext:value-type="float">
            <text:p>0,0041459918</text:p>
          </table:table-cell>
        </table:table-row>
      </table:table>
      <table:table table:name="cz3cpumil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6666" calcext:value-type="float">
            <text:p>0,026666</text:p>
          </table:table-cell>
          <table:table-cell office:value-type="float" office:value="0.019451" calcext:value-type="float">
            <text:p>0,019451</text:p>
          </table:table-cell>
          <table:table-cell office:value-type="float" office:value="1363474" calcext:value-type="float">
            <text:p>1363474</text:p>
          </table:table-cell>
          <table:table-cell office:value-type="float" office:value="70.0979" calcext:value-type="float">
            <text:p>70,097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9402" calcext:value-type="float">
            <text:p>0,049402</text:p>
          </table:table-cell>
          <table:table-cell office:value-type="float" office:value="0.033236" calcext:value-type="float">
            <text:p>0,033236</text:p>
          </table:table-cell>
          <table:table-cell office:value-type="float" office:value="2726796" calcext:value-type="float">
            <text:p>2726796</text:p>
          </table:table-cell>
          <table:table-cell office:value-type="float" office:value="99.9028" calcext:value-type="float">
            <text:p>99,9028</text:p>
          </table:table-cell>
          <table:table-cell table:formula="of:=[.C2]-[.C1]" office:value-type="float" office:value="0.013785" calcext:value-type="float">
            <text:p>0,01378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8913" calcext:value-type="float">
            <text:p>0,068913</text:p>
          </table:table-cell>
          <table:table-cell office:value-type="float" office:value="0.046478" calcext:value-type="float">
            <text:p>0,046478</text:p>
          </table:table-cell>
          <table:table-cell office:value-type="float" office:value="4089025" calcext:value-type="float">
            <text:p>4089025</text:p>
          </table:table-cell>
          <table:table-cell office:value-type="float" office:value="103.51" calcext:value-type="float">
            <text:p>103,51</text:p>
          </table:table-cell>
          <table:table-cell table:formula="of:=[.C3]-[.C2]" office:value-type="float" office:value="0.013242" calcext:value-type="float">
            <text:p>0,01324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92154" calcext:value-type="float">
            <text:p>0,092154</text:p>
          </table:table-cell>
          <table:table-cell office:value-type="float" office:value="0.06083" calcext:value-type="float">
            <text:p>0,06083</text:p>
          </table:table-cell>
          <table:table-cell office:value-type="float" office:value="5445794" calcext:value-type="float">
            <text:p>5445794</text:p>
          </table:table-cell>
          <table:table-cell office:value-type="float" office:value="94.9775" calcext:value-type="float">
            <text:p>94,9775</text:p>
          </table:table-cell>
          <table:table-cell table:formula="of:=[.C4]-[.C3]" office:value-type="float" office:value="0.014352" calcext:value-type="float">
            <text:p>0,01435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09153" calcext:value-type="float">
            <text:p>0,109153</text:p>
          </table:table-cell>
          <table:table-cell office:value-type="float" office:value="0.072871" calcext:value-type="float">
            <text:p>0,072871</text:p>
          </table:table-cell>
          <table:table-cell office:value-type="float" office:value="6807176" calcext:value-type="float">
            <text:p>6807176</text:p>
          </table:table-cell>
          <table:table-cell office:value-type="float" office:value="113682" calcext:value-type="float">
            <text:p>113682</text:p>
          </table:table-cell>
          <table:table-cell table:formula="of:=[.C5]-[.C4]" office:value-type="float" office:value="0.012041" calcext:value-type="float">
            <text:p>0,01204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25896" calcext:value-type="float">
            <text:p>0,125896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8171742" calcext:value-type="float">
            <text:p>8171742</text:p>
          </table:table-cell>
          <table:table-cell office:value-type="float" office:value="113787" calcext:value-type="float">
            <text:p>113787</text:p>
          </table:table-cell>
          <table:table-cell table:formula="of:=[.C6]-[.C5]" office:value-type="float" office:value="0.01205" calcext:value-type="float">
            <text:p>0,012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42493" calcext:value-type="float">
            <text:p>0,142493</text:p>
          </table:table-cell>
          <table:table-cell office:value-type="float" office:value="0.09572" calcext:value-type="float">
            <text:p>0,09572</text:p>
          </table:table-cell>
          <table:table-cell office:value-type="float" office:value="9536560" calcext:value-type="float">
            <text:p>9536560</text:p>
          </table:table-cell>
          <table:table-cell office:value-type="float" office:value="127063" calcext:value-type="float">
            <text:p>127063</text:p>
          </table:table-cell>
          <table:table-cell table:formula="of:=[.C7]-[.C6]" office:value-type="float" office:value="0.010799" calcext:value-type="float">
            <text:p>0,01079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9257" calcext:value-type="float">
            <text:p>0,159257</text:p>
          </table:table-cell>
          <table:table-cell office:value-type="float" office:value="0.10795" calcext:value-type="float">
            <text:p>0,10795</text:p>
          </table:table-cell>
          <table:table-cell office:value-type="float" office:value="10895964" calcext:value-type="float">
            <text:p>10895964</text:p>
          </table:table-cell>
          <table:table-cell office:value-type="float" office:value="111.68" calcext:value-type="float">
            <text:p>111,68</text:p>
          </table:table-cell>
          <table:table-cell table:formula="of:=[.C8]-[.C7]" office:value-type="float" office:value="0.01223" calcext:value-type="float">
            <text:p>0,0122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75853" calcext:value-type="float">
            <text:p>0,175853</text:p>
          </table:table-cell>
          <table:table-cell office:value-type="float" office:value="0.118568" calcext:value-type="float">
            <text:p>0,118568</text:p>
          </table:table-cell>
          <table:table-cell office:value-type="float" office:value="12259290" calcext:value-type="float">
            <text:p>12259290</text:p>
          </table:table-cell>
          <table:table-cell office:value-type="float" office:value="129113" calcext:value-type="float">
            <text:p>129113</text:p>
          </table:table-cell>
          <table:table-cell table:formula="of:=[.C9]-[.C8]" office:value-type="float" office:value="0.010618" calcext:value-type="float">
            <text:p>0,01061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92439" calcext:value-type="float">
            <text:p>0,192439</text:p>
          </table:table-cell>
          <table:table-cell office:value-type="float" office:value="0.129117" calcext:value-type="float">
            <text:p>0,129117</text:p>
          </table:table-cell>
          <table:table-cell office:value-type="float" office:value="13623267" calcext:value-type="float">
            <text:p>13623267</text:p>
          </table:table-cell>
          <table:table-cell office:value-type="float" office:value="130011" calcext:value-type="float">
            <text:p>130011</text:p>
          </table:table-cell>
          <table:table-cell table:formula="of:=[.C10]-[.C9]" office:value-type="float" office:value="0.010549" calcext:value-type="float">
            <text:p>0,01054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0904" calcext:value-type="float">
            <text:p>0,20904</text:p>
          </table:table-cell>
          <table:table-cell office:value-type="float" office:value="0.139666" calcext:value-type="float">
            <text:p>0,139666</text:p>
          </table:table-cell>
          <table:table-cell office:value-type="float" office:value="14987223" calcext:value-type="float">
            <text:p>14987223</text:p>
          </table:table-cell>
          <table:table-cell office:value-type="float" office:value="129998" calcext:value-type="float">
            <text:p>129998</text:p>
          </table:table-cell>
          <table:table-cell table:formula="of:=[.C11]-[.C10]" office:value-type="float" office:value="0.010549" calcext:value-type="float">
            <text:p>0,01054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25665" calcext:value-type="float">
            <text:p>0,225665</text:p>
          </table:table-cell>
          <table:table-cell office:value-type="float" office:value="0.150277" calcext:value-type="float">
            <text:p>0,150277</text:p>
          </table:table-cell>
          <table:table-cell office:value-type="float" office:value="16351180" calcext:value-type="float">
            <text:p>16351180</text:p>
          </table:table-cell>
          <table:table-cell office:value-type="float" office:value="129233" calcext:value-type="float">
            <text:p>129233</text:p>
          </table:table-cell>
          <table:table-cell table:formula="of:=[.C12]-[.C11]" office:value-type="float" office:value="0.010611" calcext:value-type="float">
            <text:p>0,0106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42264" calcext:value-type="float">
            <text:p>0,242264</text:p>
          </table:table-cell>
          <table:table-cell office:value-type="float" office:value="0.160851" calcext:value-type="float">
            <text:p>0,160851</text:p>
          </table:table-cell>
          <table:table-cell office:value-type="float" office:value="17715343" calcext:value-type="float">
            <text:p>17715343</text:p>
          </table:table-cell>
          <table:table-cell office:value-type="float" office:value="129706" calcext:value-type="float">
            <text:p>129706</text:p>
          </table:table-cell>
          <table:table-cell table:formula="of:=[.C13]-[.C12]" office:value-type="float" office:value="0.010574" calcext:value-type="float">
            <text:p>0,01057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8984" calcext:value-type="float">
            <text:p>0,258984</text:p>
          </table:table-cell>
          <table:table-cell office:value-type="float" office:value="0.172531" calcext:value-type="float">
            <text:p>0,172531</text:p>
          </table:table-cell>
          <table:table-cell office:value-type="float" office:value="19077196" calcext:value-type="float">
            <text:p>19077196</text:p>
          </table:table-cell>
          <table:table-cell office:value-type="float" office:value="117166" calcext:value-type="float">
            <text:p>117166</text:p>
          </table:table-cell>
          <table:table-cell table:formula="of:=[.C14]-[.C13]" office:value-type="float" office:value="0.01168" calcext:value-type="float">
            <text:p>0,0116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75572" calcext:value-type="float">
            <text:p>0,275572</text:p>
          </table:table-cell>
          <table:table-cell office:value-type="float" office:value="0.183155" calcext:value-type="float">
            <text:p>0,183155</text:p>
          </table:table-cell>
          <table:table-cell office:value-type="float" office:value="20441053" calcext:value-type="float">
            <text:p>20441053</text:p>
          </table:table-cell>
          <table:table-cell office:value-type="float" office:value="129089" calcext:value-type="float">
            <text:p>129089</text:p>
          </table:table-cell>
          <table:table-cell table:formula="of:=[.C15]-[.C14]" office:value-type="float" office:value="0.010624" calcext:value-type="float">
            <text:p>0,01062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9217" calcext:value-type="float">
            <text:p>0,29217</text:p>
          </table:table-cell>
          <table:table-cell office:value-type="float" office:value="0.193701" calcext:value-type="float">
            <text:p>0,193701</text:p>
          </table:table-cell>
          <table:table-cell office:value-type="float" office:value="21805243" calcext:value-type="float">
            <text:p>21805243</text:p>
          </table:table-cell>
          <table:table-cell office:value-type="float" office:value="130043" calcext:value-type="float">
            <text:p>130043</text:p>
          </table:table-cell>
          <table:table-cell table:formula="of:=[.C16]-[.C15]" office:value-type="float" office:value="0.010546" calcext:value-type="float">
            <text:p>0,01054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08762" calcext:value-type="float">
            <text:p>0,308762</text:p>
          </table:table-cell>
          <table:table-cell office:value-type="float" office:value="0.204259" calcext:value-type="float">
            <text:p>0,204259</text:p>
          </table:table-cell>
          <table:table-cell office:value-type="float" office:value="23169399" calcext:value-type="float">
            <text:p>23169399</text:p>
          </table:table-cell>
          <table:table-cell office:value-type="float" office:value="129904" calcext:value-type="float">
            <text:p>129904</text:p>
          </table:table-cell>
          <table:table-cell table:formula="of:=[.C17]-[.C16]" office:value-type="float" office:value="0.010558" calcext:value-type="float">
            <text:p>0,01055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25359" calcext:value-type="float">
            <text:p>0,325359</text:p>
          </table:table-cell>
          <table:table-cell office:value-type="float" office:value="0.214811" calcext:value-type="float">
            <text:p>0,214811</text:p>
          </table:table-cell>
          <table:table-cell office:value-type="float" office:value="24533517" calcext:value-type="float">
            <text:p>24533517</text:p>
          </table:table-cell>
          <table:table-cell office:value-type="float" office:value="129987" calcext:value-type="float">
            <text:p>129987</text:p>
          </table:table-cell>
          <table:table-cell table:formula="of:=[.C18]-[.C17]" office:value-type="float" office:value="0.010552" calcext:value-type="float">
            <text:p>0,01055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41954" calcext:value-type="float">
            <text:p>0,341954</text:p>
          </table:table-cell>
          <table:table-cell office:value-type="float" office:value="0.225368" calcext:value-type="float">
            <text:p>0,225368</text:p>
          </table:table-cell>
          <table:table-cell office:value-type="float" office:value="25897738" calcext:value-type="float">
            <text:p>25897738</text:p>
          </table:table-cell>
          <table:table-cell office:value-type="float" office:value="129922" calcext:value-type="float">
            <text:p>129922</text:p>
          </table:table-cell>
          <table:table-cell table:formula="of:=[.C19]-[.C18]" office:value-type="float" office:value="0.010557" calcext:value-type="float">
            <text:p>0,01055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58634" calcext:value-type="float">
            <text:p>0,358634</text:p>
          </table:table-cell>
          <table:table-cell office:value-type="float" office:value="0.236426" calcext:value-type="float">
            <text:p>0,236426</text:p>
          </table:table-cell>
          <table:table-cell office:value-type="float" office:value="27262011" calcext:value-type="float">
            <text:p>27262011</text:p>
          </table:table-cell>
          <table:table-cell office:value-type="float" office:value="124.01" calcext:value-type="float">
            <text:p>124,01</text:p>
          </table:table-cell>
          <table:table-cell table:formula="of:=[.C20]-[.C19]" office:value-type="float" office:value="0.011058" calcext:value-type="float">
            <text:p>0,01105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75228" calcext:value-type="float">
            <text:p>0,375228</text:p>
          </table:table-cell>
          <table:table-cell office:value-type="float" office:value="0.247074" calcext:value-type="float">
            <text:p>0,247074</text:p>
          </table:table-cell>
          <table:table-cell office:value-type="float" office:value="28626143" calcext:value-type="float">
            <text:p>28626143</text:p>
          </table:table-cell>
          <table:table-cell office:value-type="float" office:value="128835" calcext:value-type="float">
            <text:p>128835</text:p>
          </table:table-cell>
          <table:table-cell table:formula="of:=[.C21]-[.C20]" office:value-type="float" office:value="0.010648" calcext:value-type="float">
            <text:p>0,01064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91826" calcext:value-type="float">
            <text:p>0,391826</text:p>
          </table:table-cell>
          <table:table-cell office:value-type="float" office:value="0.25763" calcext:value-type="float">
            <text:p>0,25763</text:p>
          </table:table-cell>
          <table:table-cell office:value-type="float" office:value="29990673" calcext:value-type="float">
            <text:p>29990673</text:p>
          </table:table-cell>
          <table:table-cell office:value-type="float" office:value="129964" calcext:value-type="float">
            <text:p>129964</text:p>
          </table:table-cell>
          <table:table-cell table:formula="of:=[.C22]-[.C21]" office:value-type="float" office:value="0.010556" calcext:value-type="float">
            <text:p>0,01055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08422" calcext:value-type="float">
            <text:p>0,408422</text:p>
          </table:table-cell>
          <table:table-cell office:value-type="float" office:value="0.268185" calcext:value-type="float">
            <text:p>0,268185</text:p>
          </table:table-cell>
          <table:table-cell office:value-type="float" office:value="31354450" calcext:value-type="float">
            <text:p>31354450</text:p>
          </table:table-cell>
          <table:table-cell office:value-type="float" office:value="129904" calcext:value-type="float">
            <text:p>129904</text:p>
          </table:table-cell>
          <table:table-cell table:formula="of:=[.C23]-[.C22]" office:value-type="float" office:value="0.010555" calcext:value-type="float">
            <text:p>0,01055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25016" calcext:value-type="float">
            <text:p>0,425016</text:p>
          </table:table-cell>
          <table:table-cell office:value-type="float" office:value="0.278734" calcext:value-type="float">
            <text:p>0,278734</text:p>
          </table:table-cell>
          <table:table-cell office:value-type="float" office:value="32718405" calcext:value-type="float">
            <text:p>32718405</text:p>
          </table:table-cell>
          <table:table-cell office:value-type="float" office:value="129984" calcext:value-type="float">
            <text:p>129984</text:p>
          </table:table-cell>
          <table:table-cell table:formula="of:=[.C24]-[.C23]" office:value-type="float" office:value="0.010549" calcext:value-type="float">
            <text:p>0,01054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41622" calcext:value-type="float">
            <text:p>0,441622</text:p>
          </table:table-cell>
          <table:table-cell office:value-type="float" office:value="0.289301" calcext:value-type="float">
            <text:p>0,289301</text:p>
          </table:table-cell>
          <table:table-cell office:value-type="float" office:value="34081971" calcext:value-type="float">
            <text:p>34081971</text:p>
          </table:table-cell>
          <table:table-cell office:value-type="float" office:value="129748" calcext:value-type="float">
            <text:p>129748</text:p>
          </table:table-cell>
          <table:table-cell table:formula="of:=[.C25]-[.C24]" office:value-type="float" office:value="0.010567" calcext:value-type="float">
            <text:p>0,01056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58316" calcext:value-type="float">
            <text:p>0,458316</text:p>
          </table:table-cell>
          <table:table-cell office:value-type="float" office:value="0.300219" calcext:value-type="float">
            <text:p>0,300219</text:p>
          </table:table-cell>
          <table:table-cell office:value-type="float" office:value="35445376" calcext:value-type="float">
            <text:p>35445376</text:p>
          </table:table-cell>
          <table:table-cell office:value-type="float" office:value="125586" calcext:value-type="float">
            <text:p>125586</text:p>
          </table:table-cell>
          <table:table-cell table:formula="of:=[.C26]-[.C25]" office:value-type="float" office:value="0.010918" calcext:value-type="float">
            <text:p>0,01091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74901" calcext:value-type="float">
            <text:p>0,474901</text:p>
          </table:table-cell>
          <table:table-cell office:value-type="float" office:value="0.310852" calcext:value-type="float">
            <text:p>0,310852</text:p>
          </table:table-cell>
          <table:table-cell office:value-type="float" office:value="36809981" calcext:value-type="float">
            <text:p>36809981</text:p>
          </table:table-cell>
          <table:table-cell office:value-type="float" office:value="129049" calcext:value-type="float">
            <text:p>129049</text:p>
          </table:table-cell>
          <table:table-cell table:formula="of:=[.C27]-[.C26]" office:value-type="float" office:value="0.0106329999999999" calcext:value-type="float">
            <text:p>0,01063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91489" calcext:value-type="float">
            <text:p>0,491489</text:p>
          </table:table-cell>
          <table:table-cell office:value-type="float" office:value="0.3214" calcext:value-type="float">
            <text:p>0,3214</text:p>
          </table:table-cell>
          <table:table-cell office:value-type="float" office:value="38173623" calcext:value-type="float">
            <text:p>38173623</text:p>
          </table:table-cell>
          <table:table-cell office:value-type="float" office:value="129966" calcext:value-type="float">
            <text:p>129966</text:p>
          </table:table-cell>
          <table:table-cell table:formula="of:=[.C28]-[.C27]" office:value-type="float" office:value="0.0105480000000001" calcext:value-type="float">
            <text:p>0,01054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08088" calcext:value-type="float">
            <text:p>0,508088</text:p>
          </table:table-cell>
          <table:table-cell office:value-type="float" office:value="0.331945" calcext:value-type="float">
            <text:p>0,331945</text:p>
          </table:table-cell>
          <table:table-cell office:value-type="float" office:value="39537421" calcext:value-type="float">
            <text:p>39537421</text:p>
          </table:table-cell>
          <table:table-cell office:value-type="float" office:value="130043" calcext:value-type="float">
            <text:p>130043</text:p>
          </table:table-cell>
          <table:table-cell table:formula="of:=[.C29]-[.C28]" office:value-type="float" office:value="0.010545" calcext:value-type="float">
            <text:p>0,01054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24689" calcext:value-type="float">
            <text:p>0,524689</text:p>
          </table:table-cell>
          <table:table-cell office:value-type="float" office:value="0.342498" calcext:value-type="float">
            <text:p>0,342498</text:p>
          </table:table-cell>
          <table:table-cell office:value-type="float" office:value="40901071" calcext:value-type="float">
            <text:p>40901071</text:p>
          </table:table-cell>
          <table:table-cell office:value-type="float" office:value="129.93" calcext:value-type="float">
            <text:p>129,93</text:p>
          </table:table-cell>
          <table:table-cell table:formula="of:=[.C30]-[.C29]" office:value-type="float" office:value="0.010553" calcext:value-type="float">
            <text:p>0,01055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4128" calcext:value-type="float">
            <text:p>0,54128</text:p>
          </table:table-cell>
          <table:table-cell office:value-type="float" office:value="0.353052" calcext:value-type="float">
            <text:p>0,353052</text:p>
          </table:table-cell>
          <table:table-cell office:value-type="float" office:value="42264937" calcext:value-type="float">
            <text:p>42264937</text:p>
          </table:table-cell>
          <table:table-cell office:value-type="float" office:value="129938" calcext:value-type="float">
            <text:p>129938</text:p>
          </table:table-cell>
          <table:table-cell table:formula="of:=[.C31]-[.C30]" office:value-type="float" office:value="0.010554" calcext:value-type="float">
            <text:p>0,01055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57586" calcext:value-type="float">
            <text:p>0,557586</text:p>
          </table:table-cell>
          <table:table-cell office:value-type="float" office:value="0.367988" calcext:value-type="float">
            <text:p>0,367988</text:p>
          </table:table-cell>
          <table:table-cell office:value-type="float" office:value="43629317" calcext:value-type="float">
            <text:p>43629317</text:p>
          </table:table-cell>
          <table:table-cell office:value-type="float" office:value="91.7021" calcext:value-type="float">
            <text:p>91,7021</text:p>
          </table:table-cell>
          <table:table-cell table:formula="of:=[.C32]-[.C31]" office:value-type="float" office:value="0.014936" calcext:value-type="float">
            <text:p>0,01493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72294" calcext:value-type="float">
            <text:p>0,572294</text:p>
          </table:table-cell>
          <table:table-cell office:value-type="float" office:value="0.382684" calcext:value-type="float">
            <text:p>0,382684</text:p>
          </table:table-cell>
          <table:table-cell office:value-type="float" office:value="44996430" calcext:value-type="float">
            <text:p>44996430</text:p>
          </table:table-cell>
          <table:table-cell office:value-type="float" office:value="93.4505" calcext:value-type="float">
            <text:p>93,4505</text:p>
          </table:table-cell>
          <table:table-cell table:formula="of:=[.C33]-[.C32]" office:value-type="float" office:value="0.014696" calcext:value-type="float">
            <text:p>0,01469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87286" calcext:value-type="float">
            <text:p>0,587286</text:p>
          </table:table-cell>
          <table:table-cell office:value-type="float" office:value="0.397676" calcext:value-type="float">
            <text:p>0,397676</text:p>
          </table:table-cell>
          <table:table-cell office:value-type="float" office:value="46363249" calcext:value-type="float">
            <text:p>46363249</text:p>
          </table:table-cell>
          <table:table-cell office:value-type="float" office:value="91.5093" calcext:value-type="float">
            <text:p>91,5093</text:p>
          </table:table-cell>
          <table:table-cell table:formula="of:=[.C34]-[.C33]" office:value-type="float" office:value="0.014992" calcext:value-type="float">
            <text:p>0,01499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01949" calcext:value-type="float">
            <text:p>0,601949</text:p>
          </table:table-cell>
          <table:table-cell office:value-type="float" office:value="0.412338" calcext:value-type="float">
            <text:p>0,412338</text:p>
          </table:table-cell>
          <table:table-cell office:value-type="float" office:value="47730615" calcext:value-type="float">
            <text:p>47730615</text:p>
          </table:table-cell>
          <table:table-cell office:value-type="float" office:value="93.6212" calcext:value-type="float">
            <text:p>93,6212</text:p>
          </table:table-cell>
          <table:table-cell table:formula="of:=[.C35]-[.C34]" office:value-type="float" office:value="0.014662" calcext:value-type="float">
            <text:p>0,01466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16618" calcext:value-type="float">
            <text:p>0,616618</text:p>
          </table:table-cell>
          <table:table-cell office:value-type="float" office:value="0.427007" calcext:value-type="float">
            <text:p>0,427007</text:p>
          </table:table-cell>
          <table:table-cell office:value-type="float" office:value="49097556" calcext:value-type="float">
            <text:p>49097556</text:p>
          </table:table-cell>
          <table:table-cell office:value-type="float" office:value="93.5215" calcext:value-type="float">
            <text:p>93,5215</text:p>
          </table:table-cell>
          <table:table-cell table:formula="of:=[.C36]-[.C35]" office:value-type="float" office:value="0.014669" calcext:value-type="float">
            <text:p>0,01466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31284" calcext:value-type="float">
            <text:p>0,631284</text:p>
          </table:table-cell>
          <table:table-cell office:value-type="float" office:value="0.441672" calcext:value-type="float">
            <text:p>0,441672</text:p>
          </table:table-cell>
          <table:table-cell office:value-type="float" office:value="50464949" calcext:value-type="float">
            <text:p>50464949</text:p>
          </table:table-cell>
          <table:table-cell office:value-type="float" office:value="93.5713" calcext:value-type="float">
            <text:p>93,5713</text:p>
          </table:table-cell>
          <table:table-cell table:formula="of:=[.C37]-[.C36]" office:value-type="float" office:value="0.014665" calcext:value-type="float">
            <text:p>0,01466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645942" calcext:value-type="float">
            <text:p>0,645942</text:p>
          </table:table-cell>
          <table:table-cell office:value-type="float" office:value="0.45633" calcext:value-type="float">
            <text:p>0,45633</text:p>
          </table:table-cell>
          <table:table-cell office:value-type="float" office:value="51832013" calcext:value-type="float">
            <text:p>51832013</text:p>
          </table:table-cell>
          <table:table-cell office:value-type="float" office:value="93.6" calcext:value-type="float">
            <text:p>93,6</text:p>
          </table:table-cell>
          <table:table-cell table:formula="of:=[.C38]-[.C37]" office:value-type="float" office:value="0.0146580000000001" calcext:value-type="float">
            <text:p>0,01465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67988" calcext:value-type="float">
            <text:p>0,667988</text:p>
          </table:table-cell>
          <table:table-cell office:value-type="float" office:value="0.473534" calcext:value-type="float">
            <text:p>0,473534</text:p>
          </table:table-cell>
          <table:table-cell office:value-type="float" office:value="53199277" calcext:value-type="float">
            <text:p>53199277</text:p>
          </table:table-cell>
          <table:table-cell office:value-type="float" office:value="79.7122" calcext:value-type="float">
            <text:p>79,7122</text:p>
          </table:table-cell>
          <table:table-cell table:formula="of:=[.C39]-[.C38]" office:value-type="float" office:value="0.0172039999999999" calcext:value-type="float">
            <text:p>0,01720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82864" calcext:value-type="float">
            <text:p>0,682864</text:p>
          </table:table-cell>
          <table:table-cell office:value-type="float" office:value="0.48813" calcext:value-type="float">
            <text:p>0,48813</text:p>
          </table:table-cell>
          <table:table-cell office:value-type="float" office:value="54566605" calcext:value-type="float">
            <text:p>54566605</text:p>
          </table:table-cell>
          <table:table-cell office:value-type="float" office:value="94.0887" calcext:value-type="float">
            <text:p>94,0887</text:p>
          </table:table-cell>
          <table:table-cell table:formula="of:=[.C40]-[.C39]" office:value-type="float" office:value="0.0145960000000001" calcext:value-type="float">
            <text:p>0,01459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97516" calcext:value-type="float">
            <text:p>0,697516</text:p>
          </table:table-cell>
          <table:table-cell office:value-type="float" office:value="0.502781" calcext:value-type="float">
            <text:p>0,502781</text:p>
          </table:table-cell>
          <table:table-cell office:value-type="float" office:value="55934108" calcext:value-type="float">
            <text:p>55934108</text:p>
          </table:table-cell>
          <table:table-cell office:value-type="float" office:value="93675" calcext:value-type="float">
            <text:p>93675</text:p>
          </table:table-cell>
          <table:table-cell table:formula="of:=[.C41]-[.C40]" office:value-type="float" office:value="0.0146509999999999" calcext:value-type="float">
            <text:p>0,01465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712182" calcext:value-type="float">
            <text:p>0,712182</text:p>
          </table:table-cell>
          <table:table-cell office:value-type="float" office:value="0.517447" calcext:value-type="float">
            <text:p>0,517447</text:p>
          </table:table-cell>
          <table:table-cell office:value-type="float" office:value="57301938" calcext:value-type="float">
            <text:p>57301938</text:p>
          </table:table-cell>
          <table:table-cell office:value-type="float" office:value="93.6008" calcext:value-type="float">
            <text:p>93,6008</text:p>
          </table:table-cell>
          <table:table-cell table:formula="of:=[.C42]-[.C41]" office:value-type="float" office:value="0.0146660000000001" calcext:value-type="float">
            <text:p>0,01466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726867" calcext:value-type="float">
            <text:p>0,726867</text:p>
          </table:table-cell>
          <table:table-cell office:value-type="float" office:value="0.532131" calcext:value-type="float">
            <text:p>0,532131</text:p>
          </table:table-cell>
          <table:table-cell office:value-type="float" office:value="58669152" calcext:value-type="float">
            <text:p>58669152</text:p>
          </table:table-cell>
          <table:table-cell office:value-type="float" office:value="93.4443" calcext:value-type="float">
            <text:p>93,4443</text:p>
          </table:table-cell>
          <table:table-cell table:formula="of:=[.C43]-[.C42]" office:value-type="float" office:value="0.014684" calcext:value-type="float">
            <text:p>0,01468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741527" calcext:value-type="float">
            <text:p>0,741527</text:p>
          </table:table-cell>
          <table:table-cell office:value-type="float" office:value="0.54679" calcext:value-type="float">
            <text:p>0,54679</text:p>
          </table:table-cell>
          <table:table-cell office:value-type="float" office:value="60036478" calcext:value-type="float">
            <text:p>60036478</text:p>
          </table:table-cell>
          <table:table-cell office:value-type="float" office:value="93.6048" calcext:value-type="float">
            <text:p>93,6048</text:p>
          </table:table-cell>
          <table:table-cell table:formula="of:=[.C44]-[.C43]" office:value-type="float" office:value="0.014659" calcext:value-type="float">
            <text:p>0,014659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756221" calcext:value-type="float">
            <text:p>0,756221</text:p>
          </table:table-cell>
          <table:table-cell office:value-type="float" office:value="0.561436" calcext:value-type="float">
            <text:p>0,561436</text:p>
          </table:table-cell>
          <table:table-cell office:value-type="float" office:value="61404141" calcext:value-type="float">
            <text:p>61404141</text:p>
          </table:table-cell>
          <table:table-cell office:value-type="float" office:value="93.7116" calcext:value-type="float">
            <text:p>93,7116</text:p>
          </table:table-cell>
          <table:table-cell table:formula="of:=[.C45]-[.C44]" office:value-type="float" office:value="0.0146459999999999" calcext:value-type="float">
            <text:p>0,01464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770978" calcext:value-type="float">
            <text:p>0,770978</text:p>
          </table:table-cell>
          <table:table-cell office:value-type="float" office:value="0.576183" calcext:value-type="float">
            <text:p>0,576183</text:p>
          </table:table-cell>
          <table:table-cell office:value-type="float" office:value="62771086" calcext:value-type="float">
            <text:p>62771086</text:p>
          </table:table-cell>
          <table:table-cell office:value-type="float" office:value="93.0506" calcext:value-type="float">
            <text:p>93,0506</text:p>
          </table:table-cell>
          <table:table-cell table:formula="of:=[.C46]-[.C45]" office:value-type="float" office:value="0.0147470000000001" calcext:value-type="float">
            <text:p>0,01474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785632" calcext:value-type="float">
            <text:p>0,785632</text:p>
          </table:table-cell>
          <table:table-cell office:value-type="float" office:value="0.590836" calcext:value-type="float">
            <text:p>0,590836</text:p>
          </table:table-cell>
          <table:table-cell office:value-type="float" office:value="64138279" calcext:value-type="float">
            <text:p>64138279</text:p>
          </table:table-cell>
          <table:table-cell office:value-type="float" office:value="93.6476" calcext:value-type="float">
            <text:p>93,6476</text:p>
          </table:table-cell>
          <table:table-cell table:formula="of:=[.C47]-[.C46]" office:value-type="float" office:value="0.014653" calcext:value-type="float">
            <text:p>0,01465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800284" calcext:value-type="float">
            <text:p>0,800284</text:p>
          </table:table-cell>
          <table:table-cell office:value-type="float" office:value="0.605488" calcext:value-type="float">
            <text:p>0,605488</text:p>
          </table:table-cell>
          <table:table-cell office:value-type="float" office:value="65505406" calcext:value-type="float">
            <text:p>65505406</text:p>
          </table:table-cell>
          <table:table-cell office:value-type="float" office:value="93636" calcext:value-type="float">
            <text:p>93636</text:p>
          </table:table-cell>
          <table:table-cell table:formula="of:=[.C48]-[.C47]" office:value-type="float" office:value="0.014652" calcext:value-type="float">
            <text:p>0,01465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814951" calcext:value-type="float">
            <text:p>0,814951</text:p>
          </table:table-cell>
          <table:table-cell office:value-type="float" office:value="0.620155" calcext:value-type="float">
            <text:p>0,620155</text:p>
          </table:table-cell>
          <table:table-cell office:value-type="float" office:value="66872718" calcext:value-type="float">
            <text:p>66872718</text:p>
          </table:table-cell>
          <table:table-cell office:value-type="float" office:value="93.5593" calcext:value-type="float">
            <text:p>93,5593</text:p>
          </table:table-cell>
          <table:table-cell table:formula="of:=[.C49]-[.C48]" office:value-type="float" office:value="0.014667" calcext:value-type="float">
            <text:p>0,014667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829613" calcext:value-type="float">
            <text:p>0,829613</text:p>
          </table:table-cell>
          <table:table-cell office:value-type="float" office:value="0.634816" calcext:value-type="float">
            <text:p>0,634816</text:p>
          </table:table-cell>
          <table:table-cell office:value-type="float" office:value="68239958" calcext:value-type="float">
            <text:p>68239958</text:p>
          </table:table-cell>
          <table:table-cell office:value-type="float" office:value="93.5925" calcext:value-type="float">
            <text:p>93,5925</text:p>
          </table:table-cell>
          <table:table-cell table:formula="of:=[.C50]-[.C49]" office:value-type="float" office:value="0.0146609999999999" calcext:value-type="float">
            <text:p>0,01466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44289" calcext:value-type="float">
            <text:p>0,844289</text:p>
          </table:table-cell>
          <table:table-cell office:value-type="float" office:value="0.649479" calcext:value-type="float">
            <text:p>0,649479</text:p>
          </table:table-cell>
          <table:table-cell office:value-type="float" office:value="69607569" calcext:value-type="float">
            <text:p>69607569</text:p>
          </table:table-cell>
          <table:table-cell office:value-type="float" office:value="93.6051" calcext:value-type="float">
            <text:p>93,6051</text:p>
          </table:table-cell>
          <table:table-cell table:formula="of:=[.C51]-[.C50]" office:value-type="float" office:value="0.014663" calcext:value-type="float">
            <text:p>0,014663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85908" calcext:value-type="float">
            <text:p>0,85908</text:p>
          </table:table-cell>
          <table:table-cell office:value-type="float" office:value="0.664214" calcext:value-type="float">
            <text:p>0,664214</text:p>
          </table:table-cell>
          <table:table-cell office:value-type="float" office:value="70975475" calcext:value-type="float">
            <text:p>70975475</text:p>
          </table:table-cell>
          <table:table-cell office:value-type="float" office:value="93.1541" calcext:value-type="float">
            <text:p>93,1541</text:p>
          </table:table-cell>
          <table:table-cell table:formula="of:=[.C52]-[.C51]" office:value-type="float" office:value="0.0147350000000001" calcext:value-type="float">
            <text:p>0,01473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873975" calcext:value-type="float">
            <text:p>0,873975</text:p>
          </table:table-cell>
          <table:table-cell office:value-type="float" office:value="0.679002" calcext:value-type="float">
            <text:p>0,679002</text:p>
          </table:table-cell>
          <table:table-cell office:value-type="float" office:value="72342292" calcext:value-type="float">
            <text:p>72342292</text:p>
          </table:table-cell>
          <table:table-cell office:value-type="float" office:value="93.3473" calcext:value-type="float">
            <text:p>93,3473</text:p>
          </table:table-cell>
          <table:table-cell table:formula="of:=[.C53]-[.C52]" office:value-type="float" office:value="0.014788" calcext:value-type="float">
            <text:p>0,01478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888668" calcext:value-type="float">
            <text:p>0,888668</text:p>
          </table:table-cell>
          <table:table-cell office:value-type="float" office:value="0.693685" calcext:value-type="float">
            <text:p>0,693685</text:p>
          </table:table-cell>
          <table:table-cell office:value-type="float" office:value="73709484" calcext:value-type="float">
            <text:p>73709484</text:p>
          </table:table-cell>
          <table:table-cell office:value-type="float" office:value="93.5122" calcext:value-type="float">
            <text:p>93,5122</text:p>
          </table:table-cell>
          <table:table-cell table:formula="of:=[.C54]-[.C53]" office:value-type="float" office:value="0.014683" calcext:value-type="float">
            <text:p>0,01468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03332" calcext:value-type="float">
            <text:p>0,903332</text:p>
          </table:table-cell>
          <table:table-cell office:value-type="float" office:value="0.708349" calcext:value-type="float">
            <text:p>0,708349</text:p>
          </table:table-cell>
          <table:table-cell office:value-type="float" office:value="75076420" calcext:value-type="float">
            <text:p>75076420</text:p>
          </table:table-cell>
          <table:table-cell office:value-type="float" office:value="93.5592" calcext:value-type="float">
            <text:p>93,5592</text:p>
          </table:table-cell>
          <table:table-cell table:formula="of:=[.C55]-[.C54]" office:value-type="float" office:value="0.014664" calcext:value-type="float">
            <text:p>0,01466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17984" calcext:value-type="float">
            <text:p>0,917984</text:p>
          </table:table-cell>
          <table:table-cell office:value-type="float" office:value="723" calcext:value-type="float">
            <text:p>723</text:p>
          </table:table-cell>
          <table:table-cell office:value-type="float" office:value="76443796" calcext:value-type="float">
            <text:p>76443796</text:p>
          </table:table-cell>
          <table:table-cell office:value-type="float" office:value="93.6598" calcext:value-type="float">
            <text:p>93,6598</text:p>
          </table:table-cell>
          <table:table-cell table:formula="of:=[.C56]-[.C55]" office:value-type="float" office:value="722.291651" calcext:value-type="float">
            <text:p>722,29165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32655" calcext:value-type="float">
            <text:p>0,932655</text:p>
          </table:table-cell>
          <table:table-cell office:value-type="float" office:value="0.73767" calcext:value-type="float">
            <text:p>0,73767</text:p>
          </table:table-cell>
          <table:table-cell office:value-type="float" office:value="77810998" calcext:value-type="float">
            <text:p>77810998</text:p>
          </table:table-cell>
          <table:table-cell office:value-type="float" office:value="93.5259" calcext:value-type="float">
            <text:p>93,5259</text:p>
          </table:table-cell>
          <table:table-cell table:formula="of:=[.C57]-[.C56]" office:value-type="float" office:value="-722.26233" calcext:value-type="float">
            <text:p>-722,26233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4732" calcext:value-type="float">
            <text:p>0,94732</text:p>
          </table:table-cell>
          <table:table-cell office:value-type="float" office:value="0.752335" calcext:value-type="float">
            <text:p>0,752335</text:p>
          </table:table-cell>
          <table:table-cell office:value-type="float" office:value="79178419" calcext:value-type="float">
            <text:p>79178419</text:p>
          </table:table-cell>
          <table:table-cell office:value-type="float" office:value="93.5792" calcext:value-type="float">
            <text:p>93,5792</text:p>
          </table:table-cell>
          <table:table-cell table:formula="of:=[.C58]-[.C57]" office:value-type="float" office:value="0.0146649999999999" calcext:value-type="float">
            <text:p>0,01466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62075" calcext:value-type="float">
            <text:p>0,962075</text:p>
          </table:table-cell>
          <table:table-cell office:value-type="float" office:value="0.767046" calcext:value-type="float">
            <text:p>0,767046</text:p>
          </table:table-cell>
          <table:table-cell office:value-type="float" office:value="80546011" calcext:value-type="float">
            <text:p>80546011</text:p>
          </table:table-cell>
          <table:table-cell office:value-type="float" office:value="93.2845" calcext:value-type="float">
            <text:p>93,2845</text:p>
          </table:table-cell>
          <table:table-cell table:formula="of:=[.C59]-[.C58]" office:value-type="float" office:value="0.014711" calcext:value-type="float">
            <text:p>0,01471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76855" calcext:value-type="float">
            <text:p>0,976855</text:p>
          </table:table-cell>
          <table:table-cell office:value-type="float" office:value="0.781816" calcext:value-type="float">
            <text:p>0,781816</text:p>
          </table:table-cell>
          <table:table-cell office:value-type="float" office:value="81912587" calcext:value-type="float">
            <text:p>81912587</text:p>
          </table:table-cell>
          <table:table-cell office:value-type="float" office:value="92.8735" calcext:value-type="float">
            <text:p>92,8735</text:p>
          </table:table-cell>
          <table:table-cell table:formula="of:=[.C60]-[.C59]" office:value-type="float" office:value="0.01477" calcext:value-type="float">
            <text:p>0,0147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91525" calcext:value-type="float">
            <text:p>0,991525</text:p>
          </table:table-cell>
          <table:table-cell office:value-type="float" office:value="0.796486" calcext:value-type="float">
            <text:p>0,796486</text:p>
          </table:table-cell>
          <table:table-cell office:value-type="float" office:value="83279890" calcext:value-type="float">
            <text:p>83279890</text:p>
          </table:table-cell>
          <table:table-cell office:value-type="float" office:value="93.5456" calcext:value-type="float">
            <text:p>93,5456</text:p>
          </table:table-cell>
          <table:table-cell table:formula="of:=[.C61]-[.C60]" office:value-type="float" office:value="0.01467" calcext:value-type="float">
            <text:p>0,0146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00618" calcext:value-type="float">
            <text:p>1,00618</text:p>
          </table:table-cell>
          <table:table-cell office:value-type="float" office:value="0.811129" calcext:value-type="float">
            <text:p>0,811129</text:p>
          </table:table-cell>
          <table:table-cell office:value-type="float" office:value="84647079" calcext:value-type="float">
            <text:p>84647079</text:p>
          </table:table-cell>
          <table:table-cell office:value-type="float" office:value="93.7045" calcext:value-type="float">
            <text:p>93,7045</text:p>
          </table:table-cell>
          <table:table-cell table:formula="of:=[.C62]-[.C61]" office:value-type="float" office:value="0.0146430000000001" calcext:value-type="float">
            <text:p>0,01464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02084" calcext:value-type="float">
            <text:p>1,02084</text:p>
          </table:table-cell>
          <table:table-cell office:value-type="float" office:value="0.825791" calcext:value-type="float">
            <text:p>0,825791</text:p>
          </table:table-cell>
          <table:table-cell office:value-type="float" office:value="86014248" calcext:value-type="float">
            <text:p>86014248</text:p>
          </table:table-cell>
          <table:table-cell office:value-type="float" office:value="93.5816" calcext:value-type="float">
            <text:p>93,5816</text:p>
          </table:table-cell>
          <table:table-cell table:formula="of:=[.C63]-[.C62]" office:value-type="float" office:value="0.014662" calcext:value-type="float">
            <text:p>0,01466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0358" calcext:value-type="float">
            <text:p>1,0358</text:p>
          </table:table-cell>
          <table:table-cell office:value-type="float" office:value="0.840385" calcext:value-type="float">
            <text:p>0,840385</text:p>
          </table:table-cell>
          <table:table-cell office:value-type="float" office:value="87381175" calcext:value-type="float">
            <text:p>87381175</text:p>
          </table:table-cell>
          <table:table-cell office:value-type="float" office:value="94.0025" calcext:value-type="float">
            <text:p>94,0025</text:p>
          </table:table-cell>
          <table:table-cell table:formula="of:=[.C64]-[.C63]" office:value-type="float" office:value="0.014594" calcext:value-type="float">
            <text:p>0,01459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05144" calcext:value-type="float">
            <text:p>1,05144</text:p>
          </table:table-cell>
          <table:table-cell office:value-type="float" office:value="0.854685" calcext:value-type="float">
            <text:p>0,854685</text:p>
          </table:table-cell>
          <table:table-cell office:value-type="float" office:value="88746389" calcext:value-type="float">
            <text:p>88746389</text:p>
          </table:table-cell>
          <table:table-cell office:value-type="float" office:value="95.8492" calcext:value-type="float">
            <text:p>95,8492</text:p>
          </table:table-cell>
          <table:table-cell table:formula="of:=[.C65]-[.C64]" office:value-type="float" office:value="0.0143" calcext:value-type="float">
            <text:p>0,014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06621" calcext:value-type="float">
            <text:p>1,06621</text:p>
          </table:table-cell>
          <table:table-cell office:value-type="float" office:value="0.869404" calcext:value-type="float">
            <text:p>0,869404</text:p>
          </table:table-cell>
          <table:table-cell office:value-type="float" office:value="90113827" calcext:value-type="float">
            <text:p>90113827</text:p>
          </table:table-cell>
          <table:table-cell office:value-type="float" office:value="93.3056" calcext:value-type="float">
            <text:p>93,3056</text:p>
          </table:table-cell>
          <table:table-cell table:formula="of:=[.C66]-[.C65]" office:value-type="float" office:value="0.014719" calcext:value-type="float">
            <text:p>0,01471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08088" calcext:value-type="float">
            <text:p>1,08088</text:p>
          </table:table-cell>
          <table:table-cell office:value-type="float" office:value="0.884065" calcext:value-type="float">
            <text:p>0,884065</text:p>
          </table:table-cell>
          <table:table-cell office:value-type="float" office:value="91480964" calcext:value-type="float">
            <text:p>91480964</text:p>
          </table:table-cell>
          <table:table-cell office:value-type="float" office:value="93624" calcext:value-type="float">
            <text:p>93624</text:p>
          </table:table-cell>
          <table:table-cell table:formula="of:=[.C67]-[.C66]" office:value-type="float" office:value="0.014661" calcext:value-type="float">
            <text:p>0,01466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09554" calcext:value-type="float">
            <text:p>1,09554</text:p>
          </table:table-cell>
          <table:table-cell office:value-type="float" office:value="0.898726" calcext:value-type="float">
            <text:p>0,898726</text:p>
          </table:table-cell>
          <table:table-cell office:value-type="float" office:value="92848537" calcext:value-type="float">
            <text:p>92848537</text:p>
          </table:table-cell>
          <table:table-cell office:value-type="float" office:value="93.6284" calcext:value-type="float">
            <text:p>93,6284</text:p>
          </table:table-cell>
          <table:table-cell table:formula="of:=[.C68]-[.C67]" office:value-type="float" office:value="0.0146609999999999" calcext:value-type="float">
            <text:p>0,01466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11021" calcext:value-type="float">
            <text:p>1,11021</text:p>
          </table:table-cell>
          <table:table-cell office:value-type="float" office:value="0.913391" calcext:value-type="float">
            <text:p>0,913391</text:p>
          </table:table-cell>
          <table:table-cell office:value-type="float" office:value="94216233" calcext:value-type="float">
            <text:p>94216233</text:p>
          </table:table-cell>
          <table:table-cell office:value-type="float" office:value="93.5917" calcext:value-type="float">
            <text:p>93,5917</text:p>
          </table:table-cell>
          <table:table-cell table:formula="of:=[.C69]-[.C68]" office:value-type="float" office:value="0.014665" calcext:value-type="float">
            <text:p>0,01466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12487" calcext:value-type="float">
            <text:p>1,12487</text:p>
          </table:table-cell>
          <table:table-cell office:value-type="float" office:value="0.928038" calcext:value-type="float">
            <text:p>0,928038</text:p>
          </table:table-cell>
          <table:table-cell office:value-type="float" office:value="95583260" calcext:value-type="float">
            <text:p>95583260</text:p>
          </table:table-cell>
          <table:table-cell office:value-type="float" office:value="93.6548" calcext:value-type="float">
            <text:p>93,6548</text:p>
          </table:table-cell>
          <table:table-cell table:formula="of:=[.C70]-[.C69]" office:value-type="float" office:value="0.014647" calcext:value-type="float">
            <text:p>0,01464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13953" calcext:value-type="float">
            <text:p>1,13953</text:p>
          </table:table-cell>
          <table:table-cell office:value-type="float" office:value="0.942698" calcext:value-type="float">
            <text:p>0,942698</text:p>
          </table:table-cell>
          <table:table-cell office:value-type="float" office:value="96950749" calcext:value-type="float">
            <text:p>96950749</text:p>
          </table:table-cell>
          <table:table-cell office:value-type="float" office:value="93.5965" calcext:value-type="float">
            <text:p>93,5965</text:p>
          </table:table-cell>
          <table:table-cell table:formula="of:=[.C71]-[.C70]" office:value-type="float" office:value="0.01466" calcext:value-type="float">
            <text:p>0,01466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15419" calcext:value-type="float">
            <text:p>1,15419</text:p>
          </table:table-cell>
          <table:table-cell office:value-type="float" office:value="0.957357" calcext:value-type="float">
            <text:p>0,957357</text:p>
          </table:table-cell>
          <table:table-cell office:value-type="float" office:value="98318048" calcext:value-type="float">
            <text:p>98318048</text:p>
          </table:table-cell>
          <table:table-cell office:value-type="float" office:value="93.6159" calcext:value-type="float">
            <text:p>93,6159</text:p>
          </table:table-cell>
          <table:table-cell table:formula="of:=[.C72]-[.C71]" office:value-type="float" office:value="0.014659" calcext:value-type="float">
            <text:p>0,014659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16895" calcext:value-type="float">
            <text:p>1,16895</text:p>
          </table:table-cell>
          <table:table-cell office:value-type="float" office:value="0.972075" calcext:value-type="float">
            <text:p>0,972075</text:p>
          </table:table-cell>
          <table:table-cell office:value-type="float" office:value="99685410" calcext:value-type="float">
            <text:p>99685410</text:p>
          </table:table-cell>
          <table:table-cell office:value-type="float" office:value="93.2374" calcext:value-type="float">
            <text:p>93,2374</text:p>
          </table:table-cell>
          <table:table-cell table:formula="of:=[.C73]-[.C72]" office:value-type="float" office:value="0.014718" calcext:value-type="float">
            <text:p>0,014718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18396" calcext:value-type="float">
            <text:p>1,18396</text:p>
          </table:table-cell>
          <table:table-cell office:value-type="float" office:value="0.98708" calcext:value-type="float">
            <text:p>0,98708</text:p>
          </table:table-cell>
          <table:table-cell office:value-type="float" office:value="101052308" calcext:value-type="float">
            <text:p>101052308</text:p>
          </table:table-cell>
          <table:table-cell office:value-type="float" office:value="91.4592" calcext:value-type="float">
            <text:p>91,4592</text:p>
          </table:table-cell>
          <table:table-cell table:formula="of:=[.C74]-[.C73]" office:value-type="float" office:value="0.0150050000000002" calcext:value-type="float">
            <text:p>0,01500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19863" calcext:value-type="float">
            <text:p>1,19863</text:p>
          </table:table-cell>
          <table:table-cell office:value-type="float" office:value="1.00175" calcext:value-type="float">
            <text:p>1,00175</text:p>
          </table:table-cell>
          <table:table-cell office:value-type="float" office:value="102419837" calcext:value-type="float">
            <text:p>102419837</text:p>
          </table:table-cell>
          <table:table-cell office:value-type="float" office:value="93.5937" calcext:value-type="float">
            <text:p>93,5937</text:p>
          </table:table-cell>
          <table:table-cell table:formula="of:=[.C75]-[.C74]" office:value-type="float" office:value="0.0146699999999999" calcext:value-type="float">
            <text:p>0,0146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21328" calcext:value-type="float">
            <text:p>1,21328</text:p>
          </table:table-cell>
          <table:table-cell office:value-type="float" office:value="1.01637" calcext:value-type="float">
            <text:p>1,01637</text:p>
          </table:table-cell>
          <table:table-cell office:value-type="float" office:value="103787240" calcext:value-type="float">
            <text:p>103787240</text:p>
          </table:table-cell>
          <table:table-cell office:value-type="float" office:value="93.8413" calcext:value-type="float">
            <text:p>93,8413</text:p>
          </table:table-cell>
          <table:table-cell table:formula="of:=[.C76]-[.C75]" office:value-type="float" office:value="0.0146200000000001" calcext:value-type="float">
            <text:p>0,0146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22796" calcext:value-type="float">
            <text:p>1,22796</text:p>
          </table:table-cell>
          <table:table-cell office:value-type="float" office:value="1.03104" calcext:value-type="float">
            <text:p>1,03104</text:p>
          </table:table-cell>
          <table:table-cell office:value-type="float" office:value="105154310" calcext:value-type="float">
            <text:p>105154310</text:p>
          </table:table-cell>
          <table:table-cell office:value-type="float" office:value="93.4788" calcext:value-type="float">
            <text:p>93,4788</text:p>
          </table:table-cell>
          <table:table-cell table:formula="of:=[.C77]-[.C76]" office:value-type="float" office:value="0.01467" calcext:value-type="float">
            <text:p>0,01467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24262" calcext:value-type="float">
            <text:p>1,24262</text:p>
          </table:table-cell>
          <table:table-cell office:value-type="float" office:value="1.0457" calcext:value-type="float">
            <text:p>1,0457</text:p>
          </table:table-cell>
          <table:table-cell office:value-type="float" office:value="106521751" calcext:value-type="float">
            <text:p>106521751</text:p>
          </table:table-cell>
          <table:table-cell office:value-type="float" office:value="93.6451" calcext:value-type="float">
            <text:p>93,6451</text:p>
          </table:table-cell>
          <table:table-cell table:formula="of:=[.C78]-[.C77]" office:value-type="float" office:value="0.0146600000000001" calcext:value-type="float">
            <text:p>0,0146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2573" calcext:value-type="float">
            <text:p>1,2573</text:p>
          </table:table-cell>
          <table:table-cell office:value-type="float" office:value="1.06038" calcext:value-type="float">
            <text:p>1,06038</text:p>
          </table:table-cell>
          <table:table-cell office:value-type="float" office:value="107889001" calcext:value-type="float">
            <text:p>107889001</text:p>
          </table:table-cell>
          <table:table-cell office:value-type="float" office:value="93.4336" calcext:value-type="float">
            <text:p>93,4336</text:p>
          </table:table-cell>
          <table:table-cell table:formula="of:=[.C79]-[.C78]" office:value-type="float" office:value="0.01468" calcext:value-type="float">
            <text:p>0,0146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2721" calcext:value-type="float">
            <text:p>1,2721</text:p>
          </table:table-cell>
          <table:table-cell office:value-type="float" office:value="1.07513" calcext:value-type="float">
            <text:p>1,07513</text:p>
          </table:table-cell>
          <table:table-cell office:value-type="float" office:value="109255795" calcext:value-type="float">
            <text:p>109255795</text:p>
          </table:table-cell>
          <table:table-cell office:value-type="float" office:value="93.2241" calcext:value-type="float">
            <text:p>93,2241</text:p>
          </table:table-cell>
          <table:table-cell table:formula="of:=[.C80]-[.C79]" office:value-type="float" office:value="0.0147499999999998" calcext:value-type="float">
            <text:p>0,0147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28678" calcext:value-type="float">
            <text:p>1,28678</text:p>
          </table:table-cell>
          <table:table-cell office:value-type="float" office:value="1.0898" calcext:value-type="float">
            <text:p>1,0898</text:p>
          </table:table-cell>
          <table:table-cell office:value-type="float" office:value="110623321" calcext:value-type="float">
            <text:p>110623321</text:p>
          </table:table-cell>
          <table:table-cell office:value-type="float" office:value="93.6188" calcext:value-type="float">
            <text:p>93,6188</text:p>
          </table:table-cell>
          <table:table-cell table:formula="of:=[.C81]-[.C80]" office:value-type="float" office:value="0.0146700000000002" calcext:value-type="float">
            <text:p>0,01467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30144" calcext:value-type="float">
            <text:p>1,30144</text:p>
          </table:table-cell>
          <table:table-cell office:value-type="float" office:value="1.10446" calcext:value-type="float">
            <text:p>1,10446</text:p>
          </table:table-cell>
          <table:table-cell office:value-type="float" office:value="111990630" calcext:value-type="float">
            <text:p>111990630</text:p>
          </table:table-cell>
          <table:table-cell office:value-type="float" office:value="93.6104" calcext:value-type="float">
            <text:p>93,6104</text:p>
          </table:table-cell>
          <table:table-cell table:formula="of:=[.C82]-[.C81]" office:value-type="float" office:value="0.0146599999999999" calcext:value-type="float">
            <text:p>0,01466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31611" calcext:value-type="float">
            <text:p>1,31611</text:p>
          </table:table-cell>
          <table:table-cell office:value-type="float" office:value="1.11912" calcext:value-type="float">
            <text:p>1,11912</text:p>
          </table:table-cell>
          <table:table-cell office:value-type="float" office:value="113357858" calcext:value-type="float">
            <text:p>113357858</text:p>
          </table:table-cell>
          <table:table-cell office:value-type="float" office:value="93.5667" calcext:value-type="float">
            <text:p>93,5667</text:p>
          </table:table-cell>
          <table:table-cell table:formula="of:=[.C83]-[.C82]" office:value-type="float" office:value="0.0146600000000001" calcext:value-type="float">
            <text:p>0,01466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33077" calcext:value-type="float">
            <text:p>1,33077</text:p>
          </table:table-cell>
          <table:table-cell office:value-type="float" office:value="1.13378" calcext:value-type="float">
            <text:p>1,13378</text:p>
          </table:table-cell>
          <table:table-cell office:value-type="float" office:value="114724995" calcext:value-type="float">
            <text:p>114724995</text:p>
          </table:table-cell>
          <table:table-cell office:value-type="float" office:value="93.5598" calcext:value-type="float">
            <text:p>93,5598</text:p>
          </table:table-cell>
          <table:table-cell table:formula="of:=[.C84]-[.C83]" office:value-type="float" office:value="0.0146599999999999" calcext:value-type="float">
            <text:p>0,0146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34543" calcext:value-type="float">
            <text:p>1,34543</text:p>
          </table:table-cell>
          <table:table-cell office:value-type="float" office:value="1.14844" calcext:value-type="float">
            <text:p>1,14844</text:p>
          </table:table-cell>
          <table:table-cell office:value-type="float" office:value="116092657" calcext:value-type="float">
            <text:p>116092657</text:p>
          </table:table-cell>
          <table:table-cell office:value-type="float" office:value="93.6602" calcext:value-type="float">
            <text:p>93,6602</text:p>
          </table:table-cell>
          <table:table-cell table:formula="of:=[.C85]-[.C84]" office:value-type="float" office:value="0.0146599999999999" calcext:value-type="float">
            <text:p>0,0146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36025" calcext:value-type="float">
            <text:p>1,36025</text:p>
          </table:table-cell>
          <table:table-cell office:value-type="float" office:value="1.1631" calcext:value-type="float">
            <text:p>1,1631</text:p>
          </table:table-cell>
          <table:table-cell office:value-type="float" office:value="117459856" calcext:value-type="float">
            <text:p>117459856</text:p>
          </table:table-cell>
          <table:table-cell office:value-type="float" office:value="93.5388" calcext:value-type="float">
            <text:p>93,5388</text:p>
          </table:table-cell>
          <table:table-cell table:formula="of:=[.C86]-[.C85]" office:value-type="float" office:value="0.0146600000000001" calcext:value-type="float">
            <text:p>0,01466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37498" calcext:value-type="float">
            <text:p>1,37498</text:p>
          </table:table-cell>
          <table:table-cell office:value-type="float" office:value="1.17783" calcext:value-type="float">
            <text:p>1,17783</text:p>
          </table:table-cell>
          <table:table-cell office:value-type="float" office:value="118826939" calcext:value-type="float">
            <text:p>118826939</text:p>
          </table:table-cell>
          <table:table-cell office:value-type="float" office:value="93.1735" calcext:value-type="float">
            <text:p>93,1735</text:p>
          </table:table-cell>
          <table:table-cell table:formula="of:=[.C87]-[.C86]" office:value-type="float" office:value="0.0147299999999999" calcext:value-type="float">
            <text:p>0,01473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38964" calcext:value-type="float">
            <text:p>1,38964</text:p>
          </table:table-cell>
          <table:table-cell office:value-type="float" office:value="1.19249" calcext:value-type="float">
            <text:p>1,19249</text:p>
          </table:table-cell>
          <table:table-cell office:value-type="float" office:value="120194195" calcext:value-type="float">
            <text:p>120194195</text:p>
          </table:table-cell>
          <table:table-cell office:value-type="float" office:value="93.6192" calcext:value-type="float">
            <text:p>93,6192</text:p>
          </table:table-cell>
          <table:table-cell table:formula="of:=[.C88]-[.C87]" office:value-type="float" office:value="0.0146600000000001" calcext:value-type="float">
            <text:p>0,0146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4043" calcext:value-type="float">
            <text:p>1,4043</text:p>
          </table:table-cell>
          <table:table-cell office:value-type="float" office:value="1.20715" calcext:value-type="float">
            <text:p>1,20715</text:p>
          </table:table-cell>
          <table:table-cell office:value-type="float" office:value="121561474" calcext:value-type="float">
            <text:p>121561474</text:p>
          </table:table-cell>
          <table:table-cell office:value-type="float" office:value="93.5823" calcext:value-type="float">
            <text:p>93,5823</text:p>
          </table:table-cell>
          <table:table-cell table:formula="of:=[.C89]-[.C88]" office:value-type="float" office:value="0.0146599999999999" calcext:value-type="float">
            <text:p>0,01466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41897" calcext:value-type="float">
            <text:p>1,41897</text:p>
          </table:table-cell>
          <table:table-cell office:value-type="float" office:value="1.22181" calcext:value-type="float">
            <text:p>1,22181</text:p>
          </table:table-cell>
          <table:table-cell office:value-type="float" office:value="122929109" calcext:value-type="float">
            <text:p>122929109</text:p>
          </table:table-cell>
          <table:table-cell office:value-type="float" office:value="93.6131" calcext:value-type="float">
            <text:p>93,6131</text:p>
          </table:table-cell>
          <table:table-cell table:formula="of:=[.C90]-[.C89]" office:value-type="float" office:value="0.0146600000000001" calcext:value-type="float">
            <text:p>0,0146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43363" calcext:value-type="float">
            <text:p>1,43363</text:p>
          </table:table-cell>
          <table:table-cell office:value-type="float" office:value="1.23647" calcext:value-type="float">
            <text:p>1,23647</text:p>
          </table:table-cell>
          <table:table-cell office:value-type="float" office:value="124296414" calcext:value-type="float">
            <text:p>124296414</text:p>
          </table:table-cell>
          <table:table-cell office:value-type="float" office:value="93598" calcext:value-type="float">
            <text:p>93598</text:p>
          </table:table-cell>
          <table:table-cell table:formula="of:=[.C91]-[.C90]" office:value-type="float" office:value="0.0146599999999999" calcext:value-type="float">
            <text:p>0,0146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44829" calcext:value-type="float">
            <text:p>1,44829</text:p>
          </table:table-cell>
          <table:table-cell office:value-type="float" office:value="1.25114" calcext:value-type="float">
            <text:p>1,25114</text:p>
          </table:table-cell>
          <table:table-cell office:value-type="float" office:value="125663577" calcext:value-type="float">
            <text:p>125663577</text:p>
          </table:table-cell>
          <table:table-cell office:value-type="float" office:value="93.5424" calcext:value-type="float">
            <text:p>93,5424</text:p>
          </table:table-cell>
          <table:table-cell table:formula="of:=[.C92]-[.C91]" office:value-type="float" office:value="0.01467" calcext:value-type="float">
            <text:p>0,01467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4631" calcext:value-type="float">
            <text:p>1,4631</text:p>
          </table:table-cell>
          <table:table-cell office:value-type="float" office:value="1.26589" calcext:value-type="float">
            <text:p>1,26589</text:p>
          </table:table-cell>
          <table:table-cell office:value-type="float" office:value="127031275" calcext:value-type="float">
            <text:p>127031275</text:p>
          </table:table-cell>
          <table:table-cell office:value-type="float" office:value="93.0379" calcext:value-type="float">
            <text:p>93,0379</text:p>
          </table:table-cell>
          <table:table-cell table:formula="of:=[.C93]-[.C92]" office:value-type="float" office:value="0.01475" calcext:value-type="float">
            <text:p>0,0147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47786" calcext:value-type="float">
            <text:p>1,47786</text:p>
          </table:table-cell>
          <table:table-cell office:value-type="float" office:value="1.28059" calcext:value-type="float">
            <text:p>1,28059</text:p>
          </table:table-cell>
          <table:table-cell office:value-type="float" office:value="128397994" calcext:value-type="float">
            <text:p>128397994</text:p>
          </table:table-cell>
          <table:table-cell office:value-type="float" office:value="93.6469" calcext:value-type="float">
            <text:p>93,6469</text:p>
          </table:table-cell>
          <table:table-cell table:formula="of:=[.C94]-[.C93]" office:value-type="float" office:value="0.0147000000000002" calcext:value-type="float">
            <text:p>0,0147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49253" calcext:value-type="float">
            <text:p>1,49253</text:p>
          </table:table-cell>
          <table:table-cell office:value-type="float" office:value="1.29527" calcext:value-type="float">
            <text:p>1,29527</text:p>
          </table:table-cell>
          <table:table-cell office:value-type="float" office:value="129765072" calcext:value-type="float">
            <text:p>129765072</text:p>
          </table:table-cell>
          <table:table-cell office:value-type="float" office:value="93.5049" calcext:value-type="float">
            <text:p>93,5049</text:p>
          </table:table-cell>
          <table:table-cell table:formula="of:=[.C95]-[.C94]" office:value-type="float" office:value="0.0146799999999998" calcext:value-type="float">
            <text:p>0,0146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5072" calcext:value-type="float">
            <text:p>1,5072</text:p>
          </table:table-cell>
          <table:table-cell office:value-type="float" office:value="1.30993" calcext:value-type="float">
            <text:p>1,30993</text:p>
          </table:table-cell>
          <table:table-cell office:value-type="float" office:value="131132494" calcext:value-type="float">
            <text:p>131132494</text:p>
          </table:table-cell>
          <table:table-cell office:value-type="float" office:value="93.5989" calcext:value-type="float">
            <text:p>93,5989</text:p>
          </table:table-cell>
          <table:table-cell table:formula="of:=[.C96]-[.C95]" office:value-type="float" office:value="0.0146600000000001" calcext:value-type="float">
            <text:p>0,0146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52185" calcext:value-type="float">
            <text:p>1,52185</text:p>
          </table:table-cell>
          <table:table-cell office:value-type="float" office:value="1.32458" calcext:value-type="float">
            <text:p>1,32458</text:p>
          </table:table-cell>
          <table:table-cell office:value-type="float" office:value="132500024" calcext:value-type="float">
            <text:p>132500024</text:p>
          </table:table-cell>
          <table:table-cell office:value-type="float" office:value="93.6508" calcext:value-type="float">
            <text:p>93,6508</text:p>
          </table:table-cell>
          <table:table-cell table:formula="of:=[.C97]-[.C96]" office:value-type="float" office:value="0.0146500000000001" calcext:value-type="float">
            <text:p>0,01465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53651" calcext:value-type="float">
            <text:p>1,53651</text:p>
          </table:table-cell>
          <table:table-cell office:value-type="float" office:value="1.33924" calcext:value-type="float">
            <text:p>1,33924</text:p>
          </table:table-cell>
          <table:table-cell office:value-type="float" office:value="133867568" calcext:value-type="float">
            <text:p>133867568</text:p>
          </table:table-cell>
          <table:table-cell office:value-type="float" office:value="93.5883" calcext:value-type="float">
            <text:p>93,5883</text:p>
          </table:table-cell>
          <table:table-cell table:formula="of:=[.C98]-[.C97]" office:value-type="float" office:value="0.0146599999999999" calcext:value-type="float">
            <text:p>0,01466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55118" calcext:value-type="float">
            <text:p>1,55118</text:p>
          </table:table-cell>
          <table:table-cell office:value-type="float" office:value="1.35391" calcext:value-type="float">
            <text:p>1,35391</text:p>
          </table:table-cell>
          <table:table-cell office:value-type="float" office:value="135234859" calcext:value-type="float">
            <text:p>135234859</text:p>
          </table:table-cell>
          <table:table-cell office:value-type="float" office:value="93.5832" calcext:value-type="float">
            <text:p>93,5832</text:p>
          </table:table-cell>
          <table:table-cell table:formula="of:=[.C99]-[.C98]" office:value-type="float" office:value="0.01467" calcext:value-type="float">
            <text:p>0,01467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56592" calcext:value-type="float">
            <text:p>1,56592</text:p>
          </table:table-cell>
          <table:table-cell office:value-type="float" office:value="1.3686" calcext:value-type="float">
            <text:p>1,3686</text:p>
          </table:table-cell>
          <table:table-cell office:value-type="float" office:value="136602574" calcext:value-type="float">
            <text:p>136602574</text:p>
          </table:table-cell>
          <table:table-cell office:value-type="float" office:value="93.3948" calcext:value-type="float">
            <text:p>93,3948</text:p>
          </table:table-cell>
          <table:table-cell table:formula="of:=[.C100]-[.C99]" office:value-type="float" office:value="0.0146900000000001" calcext:value-type="float">
            <text:p>0,01469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AVERAGE([.F1:.F100])" office:value-type="float" office:value="0.0136277676767676" calcext:value-type="float">
            <text:p>0,0136277677</text:p>
          </table:table-cell>
          <table:table-cell table:style-name="ce2" table:formula="of:=STDEV([.F1:.F100])" office:value-type="float" office:value="103.182427229561" calcext:value-type="float">
            <text:p>103,1824272296</text:p>
          </table:table-cell>
        </table:table-row>
      </table:table>
      <table:table table:name="cz4cpumil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2222" calcext:value-type="float">
            <text:p>0,022222</text:p>
          </table:table-cell>
          <table:table-cell office:value-type="float" office:value="0.021419" calcext:value-type="float">
            <text:p>0,021419</text:p>
          </table:table-cell>
          <table:table-cell office:value-type="float" office:value="1025074" calcext:value-type="float">
            <text:p>1025074</text:p>
          </table:table-cell>
          <table:table-cell office:value-type="float" office:value="47.8582" calcext:value-type="float">
            <text:p>47,858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9931" calcext:value-type="float">
            <text:p>0,039931</text:p>
          </table:table-cell>
          <table:table-cell office:value-type="float" office:value="0.039127" calcext:value-type="float">
            <text:p>0,039127</text:p>
          </table:table-cell>
          <table:table-cell office:value-type="float" office:value="2049162" calcext:value-type="float">
            <text:p>2049162</text:p>
          </table:table-cell>
          <table:table-cell office:value-type="float" office:value="58.3598" calcext:value-type="float">
            <text:p>58,3598</text:p>
          </table:table-cell>
          <table:table-cell table:formula="of:=[.C2]-[.C1]" office:value-type="float" office:value="0.017708" calcext:value-type="float">
            <text:p>0,01770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8807" calcext:value-type="float">
            <text:p>0,058807</text:p>
          </table:table-cell>
          <table:table-cell office:value-type="float" office:value="0.056077" calcext:value-type="float">
            <text:p>0,056077</text:p>
          </table:table-cell>
          <table:table-cell office:value-type="float" office:value="3067387" calcext:value-type="float">
            <text:p>3067387</text:p>
          </table:table-cell>
          <table:table-cell office:value-type="float" office:value="60.3653" calcext:value-type="float">
            <text:p>60,3653</text:p>
          </table:table-cell>
          <table:table-cell table:formula="of:=[.C3]-[.C2]" office:value-type="float" office:value="0.01695" calcext:value-type="float">
            <text:p>0,0169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3582" calcext:value-type="float">
            <text:p>0,073582</text:p>
          </table:table-cell>
          <table:table-cell office:value-type="float" office:value="0.070841" calcext:value-type="float">
            <text:p>0,070841</text:p>
          </table:table-cell>
          <table:table-cell office:value-type="float" office:value="4091878" calcext:value-type="float">
            <text:p>4091878</text:p>
          </table:table-cell>
          <table:table-cell office:value-type="float" office:value="69.7238" calcext:value-type="float">
            <text:p>69,7238</text:p>
          </table:table-cell>
          <table:table-cell table:formula="of:=[.C4]-[.C3]" office:value-type="float" office:value="0.014764" calcext:value-type="float">
            <text:p>0,01476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99833" calcext:value-type="float">
            <text:p>0,099833</text:p>
          </table:table-cell>
          <table:table-cell office:value-type="float" office:value="0.084664" calcext:value-type="float">
            <text:p>0,084664</text:p>
          </table:table-cell>
          <table:table-cell office:value-type="float" office:value="5106923" calcext:value-type="float">
            <text:p>5106923</text:p>
          </table:table-cell>
          <table:table-cell office:value-type="float" office:value="73.7382" calcext:value-type="float">
            <text:p>73,7382</text:p>
          </table:table-cell>
          <table:table-cell table:formula="of:=[.C5]-[.C4]" office:value-type="float" office:value="0.013823" calcext:value-type="float">
            <text:p>0,01382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13604" calcext:value-type="float">
            <text:p>0,113604</text:p>
          </table:table-cell>
          <table:table-cell office:value-type="float" office:value="0.095944" calcext:value-type="float">
            <text:p>0,095944</text:p>
          </table:table-cell>
          <table:table-cell office:value-type="float" office:value="6128693" calcext:value-type="float">
            <text:p>6128693</text:p>
          </table:table-cell>
          <table:table-cell office:value-type="float" office:value="92.0473" calcext:value-type="float">
            <text:p>92,0473</text:p>
          </table:table-cell>
          <table:table-cell table:formula="of:=[.C6]-[.C5]" office:value-type="float" office:value="0.01128" calcext:value-type="float">
            <text:p>0,0112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27946" calcext:value-type="float">
            <text:p>0,127946</text:p>
          </table:table-cell>
          <table:table-cell office:value-type="float" office:value="0.109698" calcext:value-type="float">
            <text:p>0,109698</text:p>
          </table:table-cell>
          <table:table-cell office:value-type="float" office:value="7154823" calcext:value-type="float">
            <text:p>7154823</text:p>
          </table:table-cell>
          <table:table-cell office:value-type="float" office:value="74.9409" calcext:value-type="float">
            <text:p>74,9409</text:p>
          </table:table-cell>
          <table:table-cell table:formula="of:=[.C7]-[.C6]" office:value-type="float" office:value="0.013754" calcext:value-type="float">
            <text:p>0,01375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40516" calcext:value-type="float">
            <text:p>0,140516</text:p>
          </table:table-cell>
          <table:table-cell office:value-type="float" office:value="0.122247" calcext:value-type="float">
            <text:p>0,122247</text:p>
          </table:table-cell>
          <table:table-cell office:value-type="float" office:value="8180729" calcext:value-type="float">
            <text:p>8180729</text:p>
          </table:table-cell>
          <table:table-cell office:value-type="float" office:value="82.0956" calcext:value-type="float">
            <text:p>82,0956</text:p>
          </table:table-cell>
          <table:table-cell table:formula="of:=[.C8]-[.C7]" office:value-type="float" office:value="0.012549" calcext:value-type="float">
            <text:p>0,01254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62383" calcext:value-type="float">
            <text:p>0,162383</text:p>
          </table:table-cell>
          <table:table-cell office:value-type="float" office:value="0.143819" calcext:value-type="float">
            <text:p>0,143819</text:p>
          </table:table-cell>
          <table:table-cell office:value-type="float" office:value="9192616" calcext:value-type="float">
            <text:p>9192616</text:p>
          </table:table-cell>
          <table:table-cell office:value-type="float" office:value="47.0277" calcext:value-type="float">
            <text:p>47,0277</text:p>
          </table:table-cell>
          <table:table-cell table:formula="of:=[.C9]-[.C8]" office:value-type="float" office:value="0.021572" calcext:value-type="float">
            <text:p>0,02157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76249" calcext:value-type="float">
            <text:p>0,176249</text:p>
          </table:table-cell>
          <table:table-cell office:value-type="float" office:value="0.155696" calcext:value-type="float">
            <text:p>0,155696</text:p>
          </table:table-cell>
          <table:table-cell office:value-type="float" office:value="10216135" calcext:value-type="float">
            <text:p>10216135</text:p>
          </table:table-cell>
          <table:table-cell office:value-type="float" office:value="86.6255" calcext:value-type="float">
            <text:p>86,6255</text:p>
          </table:table-cell>
          <table:table-cell table:formula="of:=[.C10]-[.C9]" office:value-type="float" office:value="0.011877" calcext:value-type="float">
            <text:p>0,01187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88837" calcext:value-type="float">
            <text:p>0,188837</text:p>
          </table:table-cell>
          <table:table-cell office:value-type="float" office:value="0.168266" calcext:value-type="float">
            <text:p>0,168266</text:p>
          </table:table-cell>
          <table:table-cell office:value-type="float" office:value="11242180" calcext:value-type="float">
            <text:p>11242180</text:p>
          </table:table-cell>
          <table:table-cell office:value-type="float" office:value="82.0473" calcext:value-type="float">
            <text:p>82,0473</text:p>
          </table:table-cell>
          <table:table-cell table:formula="of:=[.C11]-[.C10]" office:value-type="float" office:value="0.01257" calcext:value-type="float">
            <text:p>0,0125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01296" calcext:value-type="float">
            <text:p>0,201296</text:p>
          </table:table-cell>
          <table:table-cell office:value-type="float" office:value="0.180723" calcext:value-type="float">
            <text:p>0,180723</text:p>
          </table:table-cell>
          <table:table-cell office:value-type="float" office:value="12268111" calcext:value-type="float">
            <text:p>12268111</text:p>
          </table:table-cell>
          <table:table-cell office:value-type="float" office:value="82.6932" calcext:value-type="float">
            <text:p>82,6932</text:p>
          </table:table-cell>
          <table:table-cell table:formula="of:=[.C12]-[.C11]" office:value-type="float" office:value="0.012457" calcext:value-type="float">
            <text:p>0,01245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13742" calcext:value-type="float">
            <text:p>0,213742</text:p>
          </table:table-cell>
          <table:table-cell office:value-type="float" office:value="0.192894" calcext:value-type="float">
            <text:p>0,192894</text:p>
          </table:table-cell>
          <table:table-cell office:value-type="float" office:value="13293391" calcext:value-type="float">
            <text:p>13293391</text:p>
          </table:table-cell>
          <table:table-cell office:value-type="float" office:value="84.5908" calcext:value-type="float">
            <text:p>84,5908</text:p>
          </table:table-cell>
          <table:table-cell table:formula="of:=[.C13]-[.C12]" office:value-type="float" office:value="0.012171" calcext:value-type="float">
            <text:p>0,01217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26229" calcext:value-type="float">
            <text:p>0,226229</text:p>
          </table:table-cell>
          <table:table-cell office:value-type="float" office:value="0.205276" calcext:value-type="float">
            <text:p>0,205276</text:p>
          </table:table-cell>
          <table:table-cell office:value-type="float" office:value="14319179" calcext:value-type="float">
            <text:p>14319179</text:p>
          </table:table-cell>
          <table:table-cell office:value-type="float" office:value="83.1981" calcext:value-type="float">
            <text:p>83,1981</text:p>
          </table:table-cell>
          <table:table-cell table:formula="of:=[.C14]-[.C13]" office:value-type="float" office:value="0.012382" calcext:value-type="float">
            <text:p>0,01238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38677" calcext:value-type="float">
            <text:p>0,238677</text:p>
          </table:table-cell>
          <table:table-cell office:value-type="float" office:value="0.21771" calcext:value-type="float">
            <text:p>0,21771</text:p>
          </table:table-cell>
          <table:table-cell office:value-type="float" office:value="15344986" calcext:value-type="float">
            <text:p>15344986</text:p>
          </table:table-cell>
          <table:table-cell office:value-type="float" office:value="82.8435" calcext:value-type="float">
            <text:p>82,8435</text:p>
          </table:table-cell>
          <table:table-cell table:formula="of:=[.C15]-[.C14]" office:value-type="float" office:value="0.012434" calcext:value-type="float">
            <text:p>0,01243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3318" calcext:value-type="float">
            <text:p>0,253318</text:p>
          </table:table-cell>
          <table:table-cell office:value-type="float" office:value="0.230534" calcext:value-type="float">
            <text:p>0,230534</text:p>
          </table:table-cell>
          <table:table-cell office:value-type="float" office:value="16367594" calcext:value-type="float">
            <text:p>16367594</text:p>
          </table:table-cell>
          <table:table-cell office:value-type="float" office:value="80.0504" calcext:value-type="float">
            <text:p>80,0504</text:p>
          </table:table-cell>
          <table:table-cell table:formula="of:=[.C16]-[.C15]" office:value-type="float" office:value="0.012824" calcext:value-type="float">
            <text:p>0,01282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65901" calcext:value-type="float">
            <text:p>0,265901</text:p>
          </table:table-cell>
          <table:table-cell office:value-type="float" office:value="0.243088" calcext:value-type="float">
            <text:p>0,243088</text:p>
          </table:table-cell>
          <table:table-cell office:value-type="float" office:value="17393628" calcext:value-type="float">
            <text:p>17393628</text:p>
          </table:table-cell>
          <table:table-cell office:value-type="float" office:value="82.1202" calcext:value-type="float">
            <text:p>82,1202</text:p>
          </table:table-cell>
          <table:table-cell table:formula="of:=[.C17]-[.C16]" office:value-type="float" office:value="0.012554" calcext:value-type="float">
            <text:p>0,01255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78366" calcext:value-type="float">
            <text:p>0,278366</text:p>
          </table:table-cell>
          <table:table-cell office:value-type="float" office:value="0.255543" calcext:value-type="float">
            <text:p>0,255543</text:p>
          </table:table-cell>
          <table:table-cell office:value-type="float" office:value="18419791" calcext:value-type="float">
            <text:p>18419791</text:p>
          </table:table-cell>
          <table:table-cell office:value-type="float" office:value="82.7122" calcext:value-type="float">
            <text:p>82,7122</text:p>
          </table:table-cell>
          <table:table-cell table:formula="of:=[.C18]-[.C17]" office:value-type="float" office:value="0.012455" calcext:value-type="float">
            <text:p>0,01245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90832" calcext:value-type="float">
            <text:p>0,290832</text:p>
          </table:table-cell>
          <table:table-cell office:value-type="float" office:value="0.268008" calcext:value-type="float">
            <text:p>0,268008</text:p>
          </table:table-cell>
          <table:table-cell office:value-type="float" office:value="19445828" calcext:value-type="float">
            <text:p>19445828</text:p>
          </table:table-cell>
          <table:table-cell office:value-type="float" office:value="82.6418" calcext:value-type="float">
            <text:p>82,6418</text:p>
          </table:table-cell>
          <table:table-cell table:formula="of:=[.C19]-[.C18]" office:value-type="float" office:value="0.012465" calcext:value-type="float">
            <text:p>0,01246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03285" calcext:value-type="float">
            <text:p>0,303285</text:p>
          </table:table-cell>
          <table:table-cell office:value-type="float" office:value="0.280461" calcext:value-type="float">
            <text:p>0,280461</text:p>
          </table:table-cell>
          <table:table-cell office:value-type="float" office:value="20471963" calcext:value-type="float">
            <text:p>20471963</text:p>
          </table:table-cell>
          <table:table-cell office:value-type="float" office:value="82.7297" calcext:value-type="float">
            <text:p>82,7297</text:p>
          </table:table-cell>
          <table:table-cell table:formula="of:=[.C20]-[.C19]" office:value-type="float" office:value="0.012453" calcext:value-type="float">
            <text:p>0,01245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15748" calcext:value-type="float">
            <text:p>0,315748</text:p>
          </table:table-cell>
          <table:table-cell office:value-type="float" office:value="0.292924" calcext:value-type="float">
            <text:p>0,292924</text:p>
          </table:table-cell>
          <table:table-cell office:value-type="float" office:value="21497813" calcext:value-type="float">
            <text:p>21497813</text:p>
          </table:table-cell>
          <table:table-cell office:value-type="float" office:value="82653" calcext:value-type="float">
            <text:p>82653</text:p>
          </table:table-cell>
          <table:table-cell table:formula="of:=[.C21]-[.C20]" office:value-type="float" office:value="0.012463" calcext:value-type="float">
            <text:p>0,01246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28193" calcext:value-type="float">
            <text:p>0,328193</text:p>
          </table:table-cell>
          <table:table-cell office:value-type="float" office:value="0.305368" calcext:value-type="float">
            <text:p>0,305368</text:p>
          </table:table-cell>
          <table:table-cell office:value-type="float" office:value="22523727" calcext:value-type="float">
            <text:p>22523727</text:p>
          </table:table-cell>
          <table:table-cell office:value-type="float" office:value="82.7648" calcext:value-type="float">
            <text:p>82,7648</text:p>
          </table:table-cell>
          <table:table-cell table:formula="of:=[.C22]-[.C21]" office:value-type="float" office:value="0.012444" calcext:value-type="float">
            <text:p>0,01244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40638" calcext:value-type="float">
            <text:p>0,340638</text:p>
          </table:table-cell>
          <table:table-cell office:value-type="float" office:value="0.317748" calcext:value-type="float">
            <text:p>0,317748</text:p>
          </table:table-cell>
          <table:table-cell office:value-type="float" office:value="23549465" calcext:value-type="float">
            <text:p>23549465</text:p>
          </table:table-cell>
          <table:table-cell office:value-type="float" office:value="83.1936" calcext:value-type="float">
            <text:p>83,1936</text:p>
          </table:table-cell>
          <table:table-cell table:formula="of:=[.C23]-[.C22]" office:value-type="float" office:value="0.01238" calcext:value-type="float">
            <text:p>0,0123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55289" calcext:value-type="float">
            <text:p>0,355289</text:p>
          </table:table-cell>
          <table:table-cell office:value-type="float" office:value="0.330593" calcext:value-type="float">
            <text:p>0,330593</text:p>
          </table:table-cell>
          <table:table-cell office:value-type="float" office:value="24572244" calcext:value-type="float">
            <text:p>24572244</text:p>
          </table:table-cell>
          <table:table-cell office:value-type="float" office:value="79.9703" calcext:value-type="float">
            <text:p>79,9703</text:p>
          </table:table-cell>
          <table:table-cell table:formula="of:=[.C24]-[.C23]" office:value-type="float" office:value="0.012845" calcext:value-type="float">
            <text:p>0,01284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67859" calcext:value-type="float">
            <text:p>0,367859</text:p>
          </table:table-cell>
          <table:table-cell office:value-type="float" office:value="0.343136" calcext:value-type="float">
            <text:p>0,343136</text:p>
          </table:table-cell>
          <table:table-cell office:value-type="float" office:value="25597686" calcext:value-type="float">
            <text:p>25597686</text:p>
          </table:table-cell>
          <table:table-cell office:value-type="float" office:value="82.1242" calcext:value-type="float">
            <text:p>82,1242</text:p>
          </table:table-cell>
          <table:table-cell table:formula="of:=[.C25]-[.C24]" office:value-type="float" office:value="0.012543" calcext:value-type="float">
            <text:p>0,01254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8033" calcext:value-type="float">
            <text:p>0,38033</text:p>
          </table:table-cell>
          <table:table-cell office:value-type="float" office:value="0.355607" calcext:value-type="float">
            <text:p>0,355607</text:p>
          </table:table-cell>
          <table:table-cell office:value-type="float" office:value="26623384" calcext:value-type="float">
            <text:p>26623384</text:p>
          </table:table-cell>
          <table:table-cell office:value-type="float" office:value="82.5679" calcext:value-type="float">
            <text:p>82,5679</text:p>
          </table:table-cell>
          <table:table-cell table:formula="of:=[.C26]-[.C25]" office:value-type="float" office:value="0.012471" calcext:value-type="float">
            <text:p>0,01247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92788" calcext:value-type="float">
            <text:p>0,392788</text:p>
          </table:table-cell>
          <table:table-cell office:value-type="float" office:value="0.368064" calcext:value-type="float">
            <text:p>0,368064</text:p>
          </table:table-cell>
          <table:table-cell office:value-type="float" office:value="27649506" calcext:value-type="float">
            <text:p>27649506</text:p>
          </table:table-cell>
          <table:table-cell office:value-type="float" office:value="82.7015" calcext:value-type="float">
            <text:p>82,7015</text:p>
          </table:table-cell>
          <table:table-cell table:formula="of:=[.C27]-[.C26]" office:value-type="float" office:value="0.012457" calcext:value-type="float">
            <text:p>0,01245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05244" calcext:value-type="float">
            <text:p>0,405244</text:p>
          </table:table-cell>
          <table:table-cell office:value-type="float" office:value="0.380519" calcext:value-type="float">
            <text:p>0,380519</text:p>
          </table:table-cell>
          <table:table-cell office:value-type="float" office:value="28675181" calcext:value-type="float">
            <text:p>28675181</text:p>
          </table:table-cell>
          <table:table-cell office:value-type="float" office:value="82.6863" calcext:value-type="float">
            <text:p>82,6863</text:p>
          </table:table-cell>
          <table:table-cell table:formula="of:=[.C28]-[.C27]" office:value-type="float" office:value="0.012455" calcext:value-type="float">
            <text:p>0,01245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17703" calcext:value-type="float">
            <text:p>0,417703</text:p>
          </table:table-cell>
          <table:table-cell office:value-type="float" office:value="0.392978" calcext:value-type="float">
            <text:p>0,392978</text:p>
          </table:table-cell>
          <table:table-cell office:value-type="float" office:value="29701247" calcext:value-type="float">
            <text:p>29701247</text:p>
          </table:table-cell>
          <table:table-cell office:value-type="float" office:value="82.6841" calcext:value-type="float">
            <text:p>82,6841</text:p>
          </table:table-cell>
          <table:table-cell table:formula="of:=[.C29]-[.C28]" office:value-type="float" office:value="0.012459" calcext:value-type="float">
            <text:p>0,01245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30155" calcext:value-type="float">
            <text:p>0,430155</text:p>
          </table:table-cell>
          <table:table-cell office:value-type="float" office:value="0.405364" calcext:value-type="float">
            <text:p>0,405364</text:p>
          </table:table-cell>
          <table:table-cell office:value-type="float" office:value="30727115" calcext:value-type="float">
            <text:p>30727115</text:p>
          </table:table-cell>
          <table:table-cell office:value-type="float" office:value="83.1506" calcext:value-type="float">
            <text:p>83,1506</text:p>
          </table:table-cell>
          <table:table-cell table:formula="of:=[.C30]-[.C29]" office:value-type="float" office:value="0.012386" calcext:value-type="float">
            <text:p>0,01238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4259" calcext:value-type="float">
            <text:p>0,44259</text:p>
          </table:table-cell>
          <table:table-cell office:value-type="float" office:value="0.417785" calcext:value-type="float">
            <text:p>0,417785</text:p>
          </table:table-cell>
          <table:table-cell office:value-type="float" office:value="31752748" calcext:value-type="float">
            <text:p>31752748</text:p>
          </table:table-cell>
          <table:table-cell office:value-type="float" office:value="82.9106" calcext:value-type="float">
            <text:p>82,9106</text:p>
          </table:table-cell>
          <table:table-cell table:formula="of:=[.C31]-[.C30]" office:value-type="float" office:value="0.012421" calcext:value-type="float">
            <text:p>0,01242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57264" calcext:value-type="float">
            <text:p>0,457264</text:p>
          </table:table-cell>
          <table:table-cell office:value-type="float" office:value="0.430663" calcext:value-type="float">
            <text:p>0,430663</text:p>
          </table:table-cell>
          <table:table-cell office:value-type="float" office:value="32775187" calcext:value-type="float">
            <text:p>32775187</text:p>
          </table:table-cell>
          <table:table-cell office:value-type="float" office:value="79.7383" calcext:value-type="float">
            <text:p>79,7383</text:p>
          </table:table-cell>
          <table:table-cell table:formula="of:=[.C32]-[.C31]" office:value-type="float" office:value="0.012878" calcext:value-type="float">
            <text:p>0,01287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69844" calcext:value-type="float">
            <text:p>0,469844</text:p>
          </table:table-cell>
          <table:table-cell office:value-type="float" office:value="0.443216" calcext:value-type="float">
            <text:p>0,443216</text:p>
          </table:table-cell>
          <table:table-cell office:value-type="float" office:value="33801309" calcext:value-type="float">
            <text:p>33801309</text:p>
          </table:table-cell>
          <table:table-cell office:value-type="float" office:value="82.1059" calcext:value-type="float">
            <text:p>82,1059</text:p>
          </table:table-cell>
          <table:table-cell table:formula="of:=[.C33]-[.C32]" office:value-type="float" office:value="0.012553" calcext:value-type="float">
            <text:p>0,01255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82814" calcext:value-type="float">
            <text:p>0,482814</text:p>
          </table:table-cell>
          <table:table-cell office:value-type="float" office:value="0.456141" calcext:value-type="float">
            <text:p>0,456141</text:p>
          </table:table-cell>
          <table:table-cell office:value-type="float" office:value="34826421" calcext:value-type="float">
            <text:p>34826421</text:p>
          </table:table-cell>
          <table:table-cell office:value-type="float" office:value="79.6053" calcext:value-type="float">
            <text:p>79,6053</text:p>
          </table:table-cell>
          <table:table-cell table:formula="of:=[.C34]-[.C33]" office:value-type="float" office:value="0.012925" calcext:value-type="float">
            <text:p>0,01292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95283" calcext:value-type="float">
            <text:p>0,495283</text:p>
          </table:table-cell>
          <table:table-cell office:value-type="float" office:value="0.468609" calcext:value-type="float">
            <text:p>0,468609</text:p>
          </table:table-cell>
          <table:table-cell office:value-type="float" office:value="35852182" calcext:value-type="float">
            <text:p>35852182</text:p>
          </table:table-cell>
          <table:table-cell office:value-type="float" office:value="82.6398" calcext:value-type="float">
            <text:p>82,6398</text:p>
          </table:table-cell>
          <table:table-cell table:formula="of:=[.C35]-[.C34]" office:value-type="float" office:value="0.012468" calcext:value-type="float">
            <text:p>0,01246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07793" calcext:value-type="float">
            <text:p>0,507793</text:p>
          </table:table-cell>
          <table:table-cell office:value-type="float" office:value="0.481119" calcext:value-type="float">
            <text:p>0,481119</text:p>
          </table:table-cell>
          <table:table-cell office:value-type="float" office:value="36877496" calcext:value-type="float">
            <text:p>36877496</text:p>
          </table:table-cell>
          <table:table-cell office:value-type="float" office:value="82.2915" calcext:value-type="float">
            <text:p>82,2915</text:p>
          </table:table-cell>
          <table:table-cell table:formula="of:=[.C36]-[.C35]" office:value-type="float" office:value="0.01251" calcext:value-type="float">
            <text:p>0,0125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20264" calcext:value-type="float">
            <text:p>0,520264</text:p>
          </table:table-cell>
          <table:table-cell office:value-type="float" office:value="0.493589" calcext:value-type="float">
            <text:p>0,493589</text:p>
          </table:table-cell>
          <table:table-cell office:value-type="float" office:value="37903639" calcext:value-type="float">
            <text:p>37903639</text:p>
          </table:table-cell>
          <table:table-cell office:value-type="float" office:value="82.6836" calcext:value-type="float">
            <text:p>82,6836</text:p>
          </table:table-cell>
          <table:table-cell table:formula="of:=[.C37]-[.C36]" office:value-type="float" office:value="0.01247" calcext:value-type="float">
            <text:p>0,0124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2725" calcext:value-type="float">
            <text:p>0,532725</text:p>
          </table:table-cell>
          <table:table-cell office:value-type="float" office:value="0.505979" calcext:value-type="float">
            <text:p>0,505979</text:p>
          </table:table-cell>
          <table:table-cell office:value-type="float" office:value="38929360" calcext:value-type="float">
            <text:p>38929360</text:p>
          </table:table-cell>
          <table:table-cell office:value-type="float" office:value="83.1585" calcext:value-type="float">
            <text:p>83,1585</text:p>
          </table:table-cell>
          <table:table-cell table:formula="of:=[.C38]-[.C37]" office:value-type="float" office:value="0.01239" calcext:value-type="float">
            <text:p>0,0123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5183" calcext:value-type="float">
            <text:p>0,545183</text:p>
          </table:table-cell>
          <table:table-cell office:value-type="float" office:value="0.518423" calcext:value-type="float">
            <text:p>0,518423</text:p>
          </table:table-cell>
          <table:table-cell office:value-type="float" office:value="39955188" calcext:value-type="float">
            <text:p>39955188</text:p>
          </table:table-cell>
          <table:table-cell office:value-type="float" office:value="82772" calcext:value-type="float">
            <text:p>82772</text:p>
          </table:table-cell>
          <table:table-cell table:formula="of:=[.C39]-[.C38]" office:value-type="float" office:value="0.012444" calcext:value-type="float">
            <text:p>0,01244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59873" calcext:value-type="float">
            <text:p>0,559873</text:p>
          </table:table-cell>
          <table:table-cell office:value-type="float" office:value="0.531284" calcext:value-type="float">
            <text:p>0,531284</text:p>
          </table:table-cell>
          <table:table-cell office:value-type="float" office:value="40977532" calcext:value-type="float">
            <text:p>40977532</text:p>
          </table:table-cell>
          <table:table-cell office:value-type="float" office:value="79.8801" calcext:value-type="float">
            <text:p>79,8801</text:p>
          </table:table-cell>
          <table:table-cell table:formula="of:=[.C40]-[.C39]" office:value-type="float" office:value="0.012861" calcext:value-type="float">
            <text:p>0,01286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72436" calcext:value-type="float">
            <text:p>0,572436</text:p>
          </table:table-cell>
          <table:table-cell office:value-type="float" office:value="0.543829" calcext:value-type="float">
            <text:p>0,543829</text:p>
          </table:table-cell>
          <table:table-cell office:value-type="float" office:value="42003287" calcext:value-type="float">
            <text:p>42003287</text:p>
          </table:table-cell>
          <table:table-cell office:value-type="float" office:value="82.0839" calcext:value-type="float">
            <text:p>82,0839</text:p>
          </table:table-cell>
          <table:table-cell table:formula="of:=[.C41]-[.C40]" office:value-type="float" office:value="0.012545" calcext:value-type="float">
            <text:p>0,01254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86592" calcext:value-type="float">
            <text:p>0,586592</text:p>
          </table:table-cell>
          <table:table-cell office:value-type="float" office:value="0.557368" calcext:value-type="float">
            <text:p>0,557368</text:p>
          </table:table-cell>
          <table:table-cell office:value-type="float" office:value="43028619" calcext:value-type="float">
            <text:p>43028619</text:p>
          </table:table-cell>
          <table:table-cell office:value-type="float" office:value="76.0208" calcext:value-type="float">
            <text:p>76,0208</text:p>
          </table:table-cell>
          <table:table-cell table:formula="of:=[.C42]-[.C41]" office:value-type="float" office:value="0.013539" calcext:value-type="float">
            <text:p>0,013539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99054" calcext:value-type="float">
            <text:p>0,599054</text:p>
          </table:table-cell>
          <table:table-cell office:value-type="float" office:value="0.569829" calcext:value-type="float">
            <text:p>0,569829</text:p>
          </table:table-cell>
          <table:table-cell office:value-type="float" office:value="44054444" calcext:value-type="float">
            <text:p>44054444</text:p>
          </table:table-cell>
          <table:table-cell office:value-type="float" office:value="82.7184" calcext:value-type="float">
            <text:p>82,7184</text:p>
          </table:table-cell>
          <table:table-cell table:formula="of:=[.C43]-[.C42]" office:value-type="float" office:value="0.0124609999999999" calcext:value-type="float">
            <text:p>0,01246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11528" calcext:value-type="float">
            <text:p>0,611528</text:p>
          </table:table-cell>
          <table:table-cell office:value-type="float" office:value="0.582303" calcext:value-type="float">
            <text:p>0,582303</text:p>
          </table:table-cell>
          <table:table-cell office:value-type="float" office:value="45080294" calcext:value-type="float">
            <text:p>45080294</text:p>
          </table:table-cell>
          <table:table-cell office:value-type="float" office:value="82.5937" calcext:value-type="float">
            <text:p>82,5937</text:p>
          </table:table-cell>
          <table:table-cell table:formula="of:=[.C44]-[.C43]" office:value-type="float" office:value="0.0124740000000001" calcext:value-type="float">
            <text:p>0,01247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24016" calcext:value-type="float">
            <text:p>0,624016</text:p>
          </table:table-cell>
          <table:table-cell office:value-type="float" office:value="0.59479" calcext:value-type="float">
            <text:p>0,59479</text:p>
          </table:table-cell>
          <table:table-cell office:value-type="float" office:value="46106346" calcext:value-type="float">
            <text:p>46106346</text:p>
          </table:table-cell>
          <table:table-cell office:value-type="float" office:value="82.4765" calcext:value-type="float">
            <text:p>82,4765</text:p>
          </table:table-cell>
          <table:table-cell table:formula="of:=[.C45]-[.C44]" office:value-type="float" office:value="0.012487" calcext:value-type="float">
            <text:p>0,012487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3647" calcext:value-type="float">
            <text:p>0,63647</text:p>
          </table:table-cell>
          <table:table-cell office:value-type="float" office:value="0.607177" calcext:value-type="float">
            <text:p>0,607177</text:p>
          </table:table-cell>
          <table:table-cell office:value-type="float" office:value="47132324" calcext:value-type="float">
            <text:p>47132324</text:p>
          </table:table-cell>
          <table:table-cell office:value-type="float" office:value="83.1659" calcext:value-type="float">
            <text:p>83,1659</text:p>
          </table:table-cell>
          <table:table-cell table:formula="of:=[.C46]-[.C45]" office:value-type="float" office:value="0.0123869999999999" calcext:value-type="float">
            <text:p>0,01238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50236" calcext:value-type="float">
            <text:p>0,650236</text:p>
          </table:table-cell>
          <table:table-cell office:value-type="float" office:value="0.619159" calcext:value-type="float">
            <text:p>0,619159</text:p>
          </table:table-cell>
          <table:table-cell office:value-type="float" office:value="48157913" calcext:value-type="float">
            <text:p>48157913</text:p>
          </table:table-cell>
          <table:table-cell office:value-type="float" office:value="85.9635" calcext:value-type="float">
            <text:p>85,9635</text:p>
          </table:table-cell>
          <table:table-cell table:formula="of:=[.C47]-[.C46]" office:value-type="float" office:value="0.011982" calcext:value-type="float">
            <text:p>0,01198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64147" calcext:value-type="float">
            <text:p>0,664147</text:p>
          </table:table-cell>
          <table:table-cell office:value-type="float" office:value="0.632837" calcext:value-type="float">
            <text:p>0,632837</text:p>
          </table:table-cell>
          <table:table-cell office:value-type="float" office:value="49183973" calcext:value-type="float">
            <text:p>49183973</text:p>
          </table:table-cell>
          <table:table-cell office:value-type="float" office:value="75.3426" calcext:value-type="float">
            <text:p>75,3426</text:p>
          </table:table-cell>
          <table:table-cell table:formula="of:=[.C48]-[.C47]" office:value-type="float" office:value="0.013678" calcext:value-type="float">
            <text:p>0,01367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76715" calcext:value-type="float">
            <text:p>0,676715</text:p>
          </table:table-cell>
          <table:table-cell office:value-type="float" office:value="0.64539" calcext:value-type="float">
            <text:p>0,64539</text:p>
          </table:table-cell>
          <table:table-cell office:value-type="float" office:value="50209932" calcext:value-type="float">
            <text:p>50209932</text:p>
          </table:table-cell>
          <table:table-cell office:value-type="float" office:value="82.0732" calcext:value-type="float">
            <text:p>82,0732</text:p>
          </table:table-cell>
          <table:table-cell table:formula="of:=[.C49]-[.C48]" office:value-type="float" office:value="0.012553" calcext:value-type="float">
            <text:p>0,012553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89169" calcext:value-type="float">
            <text:p>0,689169</text:p>
          </table:table-cell>
          <table:table-cell office:value-type="float" office:value="0.657844" calcext:value-type="float">
            <text:p>0,657844</text:p>
          </table:table-cell>
          <table:table-cell office:value-type="float" office:value="51235894" calcext:value-type="float">
            <text:p>51235894</text:p>
          </table:table-cell>
          <table:table-cell office:value-type="float" office:value="82729" calcext:value-type="float">
            <text:p>82729</text:p>
          </table:table-cell>
          <table:table-cell table:formula="of:=[.C50]-[.C49]" office:value-type="float" office:value="0.012454" calcext:value-type="float">
            <text:p>0,01245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01622" calcext:value-type="float">
            <text:p>0,701622</text:p>
          </table:table-cell>
          <table:table-cell office:value-type="float" office:value="0.670296" calcext:value-type="float">
            <text:p>0,670296</text:p>
          </table:table-cell>
          <table:table-cell office:value-type="float" office:value="52261730" calcext:value-type="float">
            <text:p>52261730</text:p>
          </table:table-cell>
          <table:table-cell office:value-type="float" office:value="82.7118" calcext:value-type="float">
            <text:p>82,7118</text:p>
          </table:table-cell>
          <table:table-cell table:formula="of:=[.C51]-[.C50]" office:value-type="float" office:value="0.012452" calcext:value-type="float">
            <text:p>0,01245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714072" calcext:value-type="float">
            <text:p>0,714072</text:p>
          </table:table-cell>
          <table:table-cell office:value-type="float" office:value="0.682746" calcext:value-type="float">
            <text:p>0,682746</text:p>
          </table:table-cell>
          <table:table-cell office:value-type="float" office:value="53287729" calcext:value-type="float">
            <text:p>53287729</text:p>
          </table:table-cell>
          <table:table-cell office:value-type="float" office:value="82.7387" calcext:value-type="float">
            <text:p>82,7387</text:p>
          </table:table-cell>
          <table:table-cell table:formula="of:=[.C52]-[.C51]" office:value-type="float" office:value="0.01245" calcext:value-type="float">
            <text:p>0,0124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726522" calcext:value-type="float">
            <text:p>0,726522</text:p>
          </table:table-cell>
          <table:table-cell office:value-type="float" office:value="0.695143" calcext:value-type="float">
            <text:p>0,695143</text:p>
          </table:table-cell>
          <table:table-cell office:value-type="float" office:value="54313431" calcext:value-type="float">
            <text:p>54313431</text:p>
          </table:table-cell>
          <table:table-cell office:value-type="float" office:value="83.0698" calcext:value-type="float">
            <text:p>83,0698</text:p>
          </table:table-cell>
          <table:table-cell table:formula="of:=[.C53]-[.C52]" office:value-type="float" office:value="0.012397" calcext:value-type="float">
            <text:p>0,012397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738982" calcext:value-type="float">
            <text:p>0,738982</text:p>
          </table:table-cell>
          <table:table-cell office:value-type="float" office:value="0.70754" calcext:value-type="float">
            <text:p>0,70754</text:p>
          </table:table-cell>
          <table:table-cell office:value-type="float" office:value="55339084" calcext:value-type="float">
            <text:p>55339084</text:p>
          </table:table-cell>
          <table:table-cell office:value-type="float" office:value="83.0591" calcext:value-type="float">
            <text:p>83,0591</text:p>
          </table:table-cell>
          <table:table-cell table:formula="of:=[.C54]-[.C53]" office:value-type="float" office:value="0.0123970000000001" calcext:value-type="float">
            <text:p>0,01239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75377" calcext:value-type="float">
            <text:p>0,75377</text:p>
          </table:table-cell>
          <table:table-cell office:value-type="float" office:value="0.720492" calcext:value-type="float">
            <text:p>0,720492</text:p>
          </table:table-cell>
          <table:table-cell office:value-type="float" office:value="56364490" calcext:value-type="float">
            <text:p>56364490</text:p>
          </table:table-cell>
          <table:table-cell office:value-type="float" office:value="79.4739" calcext:value-type="float">
            <text:p>79,4739</text:p>
          </table:table-cell>
          <table:table-cell table:formula="of:=[.C55]-[.C54]" office:value-type="float" office:value="0.012952" calcext:value-type="float">
            <text:p>0,01295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766903" calcext:value-type="float">
            <text:p>0,766903</text:p>
          </table:table-cell>
          <table:table-cell office:value-type="float" office:value="0.733591" calcext:value-type="float">
            <text:p>0,733591</text:p>
          </table:table-cell>
          <table:table-cell office:value-type="float" office:value="57390721" calcext:value-type="float">
            <text:p>57390721</text:p>
          </table:table-cell>
          <table:table-cell office:value-type="float" office:value="78.7436" calcext:value-type="float">
            <text:p>78,7436</text:p>
          </table:table-cell>
          <table:table-cell table:formula="of:=[.C56]-[.C55]" office:value-type="float" office:value="0.013099" calcext:value-type="float">
            <text:p>0,013099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79364" calcext:value-type="float">
            <text:p>0,779364</text:p>
          </table:table-cell>
          <table:table-cell office:value-type="float" office:value="0.745946" calcext:value-type="float">
            <text:p>0,745946</text:p>
          </table:table-cell>
          <table:table-cell office:value-type="float" office:value="58416024" calcext:value-type="float">
            <text:p>58416024</text:p>
          </table:table-cell>
          <table:table-cell office:value-type="float" office:value="83.3341" calcext:value-type="float">
            <text:p>83,3341</text:p>
          </table:table-cell>
          <table:table-cell table:formula="of:=[.C57]-[.C56]" office:value-type="float" office:value="0.012355" calcext:value-type="float">
            <text:p>0,01235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791825" calcext:value-type="float">
            <text:p>0,791825</text:p>
          </table:table-cell>
          <table:table-cell office:value-type="float" office:value="0.758406" calcext:value-type="float">
            <text:p>0,758406</text:p>
          </table:table-cell>
          <table:table-cell office:value-type="float" office:value="59442153" calcext:value-type="float">
            <text:p>59442153</text:p>
          </table:table-cell>
          <table:table-cell office:value-type="float" office:value="82.6958" calcext:value-type="float">
            <text:p>82,6958</text:p>
          </table:table-cell>
          <table:table-cell table:formula="of:=[.C58]-[.C57]" office:value-type="float" office:value="0.0124599999999999" calcext:value-type="float">
            <text:p>0,0124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04296" calcext:value-type="float">
            <text:p>0,804296</text:p>
          </table:table-cell>
          <table:table-cell office:value-type="float" office:value="0.770876" calcext:value-type="float">
            <text:p>0,770876</text:p>
          </table:table-cell>
          <table:table-cell office:value-type="float" office:value="60467968" calcext:value-type="float">
            <text:p>60467968</text:p>
          </table:table-cell>
          <table:table-cell office:value-type="float" office:value="82.5903" calcext:value-type="float">
            <text:p>82,5903</text:p>
          </table:table-cell>
          <table:table-cell table:formula="of:=[.C59]-[.C58]" office:value-type="float" office:value="0.0124700000000001" calcext:value-type="float">
            <text:p>0,01247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816759" calcext:value-type="float">
            <text:p>0,816759</text:p>
          </table:table-cell>
          <table:table-cell office:value-type="float" office:value="0.783338" calcext:value-type="float">
            <text:p>0,783338</text:p>
          </table:table-cell>
          <table:table-cell office:value-type="float" office:value="61493911" calcext:value-type="float">
            <text:p>61493911</text:p>
          </table:table-cell>
          <table:table-cell office:value-type="float" office:value="82.6542" calcext:value-type="float">
            <text:p>82,6542</text:p>
          </table:table-cell>
          <table:table-cell table:formula="of:=[.C60]-[.C59]" office:value-type="float" office:value="0.012462" calcext:value-type="float">
            <text:p>0,01246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29209" calcext:value-type="float">
            <text:p>0,829209</text:p>
          </table:table-cell>
          <table:table-cell office:value-type="float" office:value="0.795788" calcext:value-type="float">
            <text:p>0,795788</text:p>
          </table:table-cell>
          <table:table-cell office:value-type="float" office:value="62519587" calcext:value-type="float">
            <text:p>62519587</text:p>
          </table:table-cell>
          <table:table-cell office:value-type="float" office:value="82.7127" calcext:value-type="float">
            <text:p>82,7127</text:p>
          </table:table-cell>
          <table:table-cell table:formula="of:=[.C61]-[.C60]" office:value-type="float" office:value="0.01245" calcext:value-type="float">
            <text:p>0,0124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84165" calcext:value-type="float">
            <text:p>0,84165</text:p>
          </table:table-cell>
          <table:table-cell office:value-type="float" office:value="0.808081" calcext:value-type="float">
            <text:p>0,808081</text:p>
          </table:table-cell>
          <table:table-cell office:value-type="float" office:value="63545183" calcext:value-type="float">
            <text:p>63545183</text:p>
          </table:table-cell>
          <table:table-cell office:value-type="float" office:value="83.7668" calcext:value-type="float">
            <text:p>83,7668</text:p>
          </table:table-cell>
          <table:table-cell table:formula="of:=[.C62]-[.C61]" office:value-type="float" office:value="0.012293" calcext:value-type="float">
            <text:p>0,01229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856691" calcext:value-type="float">
            <text:p>0,856691</text:p>
          </table:table-cell>
          <table:table-cell office:value-type="float" office:value="0.821191" calcext:value-type="float">
            <text:p>0,821191</text:p>
          </table:table-cell>
          <table:table-cell office:value-type="float" office:value="64567777" calcext:value-type="float">
            <text:p>64567777</text:p>
          </table:table-cell>
          <table:table-cell office:value-type="float" office:value="78.3507" calcext:value-type="float">
            <text:p>78,3507</text:p>
          </table:table-cell>
          <table:table-cell table:formula="of:=[.C63]-[.C62]" office:value-type="float" office:value="0.0131100000000001" calcext:value-type="float">
            <text:p>0,0131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69301" calcext:value-type="float">
            <text:p>0,869301</text:p>
          </table:table-cell>
          <table:table-cell office:value-type="float" office:value="0.833762" calcext:value-type="float">
            <text:p>0,833762</text:p>
          </table:table-cell>
          <table:table-cell office:value-type="float" office:value="65593696" calcext:value-type="float">
            <text:p>65593696</text:p>
          </table:table-cell>
          <table:table-cell office:value-type="float" office:value="82.0382" calcext:value-type="float">
            <text:p>82,0382</text:p>
          </table:table-cell>
          <table:table-cell table:formula="of:=[.C64]-[.C63]" office:value-type="float" office:value="0.012571" calcext:value-type="float">
            <text:p>0,01257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8176" calcext:value-type="float">
            <text:p>0,88176</text:p>
          </table:table-cell>
          <table:table-cell office:value-type="float" office:value="0.84622" calcext:value-type="float">
            <text:p>0,84622</text:p>
          </table:table-cell>
          <table:table-cell office:value-type="float" office:value="66619796" calcext:value-type="float">
            <text:p>66619796</text:p>
          </table:table-cell>
          <table:table-cell office:value-type="float" office:value="82.6935" calcext:value-type="float">
            <text:p>82,6935</text:p>
          </table:table-cell>
          <table:table-cell table:formula="of:=[.C65]-[.C64]" office:value-type="float" office:value="0.0124580000000001" calcext:value-type="float">
            <text:p>0,01245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894213" calcext:value-type="float">
            <text:p>0,894213</text:p>
          </table:table-cell>
          <table:table-cell office:value-type="float" office:value="0.858672" calcext:value-type="float">
            <text:p>0,858672</text:p>
          </table:table-cell>
          <table:table-cell office:value-type="float" office:value="67645539" calcext:value-type="float">
            <text:p>67645539</text:p>
          </table:table-cell>
          <table:table-cell office:value-type="float" office:value="82.7047" calcext:value-type="float">
            <text:p>82,7047</text:p>
          </table:table-cell>
          <table:table-cell table:formula="of:=[.C66]-[.C65]" office:value-type="float" office:value="0.0124519999999999" calcext:value-type="float">
            <text:p>0,01245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06657" calcext:value-type="float">
            <text:p>0,906657</text:p>
          </table:table-cell>
          <table:table-cell office:value-type="float" office:value="0.871116" calcext:value-type="float">
            <text:p>0,871116</text:p>
          </table:table-cell>
          <table:table-cell office:value-type="float" office:value="68671591" calcext:value-type="float">
            <text:p>68671591</text:p>
          </table:table-cell>
          <table:table-cell office:value-type="float" office:value="82783" calcext:value-type="float">
            <text:p>82783</text:p>
          </table:table-cell>
          <table:table-cell table:formula="of:=[.C67]-[.C66]" office:value-type="float" office:value="0.012444" calcext:value-type="float">
            <text:p>0,012444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19128" calcext:value-type="float">
            <text:p>0,919128</text:p>
          </table:table-cell>
          <table:table-cell office:value-type="float" office:value="0.883586" calcext:value-type="float">
            <text:p>0,883586</text:p>
          </table:table-cell>
          <table:table-cell office:value-type="float" office:value="69697512" calcext:value-type="float">
            <text:p>69697512</text:p>
          </table:table-cell>
          <table:table-cell office:value-type="float" office:value="82.6058" calcext:value-type="float">
            <text:p>82,6058</text:p>
          </table:table-cell>
          <table:table-cell table:formula="of:=[.C68]-[.C67]" office:value-type="float" office:value="0.01247" calcext:value-type="float">
            <text:p>0,0124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31604" calcext:value-type="float">
            <text:p>0,931604</text:p>
          </table:table-cell>
          <table:table-cell office:value-type="float" office:value="0.896062" calcext:value-type="float">
            <text:p>0,896062</text:p>
          </table:table-cell>
          <table:table-cell office:value-type="float" office:value="70723476" calcext:value-type="float">
            <text:p>70723476</text:p>
          </table:table-cell>
          <table:table-cell office:value-type="float" office:value="82.5561" calcext:value-type="float">
            <text:p>82,5561</text:p>
          </table:table-cell>
          <table:table-cell table:formula="of:=[.C69]-[.C68]" office:value-type="float" office:value="0.0124759999999999" calcext:value-type="float">
            <text:p>0,012476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44045" calcext:value-type="float">
            <text:p>0,944045</text:p>
          </table:table-cell>
          <table:table-cell office:value-type="float" office:value="0.908444" calcext:value-type="float">
            <text:p>0,908444</text:p>
          </table:table-cell>
          <table:table-cell office:value-type="float" office:value="71748631" calcext:value-type="float">
            <text:p>71748631</text:p>
          </table:table-cell>
          <table:table-cell office:value-type="float" office:value="83.1198" calcext:value-type="float">
            <text:p>83,1198</text:p>
          </table:table-cell>
          <table:table-cell table:formula="of:=[.C70]-[.C69]" office:value-type="float" office:value="0.012382" calcext:value-type="float">
            <text:p>0,01238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58992" calcext:value-type="float">
            <text:p>0,958992</text:p>
          </table:table-cell>
          <table:table-cell office:value-type="float" office:value="0.918833" calcext:value-type="float">
            <text:p>0,918833</text:p>
          </table:table-cell>
          <table:table-cell office:value-type="float" office:value="72771161" calcext:value-type="float">
            <text:p>72771161</text:p>
          </table:table-cell>
          <table:table-cell office:value-type="float" office:value="99.0882" calcext:value-type="float">
            <text:p>99,0882</text:p>
          </table:table-cell>
          <table:table-cell table:formula="of:=[.C71]-[.C70]" office:value-type="float" office:value="0.0103890000000001" calcext:value-type="float">
            <text:p>0,010389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71584" calcext:value-type="float">
            <text:p>0,971584</text:p>
          </table:table-cell>
          <table:table-cell office:value-type="float" office:value="0.931403" calcext:value-type="float">
            <text:p>0,931403</text:p>
          </table:table-cell>
          <table:table-cell office:value-type="float" office:value="73796699" calcext:value-type="float">
            <text:p>73796699</text:p>
          </table:table-cell>
          <table:table-cell office:value-type="float" office:value="82.6282" calcext:value-type="float">
            <text:p>82,6282</text:p>
          </table:table-cell>
          <table:table-cell table:formula="of:=[.C72]-[.C71]" office:value-type="float" office:value="0.01257" calcext:value-type="float">
            <text:p>0,01257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84043" calcext:value-type="float">
            <text:p>0,984043</text:p>
          </table:table-cell>
          <table:table-cell office:value-type="float" office:value="0.943801" calcext:value-type="float">
            <text:p>0,943801</text:p>
          </table:table-cell>
          <table:table-cell office:value-type="float" office:value="74822809" calcext:value-type="float">
            <text:p>74822809</text:p>
          </table:table-cell>
          <table:table-cell office:value-type="float" office:value="83.1227" calcext:value-type="float">
            <text:p>83,1227</text:p>
          </table:table-cell>
          <table:table-cell table:formula="of:=[.C73]-[.C72]" office:value-type="float" office:value="0.012398" calcext:value-type="float">
            <text:p>0,012398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96516" calcext:value-type="float">
            <text:p>0,996516</text:p>
          </table:table-cell>
          <table:table-cell office:value-type="float" office:value="0.956273" calcext:value-type="float">
            <text:p>0,956273</text:p>
          </table:table-cell>
          <table:table-cell office:value-type="float" office:value="75848508" calcext:value-type="float">
            <text:p>75848508</text:p>
          </table:table-cell>
          <table:table-cell office:value-type="float" office:value="82588" calcext:value-type="float">
            <text:p>82588</text:p>
          </table:table-cell>
          <table:table-cell table:formula="of:=[.C74]-[.C73]" office:value-type="float" office:value="0.0124719999999999" calcext:value-type="float">
            <text:p>0,012472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00898" calcext:value-type="float">
            <text:p>1,00898</text:p>
          </table:table-cell>
          <table:table-cell office:value-type="float" office:value="0.968732" calcext:value-type="float">
            <text:p>0,968732</text:p>
          </table:table-cell>
          <table:table-cell office:value-type="float" office:value="76874544" calcext:value-type="float">
            <text:p>76874544</text:p>
          </table:table-cell>
          <table:table-cell office:value-type="float" office:value="82.6879" calcext:value-type="float">
            <text:p>82,6879</text:p>
          </table:table-cell>
          <table:table-cell table:formula="of:=[.C75]-[.C74]" office:value-type="float" office:value="0.012459" calcext:value-type="float">
            <text:p>0,012459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02142" calcext:value-type="float">
            <text:p>1,02142</text:p>
          </table:table-cell>
          <table:table-cell office:value-type="float" office:value="0.981174" calcext:value-type="float">
            <text:p>0,981174</text:p>
          </table:table-cell>
          <table:table-cell office:value-type="float" office:value="77900535" calcext:value-type="float">
            <text:p>77900535</text:p>
          </table:table-cell>
          <table:table-cell office:value-type="float" office:value="82.7844" calcext:value-type="float">
            <text:p>82,7844</text:p>
          </table:table-cell>
          <table:table-cell table:formula="of:=[.C76]-[.C75]" office:value-type="float" office:value="0.0124420000000001" calcext:value-type="float">
            <text:p>0,01244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03401" calcext:value-type="float">
            <text:p>1,03401</text:p>
          </table:table-cell>
          <table:table-cell office:value-type="float" office:value="0.993766" calcext:value-type="float">
            <text:p>0,993766</text:p>
          </table:table-cell>
          <table:table-cell office:value-type="float" office:value="78926507" calcext:value-type="float">
            <text:p>78926507</text:p>
          </table:table-cell>
          <table:table-cell office:value-type="float" office:value="81.8059" calcext:value-type="float">
            <text:p>81,8059</text:p>
          </table:table-cell>
          <table:table-cell table:formula="of:=[.C77]-[.C76]" office:value-type="float" office:value="0.0125919999999999" calcext:value-type="float">
            <text:p>0,012592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04729" calcext:value-type="float">
            <text:p>1,04729</text:p>
          </table:table-cell>
          <table:table-cell office:value-type="float" office:value="1.00571" calcext:value-type="float">
            <text:p>1,00571</text:p>
          </table:table-cell>
          <table:table-cell office:value-type="float" office:value="79950472" calcext:value-type="float">
            <text:p>79950472</text:p>
          </table:table-cell>
          <table:table-cell office:value-type="float" office:value="86.1097" calcext:value-type="float">
            <text:p>86,1097</text:p>
          </table:table-cell>
          <table:table-cell table:formula="of:=[.C78]-[.C77]" office:value-type="float" office:value="0.0119440000000002" calcext:value-type="float">
            <text:p>0,011944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06216" calcext:value-type="float">
            <text:p>1,06216</text:p>
          </table:table-cell>
          <table:table-cell office:value-type="float" office:value="1.01533" calcext:value-type="float">
            <text:p>1,01533</text:p>
          </table:table-cell>
          <table:table-cell office:value-type="float" office:value="80972911" calcext:value-type="float">
            <text:p>80972911</text:p>
          </table:table-cell>
          <table:table-cell office:value-type="float" office:value="106991" calcext:value-type="float">
            <text:p>106991</text:p>
          </table:table-cell>
          <table:table-cell table:formula="of:=[.C79]-[.C78]" office:value-type="float" office:value="0.00961999999999996" calcext:value-type="float">
            <text:p>0,0096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07465" calcext:value-type="float">
            <text:p>1,07465</text:p>
          </table:table-cell>
          <table:table-cell office:value-type="float" office:value="1.02765" calcext:value-type="float">
            <text:p>1,02765</text:p>
          </table:table-cell>
          <table:table-cell office:value-type="float" office:value="81998642" calcext:value-type="float">
            <text:p>81998642</text:p>
          </table:table-cell>
          <table:table-cell office:value-type="float" office:value="83.5875" calcext:value-type="float">
            <text:p>83,5875</text:p>
          </table:table-cell>
          <table:table-cell table:formula="of:=[.C80]-[.C79]" office:value-type="float" office:value="0.0123199999999999" calcext:value-type="float">
            <text:p>0,0123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08711" calcext:value-type="float">
            <text:p>1,08711</text:p>
          </table:table-cell>
          <table:table-cell office:value-type="float" office:value="1.04011" calcext:value-type="float">
            <text:p>1,04011</text:p>
          </table:table-cell>
          <table:table-cell office:value-type="float" office:value="83024582" calcext:value-type="float">
            <text:p>83024582</text:p>
          </table:table-cell>
          <table:table-cell office:value-type="float" office:value="82.6869" calcext:value-type="float">
            <text:p>82,6869</text:p>
          </table:table-cell>
          <table:table-cell table:formula="of:=[.C81]-[.C80]" office:value-type="float" office:value="0.0124600000000001" calcext:value-type="float">
            <text:p>0,0124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09956" calcext:value-type="float">
            <text:p>1,09956</text:p>
          </table:table-cell>
          <table:table-cell office:value-type="float" office:value="1.05251" calcext:value-type="float">
            <text:p>1,05251</text:p>
          </table:table-cell>
          <table:table-cell office:value-type="float" office:value="84050183" calcext:value-type="float">
            <text:p>84050183</text:p>
          </table:table-cell>
          <table:table-cell office:value-type="float" office:value="83068" calcext:value-type="float">
            <text:p>83068</text:p>
          </table:table-cell>
          <table:table-cell table:formula="of:=[.C82]-[.C81]" office:value-type="float" office:value="0.0124" calcext:value-type="float">
            <text:p>0,0124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11202" calcext:value-type="float">
            <text:p>1,11202</text:p>
          </table:table-cell>
          <table:table-cell office:value-type="float" office:value="1.06497" calcext:value-type="float">
            <text:p>1,06497</text:p>
          </table:table-cell>
          <table:table-cell office:value-type="float" office:value="85076052" calcext:value-type="float">
            <text:p>85076052</text:p>
          </table:table-cell>
          <table:table-cell office:value-type="float" office:value="82.7015" calcext:value-type="float">
            <text:p>82,7015</text:p>
          </table:table-cell>
          <table:table-cell table:formula="of:=[.C83]-[.C82]" office:value-type="float" office:value="0.0124599999999999" calcext:value-type="float">
            <text:p>0,01246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12448" calcext:value-type="float">
            <text:p>1,12448</text:p>
          </table:table-cell>
          <table:table-cell office:value-type="float" office:value="1.07743" calcext:value-type="float">
            <text:p>1,07743</text:p>
          </table:table-cell>
          <table:table-cell office:value-type="float" office:value="86101907" calcext:value-type="float">
            <text:p>86101907</text:p>
          </table:table-cell>
          <table:table-cell office:value-type="float" office:value="82.6342" calcext:value-type="float">
            <text:p>82,6342</text:p>
          </table:table-cell>
          <table:table-cell table:formula="of:=[.C84]-[.C83]" office:value-type="float" office:value="0.0124600000000001" calcext:value-type="float">
            <text:p>0,0124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13694" calcext:value-type="float">
            <text:p>1,13694</text:p>
          </table:table-cell>
          <table:table-cell office:value-type="float" office:value="1.08988" calcext:value-type="float">
            <text:p>1,08988</text:p>
          </table:table-cell>
          <table:table-cell office:value-type="float" office:value="87128108" calcext:value-type="float">
            <text:p>87128108</text:p>
          </table:table-cell>
          <table:table-cell office:value-type="float" office:value="82735" calcext:value-type="float">
            <text:p>82735</text:p>
          </table:table-cell>
          <table:table-cell table:formula="of:=[.C85]-[.C84]" office:value-type="float" office:value="0.0124499999999999" calcext:value-type="float">
            <text:p>0,0124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14937" calcext:value-type="float">
            <text:p>1,14937</text:p>
          </table:table-cell>
          <table:table-cell office:value-type="float" office:value="1.10221" calcext:value-type="float">
            <text:p>1,10221</text:p>
          </table:table-cell>
          <table:table-cell office:value-type="float" office:value="88153989" calcext:value-type="float">
            <text:p>88153989</text:p>
          </table:table-cell>
          <table:table-cell office:value-type="float" office:value="83.5508" calcext:value-type="float">
            <text:p>83,5508</text:p>
          </table:table-cell>
          <table:table-cell table:formula="of:=[.C86]-[.C85]" office:value-type="float" office:value="0.01233" calcext:value-type="float">
            <text:p>0,01233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17369" calcext:value-type="float">
            <text:p>1,17369</text:p>
          </table:table-cell>
          <table:table-cell office:value-type="float" office:value="1.11251" calcext:value-type="float">
            <text:p>1,11251</text:p>
          </table:table-cell>
          <table:table-cell office:value-type="float" office:value="89176547" calcext:value-type="float">
            <text:p>89176547</text:p>
          </table:table-cell>
          <table:table-cell office:value-type="float" office:value="99.9237" calcext:value-type="float">
            <text:p>99,9237</text:p>
          </table:table-cell>
          <table:table-cell table:formula="of:=[.C87]-[.C86]" office:value-type="float" office:value="0.0103000000000002" calcext:value-type="float">
            <text:p>0,0103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18667" calcext:value-type="float">
            <text:p>1,18667</text:p>
          </table:table-cell>
          <table:table-cell office:value-type="float" office:value="1.12399" calcext:value-type="float">
            <text:p>1,12399</text:p>
          </table:table-cell>
          <table:table-cell office:value-type="float" office:value="90199174" calcext:value-type="float">
            <text:p>90199174</text:p>
          </table:table-cell>
          <table:table-cell office:value-type="float" office:value="89.5197" calcext:value-type="float">
            <text:p>89,5197</text:p>
          </table:table-cell>
          <table:table-cell table:formula="of:=[.C88]-[.C87]" office:value-type="float" office:value="0.0114799999999999" calcext:value-type="float">
            <text:p>0,01148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19953" calcext:value-type="float">
            <text:p>1,19953</text:p>
          </table:table-cell>
          <table:table-cell office:value-type="float" office:value="1.13684" calcext:value-type="float">
            <text:p>1,13684</text:p>
          </table:table-cell>
          <table:table-cell office:value-type="float" office:value="91221243" calcext:value-type="float">
            <text:p>91221243</text:p>
          </table:table-cell>
          <table:table-cell office:value-type="float" office:value="79.8834" calcext:value-type="float">
            <text:p>79,8834</text:p>
          </table:table-cell>
          <table:table-cell table:formula="of:=[.C89]-[.C88]" office:value-type="float" office:value="0.01285" calcext:value-type="float">
            <text:p>0,01285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21203" calcext:value-type="float">
            <text:p>1,21203</text:p>
          </table:table-cell>
          <table:table-cell office:value-type="float" office:value="1.14935" calcext:value-type="float">
            <text:p>1,14935</text:p>
          </table:table-cell>
          <table:table-cell office:value-type="float" office:value="92246206" calcext:value-type="float">
            <text:p>92246206</text:p>
          </table:table-cell>
          <table:table-cell office:value-type="float" office:value="82.3559" calcext:value-type="float">
            <text:p>82,3559</text:p>
          </table:table-cell>
          <table:table-cell table:formula="of:=[.C90]-[.C89]" office:value-type="float" office:value="0.01251" calcext:value-type="float">
            <text:p>0,0125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22453" calcext:value-type="float">
            <text:p>1,22453</text:p>
          </table:table-cell>
          <table:table-cell office:value-type="float" office:value="1.16185" calcext:value-type="float">
            <text:p>1,16185</text:p>
          </table:table-cell>
          <table:table-cell office:value-type="float" office:value="93271446" calcext:value-type="float">
            <text:p>93271446</text:p>
          </table:table-cell>
          <table:table-cell office:value-type="float" office:value="82398" calcext:value-type="float">
            <text:p>82398</text:p>
          </table:table-cell>
          <table:table-cell table:formula="of:=[.C91]-[.C90]" office:value-type="float" office:value="0.0125" calcext:value-type="float">
            <text:p>0,0125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23704" calcext:value-type="float">
            <text:p>1,23704</text:p>
          </table:table-cell>
          <table:table-cell office:value-type="float" office:value="1.17436" calcext:value-type="float">
            <text:p>1,17436</text:p>
          </table:table-cell>
          <table:table-cell office:value-type="float" office:value="94296254" calcext:value-type="float">
            <text:p>94296254</text:p>
          </table:table-cell>
          <table:table-cell office:value-type="float" office:value="82.2253" calcext:value-type="float">
            <text:p>82,2253</text:p>
          </table:table-cell>
          <table:table-cell table:formula="of:=[.C92]-[.C91]" office:value-type="float" office:value="0.01251" calcext:value-type="float">
            <text:p>0,0125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24961" calcext:value-type="float">
            <text:p>1,24961</text:p>
          </table:table-cell>
          <table:table-cell office:value-type="float" office:value="1.18693" calcext:value-type="float">
            <text:p>1,18693</text:p>
          </table:table-cell>
          <table:table-cell office:value-type="float" office:value="95321451" calcext:value-type="float">
            <text:p>95321451</text:p>
          </table:table-cell>
          <table:table-cell office:value-type="float" office:value="81.9013" calcext:value-type="float">
            <text:p>81,9013</text:p>
          </table:table-cell>
          <table:table-cell table:formula="of:=[.C93]-[.C92]" office:value-type="float" office:value="0.01257" calcext:value-type="float">
            <text:p>0,01257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26343" calcext:value-type="float">
            <text:p>1,26343</text:p>
          </table:table-cell>
          <table:table-cell office:value-type="float" office:value="1.20036" calcext:value-type="float">
            <text:p>1,20036</text:p>
          </table:table-cell>
          <table:table-cell office:value-type="float" office:value="96341207" calcext:value-type="float">
            <text:p>96341207</text:p>
          </table:table-cell>
          <table:table-cell office:value-type="float" office:value="76258" calcext:value-type="float">
            <text:p>76258</text:p>
          </table:table-cell>
          <table:table-cell table:formula="of:=[.C94]-[.C93]" office:value-type="float" office:value="0.0134300000000001" calcext:value-type="float">
            <text:p>0,0134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27593" calcext:value-type="float">
            <text:p>1,27593</text:p>
          </table:table-cell>
          <table:table-cell office:value-type="float" office:value="1.21284" calcext:value-type="float">
            <text:p>1,21284</text:p>
          </table:table-cell>
          <table:table-cell office:value-type="float" office:value="97365882" calcext:value-type="float">
            <text:p>97365882</text:p>
          </table:table-cell>
          <table:table-cell office:value-type="float" office:value="82.4064" calcext:value-type="float">
            <text:p>82,4064</text:p>
          </table:table-cell>
          <table:table-cell table:formula="of:=[.C95]-[.C94]" office:value-type="float" office:value="0.0124799999999998" calcext:value-type="float">
            <text:p>0,0124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28845" calcext:value-type="float">
            <text:p>1,28845</text:p>
          </table:table-cell>
          <table:table-cell office:value-type="float" office:value="1.22536" calcext:value-type="float">
            <text:p>1,22536</text:p>
          </table:table-cell>
          <table:table-cell office:value-type="float" office:value="98391127" calcext:value-type="float">
            <text:p>98391127</text:p>
          </table:table-cell>
          <table:table-cell office:value-type="float" office:value="82.2798" calcext:value-type="float">
            <text:p>82,2798</text:p>
          </table:table-cell>
          <table:table-cell table:formula="of:=[.C96]-[.C95]" office:value-type="float" office:value="0.0125200000000001" calcext:value-type="float">
            <text:p>0,0125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30095" calcext:value-type="float">
            <text:p>1,30095</text:p>
          </table:table-cell>
          <table:table-cell office:value-type="float" office:value="1.23786" calcext:value-type="float">
            <text:p>1,23786</text:p>
          </table:table-cell>
          <table:table-cell office:value-type="float" office:value="99416596" calcext:value-type="float">
            <text:p>99416596</text:p>
          </table:table-cell>
          <table:table-cell office:value-type="float" office:value="82.3767" calcext:value-type="float">
            <text:p>82,3767</text:p>
          </table:table-cell>
          <table:table-cell table:formula="of:=[.C97]-[.C96]" office:value-type="float" office:value="0.0125" calcext:value-type="float">
            <text:p>0,0125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31344" calcext:value-type="float">
            <text:p>1,31344</text:p>
          </table:table-cell>
          <table:table-cell office:value-type="float" office:value="1.25035" calcext:value-type="float">
            <text:p>1,25035</text:p>
          </table:table-cell>
          <table:table-cell office:value-type="float" office:value="100441800" calcext:value-type="float">
            <text:p>100441800</text:p>
          </table:table-cell>
          <table:table-cell office:value-type="float" office:value="82.3951" calcext:value-type="float">
            <text:p>82,3951</text:p>
          </table:table-cell>
          <table:table-cell table:formula="of:=[.C98]-[.C97]" office:value-type="float" office:value="0.0124900000000001" calcext:value-type="float">
            <text:p>0,01249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32592" calcext:value-type="float">
            <text:p>1,32592</text:p>
          </table:table-cell>
          <table:table-cell office:value-type="float" office:value="1.26283" calcext:value-type="float">
            <text:p>1,26283</text:p>
          </table:table-cell>
          <table:table-cell office:value-type="float" office:value="101467205" calcext:value-type="float">
            <text:p>101467205</text:p>
          </table:table-cell>
          <table:table-cell office:value-type="float" office:value="82.4784" calcext:value-type="float">
            <text:p>82,4784</text:p>
          </table:table-cell>
          <table:table-cell table:formula="of:=[.C99]-[.C98]" office:value-type="float" office:value="0.01248" calcext:value-type="float">
            <text:p>0,01248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33841" calcext:value-type="float">
            <text:p>1,33841</text:p>
          </table:table-cell>
          <table:table-cell office:value-type="float" office:value="1.27532" calcext:value-type="float">
            <text:p>1,27532</text:p>
          </table:table-cell>
          <table:table-cell office:value-type="float" office:value="102492273" calcext:value-type="float">
            <text:p>102492273</text:p>
          </table:table-cell>
          <table:table-cell office:value-type="float" office:value="82.4239" calcext:value-type="float">
            <text:p>82,4239</text:p>
          </table:table-cell>
          <table:table-cell table:formula="of:=[.C100]-[.C99]" office:value-type="float" office:value="0.0124899999999999" calcext:value-type="float">
            <text:p>0,01249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AVERAGE([.F1:.F100])" office:value-type="float" office:value="0.0126656666666667" calcext:value-type="float">
            <text:p>0,0126656667</text:p>
          </table:table-cell>
          <table:table-cell table:style-name="ce2" table:formula="of:=STDEV([.F1:.F100])" office:value-type="float" office:value="0.00128405611327574" calcext:value-type="float">
            <text:p>0,00128405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1T19:31:28.937873659</dc:date>
    <meta:editing-duration>PT10M</meta:editing-duration>
    <meta:editing-cycles>2</meta:editing-cycles>
    <meta:generator>LibreOffice/5.1.6.2$Linux_X86_64 LibreOffice_project/10m0$Build-2</meta:generator>
    <meta:document-statistic meta:table-count="4" meta:cell-count="2404" meta:object-count="0"/>
  </office:meta>
</office:document-meta>
</file>